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Consolas1" svg:font-family="Consolas, Monaco, 'Andale Mono', 'Ubuntu Mono', monospace"/>
    <style:font-face style:name="Inconsolata" svg:font-family="Inconsolata, consolas, monospace"/>
    <style:font-face style:name="Lato" svg:font-family="Lato, 'Helvetica Neue', Arial, Helvetica, sans-serif"/>
    <style:font-face style:name="Open Sans" svg:font-family="'Open Sans', Lato, sans-serif"/>
    <style:font-face style:name="OpenSymbol" svg:font-family="Open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inherit" svg:font-family="inherit"/>
    <style:font-face style:name="monospace1" svg:font-family="monospace"/>
    <style:font-face style:name="monospace" svg:font-family="monospace, monospace"/>
    <style:font-face style:name="var theme-post-body-font-family" svg:font-family="'var theme-post-body-font-family'"/>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style:use-window-font-color="true"/>
    </style:style>
    <style:style style:name="P4" style:family="paragraph" style:parent-style-name="Text_20_body">
      <style:paragraph-properties fo:margin-left="0cm" fo:margin-right="0cm" fo:margin-top="0cm" fo:margin-bottom="0cm" fo:line-height="140%" fo:text-align="start" style:justify-single-word="false" fo:orphans="2" fo:widows="2" fo:text-indent="0cm" style:auto-text-indent="false" fo:padding="0cm" fo:border="none"/>
      <style:text-properties fo:font-variant="normal" fo:text-transform="none" fo:color="#232629" style:font-name="var theme-post-body-font-family" fo:font-size="9.75pt" fo:letter-spacing="normal" fo:font-style="normal" fo:font-weight="normal"/>
    </style:style>
    <style:style style:name="P5" style:family="paragraph" style:parent-style-name="Standard">
      <style:paragraph-properties fo:margin-left="0cm" fo:margin-right="0cm" fo:margin-top="0cm" fo:margin-bottom="0cm" fo:text-indent="0cm" style:auto-text-indent="false" fo:padding="0cm" fo:border="none"/>
    </style:style>
    <style:style style:name="P6" style:family="paragraph" style:parent-style-name="Standard">
      <style:paragraph-properties fo:margin-left="0cm" fo:margin-right="0cm" fo:margin-top="0cm" fo:margin-bottom="0cm" fo:orphans="2" fo:widows="2" fo:text-indent="0cm" style:auto-text-indent="false" fo:padding="0cm" fo:border="none"/>
      <style:text-properties style:use-window-font-color="true" style:font-name="Consolas" fo:font-size="9pt" fo:font-weight="normal" fo:background-color="#252e38"/>
    </style:style>
    <style:style style:name="P7" style:family="paragraph" style:parent-style-name="Standard">
      <style:paragraph-properties fo:margin-left="0cm" fo:margin-right="0cm" fo:margin-top="0cm" fo:margin-bottom="0cm" fo:line-height="140%" fo:text-align="start" style:justify-single-word="false" fo:orphans="2" fo:widows="2" fo:text-indent="0cm" style:auto-text-indent="false" fo:padding="0cm" fo:border="none"/>
      <style:text-properties fo:font-variant="normal" fo:text-transform="none" fo:color="#232629" style:font-name="var theme-post-body-font-family" fo:font-size="9.75pt" fo:letter-spacing="normal" fo:font-style="normal" fo:font-weight="normal" fo:background-color="#d2322d"/>
    </style:style>
    <style:style style:name="P8" style:family="paragraph" style:parent-style-name="Standard">
      <style:paragraph-properties fo:margin-left="0cm" fo:margin-right="0cm" fo:margin-top="0cm" fo:margin-bottom="0cm" style:line-height-at-least="0.556cm" fo:orphans="2" fo:widows="2" fo:text-indent="0cm" style:auto-text-indent="false" fo:padding="0cm" fo:border="none"/>
      <style:text-properties fo:font-variant="normal" fo:text-transform="none" fo:color="#7e8082" style:font-name="Open Sans" fo:font-size="10.5pt" fo:letter-spacing="normal" fo:font-style="normal" fo:font-weight="normal" fo:background-color="#ffffff"/>
    </style:style>
    <style:style style:name="P9"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style>
    <style:style style:name="P10" style:family="paragraph" style:parent-style-name="Standard">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text-properties fo:font-variant="normal" fo:text-transform="none" fo:color="#ffffff" style:font-name="Lato" fo:font-size="10.5pt" fo:letter-spacing="normal" fo:font-style="normal" fo:font-weight="bold" fo:background-color="#d2322d"/>
    </style:style>
    <style:style style:name="P11" style:family="paragraph" style:parent-style-name="Standard">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fo:color="#ffffff" style:font-name="Lato" fo:font-size="10.5pt" fo:letter-spacing="normal" fo:font-style="normal" fo:font-weight="bold" fo:background-color="#d2322d"/>
    </style:style>
    <style:style style:name="P12" style:family="paragraph" style:parent-style-name="Standard">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text-properties fo:font-variant="normal" fo:text-transform="none" fo:color="#ffffff" style:font-name="Lato" fo:font-size="10.5pt" fo:letter-spacing="normal" fo:font-style="normal" fo:font-weight="bold" fo:background-color="#47a447"/>
    </style:style>
    <style:style style:name="P13" style:family="paragraph" style:parent-style-name="Standard">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text-properties fo:color="#ffffff" style:font-name="Lato" fo:font-weight="bold" fo:background-color="#47a447"/>
    </style:style>
    <style:style style:name="P14" style:family="paragraph" style:parent-style-name="Text_20_body">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5" style:family="paragraph" style:parent-style-name="Text_20_body">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style>
    <style:style style:name="P16" style:family="paragraph" style:parent-style-name="Text_20_body">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7" style:family="paragraph" style:parent-style-name="Text_20_body">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text-properties style:font-name="Lato" fo:font-weight="bold"/>
    </style:style>
    <style:style style:name="P18" style:family="paragraph" style:parent-style-name="Standard">
      <style:paragraph-properties fo:margin-left="0cm" fo:margin-right="0cm" fo:margin-top="0cm" fo:margin-bottom="0cm" fo:line-height="100%" fo:orphans="2" fo:widows="2" fo:text-indent="0cm" style:auto-text-indent="false" fo:padding="0.049cm" fo:border="0.002cm solid #000000"/>
      <style:text-properties fo:font-variant="normal" fo:text-transform="none" style:font-name="Lato" fo:font-size="10.5pt" fo:letter-spacing="normal" fo:font-style="normal" fo:font-weight="bold" fo:background-color="#e8e8e8"/>
    </style:style>
    <style:style style:name="P19" style:family="paragraph" style:parent-style-name="Standard">
      <style:paragraph-properties fo:margin-left="0cm" fo:margin-right="0cm" fo:margin-top="0cm" fo:margin-bottom="0cm" fo:line-height="100%" fo:text-indent="0cm" style:auto-text-indent="false" fo:padding="0.049cm" fo:border="0.002cm solid #000000"/>
      <style:text-properties fo:font-weight="bold" fo:background-color="#e8e8e8"/>
    </style:style>
    <style:style style:name="P20" style:family="paragraph" style:parent-style-name="Preformatted_20_Text">
      <style:paragraph-properties fo:margin-left="0cm" fo:margin-right="0cm" fo:margin-top="0cm" fo:margin-bottom="0cm" fo:line-height="150%" fo:text-align="start" style:justify-single-word="false" fo:text-indent="0cm" style:auto-text-indent="false" fo:background-color="#f5f2f0" fo:padding="0cm" fo:border="none">
        <style:background-image/>
      </style:paragraph-properties>
      <style:text-properties fo:font-weight="bold"/>
    </style:style>
    <style:style style:name="P21" style:family="paragraph" style:parent-style-name="Preformatted_20_Text">
      <style:paragraph-properties fo:margin-left="0cm" fo:margin-right="0cm" fo:margin-top="0cm" fo:margin-bottom="0cm" fo:line-height="150%" fo:text-align="start" style:justify-single-word="false" fo:text-indent="0cm" style:auto-text-indent="false" fo:background-color="#f5f2f0" fo:padding="0cm" fo:border="none">
        <style:background-image/>
      </style:paragraph-properties>
    </style:style>
    <style:style style:name="P22"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f5f2f0" fo:padding="0cm" fo:border="none">
        <style:background-image/>
      </style:paragraph-properties>
    </style:style>
    <style:style style:name="P23" style:family="paragraph" style:parent-style-name="Standard">
      <style:paragraph-properties fo:margin-left="0cm" fo:margin-right="0cm" fo:margin-top="0cm" fo:margin-bottom="0cm" style:line-height-at-least="0.556cm" fo:orphans="2" fo:widows="2" fo:text-indent="0cm" style:auto-text-indent="false" fo:padding="0.053cm" fo:border="0.002cm solid #f2bb13"/>
    </style:style>
    <style:style style:name="P24" style:family="paragraph" style:parent-style-name="Heading_20_3">
      <style:paragraph-properties fo:margin-left="0cm" fo:margin-right="0cm" fo:margin-top="1.058cm" fo:margin-bottom="0.212cm" fo:line-height="100%" fo:orphans="2" fo:widows="2" fo:text-indent="0cm" style:auto-text-indent="false" fo:padding="0cm" fo:border="none"/>
      <style:text-properties fo:font-variant="normal" fo:text-transform="none" fo:color="#d2322d" style:font-name="Lato" fo:font-size="10.5pt" fo:letter-spacing="normal" fo:font-style="normal" fo:font-weight="bold"/>
    </style:style>
    <style:style style:name="P25" style:family="paragraph" style:parent-style-name="Heading_20_3">
      <style:paragraph-properties fo:margin-left="0cm" fo:margin-right="0cm" fo:margin-top="1.058cm" fo:margin-bottom="0.212cm" fo:line-height="100%" fo:orphans="2" fo:widows="2" fo:text-indent="0cm" style:auto-text-indent="false" fo:padding="0cm" fo:border="none"/>
      <style:text-properties fo:font-variant="normal" fo:text-transform="none" style:font-name="Lato" fo:font-size="10.5pt" fo:letter-spacing="normal" fo:font-style="normal" fo:font-weight="bold"/>
    </style:style>
    <style:style style:name="P26" style:family="paragraph" style:parent-style-name="Heading_20_3">
      <style:paragraph-properties fo:margin-left="0cm" fo:margin-right="0cm" fo:margin-top="1.058cm" fo:margin-bottom="0.212cm" fo:line-height="100%" fo:orphans="2" fo:widows="2" fo:text-indent="0cm" style:auto-text-indent="false" fo:padding="0cm" fo:border="none"/>
      <style:text-properties fo:font-variant="normal" fo:text-transform="none" fo:color="#47a447" style:font-name="Lato" fo:font-size="10.5pt" fo:letter-spacing="normal" fo:font-style="normal" fo:font-weight="bold"/>
    </style:style>
    <style:style style:name="P27" style:family="paragraph" style:parent-style-name="Heading_20_3">
      <style:paragraph-properties fo:margin-left="0cm" fo:margin-right="0cm" fo:margin-top="1.058cm" fo:margin-bottom="0.212cm" fo:line-height="100%" fo:text-indent="0cm" style:auto-text-indent="false" fo:padding="0cm" fo:border="none"/>
      <style:text-properties fo:color="#47a447" style:font-name="Lato" fo:font-weight="bold"/>
    </style:style>
    <style:style style:name="P28" style:family="paragraph" style:parent-style-name="Heading_20_3">
      <style:paragraph-properties fo:margin-left="0cm" fo:margin-right="0cm" fo:margin-top="1.058cm" fo:margin-bottom="0.212cm" fo:line-height="100%" fo:text-indent="0cm" style:auto-text-indent="false" fo:padding="0cm" fo:border="none"/>
      <style:text-properties style:font-name="Lato" fo:font-weight="bold"/>
    </style:style>
    <style:style style:name="P29" style:family="paragraph" style:parent-style-name="Heading_20_3">
      <style:paragraph-properties fo:margin-left="0cm" fo:margin-right="0cm" fo:margin-top="1.058cm" fo:margin-bottom="0.212cm" fo:line-height="100%" fo:text-indent="0cm" style:auto-text-indent="false" fo:padding="0cm" fo:border="none"/>
      <style:text-properties fo:color="#d2322d" style:font-name="Lato" fo:font-weight="bold"/>
    </style:style>
    <style:style style:name="P30" style:family="paragraph" style:parent-style-name="Standard">
      <style:paragraph-properties fo:margin-left="0cm" fo:margin-right="0cm" fo:margin-top="1.058cm" fo:margin-bottom="0.212cm" fo:line-height="100%" fo:text-indent="0cm" style:auto-text-indent="false" fo:padding="0cm" fo:border="none"/>
      <style:text-properties fo:font-variant="normal" fo:text-transform="none" fo:color="#ffffff" style:font-name="Lato" fo:font-size="10.5pt" fo:letter-spacing="normal" fo:font-style="normal" fo:font-weight="bold" fo:background-color="#47a447"/>
    </style:style>
    <style:style style:name="P31" style:family="paragraph" style:parent-style-name="Standard">
      <style:paragraph-properties fo:margin-left="0cm" fo:margin-right="0cm" fo:margin-top="1.058cm" fo:margin-bottom="0.212cm" fo:line-height="100%" fo:text-indent="0cm" style:auto-text-indent="false" fo:padding="0cm" fo:border="none"/>
      <style:text-properties fo:color="#ffffff" style:font-name="Lato" fo:font-weight="bold" fo:background-color="#d2322d"/>
    </style:style>
    <style:style style:name="P32" style:family="paragraph" style:parent-style-name="Preformatted_20_Text">
      <style:paragraph-properties fo:margin-left="0cm" fo:margin-right="0cm" fo:line-height="150%" fo:text-align="start" style:justify-single-word="false" fo:orphans="2" fo:widows="2" fo:text-indent="0cm" style:auto-text-indent="false" fo:background-color="#f5f2f0" fo:padding="0cm" fo:border="none">
        <style:background-image/>
      </style:paragraph-properties>
    </style:style>
    <style:style style:name="P33" style:family="paragraph" style:parent-style-name="Heading_20_3">
      <style:paragraph-properties fo:margin-left="0cm" fo:margin-right="0cm" fo:margin-top="0.559cm" fo:margin-bottom="0.21cm" fo:line-height="100%" fo:text-indent="0cm" style:auto-text-indent="false" fo:padding="0cm" fo:border="none"/>
      <style:text-properties style:use-window-font-color="true" style:font-name="Arial" fo:font-size="14pt" fo:font-weight="normal" fo:background-color="transparent" style:font-size-asian="14pt" style:font-weight-asian="normal" style:font-size-complex="14pt" style:font-weight-complex="normal"/>
    </style:style>
    <style:style style:name="P34" style:family="paragraph" style:parent-style-name="Text_20_body">
      <style:paragraph-properties fo:margin-left="0cm" fo:margin-right="0cm" fo:margin-top="0.559cm" fo:margin-bottom="0.21cm" fo:line-height="100%" fo:text-indent="0cm" style:auto-text-indent="false" fo:padding="0cm" fo:border="none"/>
      <style:text-properties style:use-window-font-color="true" style:font-name="Arial" fo:font-size="14pt" fo:font-weight="normal" fo:background-color="transparent" style:font-size-asian="14pt" style:font-weight-asian="normal" style:font-size-complex="14pt" style:font-weight-complex="normal"/>
    </style:style>
    <style:style style:name="P35" style:family="paragraph" style:parent-style-name="Standard">
      <style:paragraph-properties fo:margin-top="0cm" fo:margin-bottom="0cm"/>
      <style:text-properties fo:color="#414042" style:font-name="Helvetica" fo:font-size="12pt" style:font-name-asian="Times New Roman1" style:font-size-asian="12pt" style:language-asian="fr" style:country-asian="FR" style:font-name-complex="Helvetica1" style:font-size-complex="12pt"/>
    </style:style>
    <style:style style:name="P36" style:family="paragraph" style:parent-style-name="Standard">
      <style:paragraph-properties fo:margin-top="0cm" fo:margin-bottom="0cm" style:line-height-at-least="0.423cm"/>
      <style:text-properties fo:color="#d4d4d4" style:font-name="Consolas" fo:font-size="9pt" fo:font-weight="normal" fo:background-color="#252e38"/>
    </style:style>
    <style:style style:name="P37" style:family="paragraph" style:parent-style-name="Standard">
      <style:paragraph-properties fo:margin-top="0cm" fo:margin-bottom="0cm" style:line-height-at-least="0.423cm"/>
      <style:text-properties fo:color="#d4d4d4" fo:background-color="#252e38"/>
    </style:style>
    <style:style style:name="P38" style:family="paragraph" style:parent-style-name="Standard">
      <style:paragraph-properties fo:margin-top="0cm" fo:margin-bottom="0cm" style:line-height-at-least="0.423cm"/>
      <style:text-properties fo:color="#6a9955" style:font-name="Consolas" fo:font-size="9pt" fo:font-weight="normal" fo:background-color="#252e38"/>
    </style:style>
    <style:style style:name="P39" style:family="paragraph" style:parent-style-name="Standard">
      <style:paragraph-properties fo:margin-top="0cm" fo:margin-bottom="0cm" style:line-height-at-least="0.423cm"/>
    </style:style>
    <style:style style:name="P40" style:family="paragraph" style:parent-style-name="Standard">
      <style:paragraph-properties fo:margin-top="0cm" fo:margin-bottom="0cm" style:line-height-at-least="0.423cm"/>
      <style:text-properties fo:color="#569cd6" style:font-name="Consolas" fo:font-size="9pt" fo:font-weight="normal" fo:background-color="#252e38"/>
    </style:style>
    <style:style style:name="P41" style:family="paragraph" style:parent-style-name="Standard">
      <style:paragraph-properties fo:margin-top="0cm" fo:margin-bottom="0cm" style:line-height-at-least="0.423cm"/>
      <style:text-properties fo:color="#000000" style:font-name="Consolas" fo:font-size="9pt" fo:font-weight="normal" fo:background-color="#ffffff"/>
    </style:style>
    <style:style style:name="P42" style:family="paragraph" style:parent-style-name="Text_20_body">
      <style:paragraph-properties fo:margin-top="0cm" fo:margin-bottom="0cm"/>
      <style:text-properties fo:color="#414042" style:font-name="Helvetica" fo:font-size="12pt" style:font-name-asian="Times New Roman1" style:font-size-asian="12pt" style:language-asian="fr" style:country-asian="FR" style:font-name-complex="Helvetica1" style:font-size-complex="12pt"/>
    </style:style>
    <style:style style:name="P43" style:family="paragraph" style:parent-style-name="Heading_20_2">
      <style:paragraph-properties fo:margin-top="0cm" fo:margin-bottom="0cm" fo:orphans="2" fo:widows="2" fo:padding="0cm" fo:border="none"/>
      <style:text-properties fo:font-variant="normal" fo:text-transform="none" style:font-name="Lato" fo:font-size="10.5pt" fo:letter-spacing="normal" fo:font-style="normal" fo:font-weight="bold"/>
    </style:style>
    <style:style style:name="P44" style:family="paragraph" style:parent-style-name="Heading_20_2">
      <style:paragraph-properties fo:margin-top="0cm" fo:margin-bottom="0cm" fo:padding="0cm" fo:border="none"/>
      <style:text-properties style:font-name="Lato" fo:font-weight="bold"/>
    </style:style>
    <style:style style:name="P45" style:family="paragraph" style:parent-style-name="Text_20_body">
      <style:paragraph-properties fo:margin-top="0cm" fo:margin-bottom="0cm" fo:padding="0cm" fo:border="none"/>
      <style:text-properties fo:color="#bbbbbb"/>
    </style:style>
    <style:style style:name="P46" style:family="paragraph" style:parent-style-name="Text_20_body">
      <style:paragraph-properties fo:margin-top="0cm" fo:margin-bottom="0cm" fo:orphans="2" fo:widows="2" fo:padding="0cm" fo:border="none"/>
      <style:text-properties fo:font-variant="normal" fo:text-transform="none" fo:color="#bbbbbb" style:font-name="Lato" fo:font-size="10.5pt" fo:letter-spacing="normal" fo:font-style="normal" fo:font-weight="normal"/>
    </style:style>
    <style:style style:name="P47" style:family="paragraph" style:parent-style-name="Text_20_body">
      <style:paragraph-properties fo:margin-top="0cm" fo:margin-bottom="0cm" style:line-height-at-least="0.503cm" fo:orphans="2" fo:widows="2" fo:padding="0cm" fo:border="none"/>
      <style:text-properties fo:font-variant="normal" fo:text-transform="none" fo:color="#20252a" style:font-name="Open Sans" fo:font-size="10.5pt" fo:letter-spacing="normal" fo:font-style="normal" fo:font-weight="normal" fo:background-color="#ffffff"/>
    </style:style>
    <style:style style:name="P48" style:family="paragraph" style:parent-style-name="Text_20_body">
      <style:paragraph-properties fo:margin-top="0cm" fo:margin-bottom="0cm" style:line-height-at-least="0.503cm" fo:orphans="2" fo:widows="2" fo:padding="0cm" fo:border="none"/>
    </style:style>
    <style:style style:name="P49" style:family="paragraph" style:parent-style-name="Preformatted_20_Text">
      <style:paragraph-properties fo:margin-top="0cm" fo:margin-bottom="0cm" fo:text-align="start" style:justify-single-word="false" fo:orphans="2" fo:widows="2" fo:padding="0cm" fo:border="none"/>
    </style:style>
    <style:style style:name="P50" style:family="paragraph" style:parent-style-name="Standard">
      <style:paragraph-properties fo:margin-top="0cm" fo:margin-bottom="0cm" style:line-height-at-least="0.556cm" fo:orphans="2" fo:widows="2" fo:padding="0cm" fo:border="none"/>
      <style:text-properties fo:font-variant="normal" fo:text-transform="none" fo:color="#7e8082" fo:letter-spacing="normal" fo:background-color="#ffffff"/>
    </style:style>
    <style:style style:name="P51" style:family="paragraph" style:parent-style-name="Standard">
      <style:paragraph-properties fo:margin-top="0cm" fo:margin-bottom="0cm" style:line-height-at-least="0.556cm" fo:text-align="center" style:justify-single-word="false" fo:orphans="2" fo:widows="2" fo:padding="0cm" fo:border="none"/>
      <style:text-properties fo:font-variant="normal" fo:text-transform="none" fo:color="#7e8082" fo:letter-spacing="normal" fo:background-color="#ffffff"/>
    </style:style>
    <style:style style:name="P52" style:family="paragraph" style:parent-style-name="Standard">
      <style:paragraph-properties fo:margin-top="0cm" fo:margin-bottom="0cm" style:line-height-at-least="0.556cm" fo:text-align="center" style:justify-single-word="false" fo:orphans="2" fo:widows="2" fo:padding="0cm" fo:border="none"/>
      <style:text-properties fo:font-variant="normal" fo:text-transform="none" fo:color="#7e8082" style:font-name="Open Sans" fo:font-size="8.25pt" fo:letter-spacing="normal" fo:font-style="normal" fo:font-weight="normal" fo:background-color="#ffffff"/>
    </style:style>
    <style:style style:name="P53" style:family="paragraph" style:parent-style-name="Standard">
      <style:paragraph-properties fo:margin-top="0cm" fo:margin-bottom="0cm" style:line-height-at-least="0.556cm" fo:orphans="2" fo:widows="2" fo:padding="0cm" fo:border="none"/>
    </style:style>
    <style:style style:name="P54" style:family="paragraph" style:parent-style-name="Preformatted_20_Text">
      <style:paragraph-properties fo:margin-top="0cm" fo:margin-bottom="0cm" fo:line-height="150%" fo:text-align="start" style:justify-single-word="false" fo:background-color="#f5f2f0" fo:padding="0cm" fo:border="none">
        <style:background-image/>
      </style:paragraph-properties>
    </style:style>
    <style:style style:name="P55" style:family="paragraph" style:parent-style-name="Preformatted_20_Text">
      <style:paragraph-properties fo:margin-top="0cm" fo:margin-bottom="0cm" fo:line-height="150%" fo:text-align="start" style:justify-single-word="false" fo:orphans="2" fo:widows="2" fo:background-color="#f5f2f0" fo:padding="0cm" fo:border="none">
        <style:background-image/>
      </style:paragraph-properties>
    </style:style>
    <style:style style:name="P56" style:family="paragraph" style:parent-style-name="Standard">
      <style:paragraph-properties fo:margin-top="0cm" fo:margin-bottom="0cm" style:line-height-at-least="0.556cm" fo:orphans="2" fo:widows="2" fo:padding="0.053cm" fo:border="0.002cm solid #f2bb13"/>
    </style:style>
    <style:style style:name="P57" style:family="paragraph" style:parent-style-name="Text_20_body">
      <style:paragraph-properties fo:margin-top="0cm" fo:margin-bottom="0cm" style:line-height-at-least="0.503cm" fo:orphans="2" fo:widows="2" fo:padding="0.053cm" fo:border="0.002cm solid #f2bb13"/>
    </style:style>
    <style:style style:name="P58" style:family="paragraph" style:parent-style-name="Preformatted_20_Text">
      <style:paragraph-properties fo:margin-left="0.265cm" fo:margin-right="0.265cm" fo:margin-top="0.265cm" fo:margin-bottom="0.132cm" fo:orphans="2" fo:widows="2" fo:text-indent="0cm" style:auto-text-indent="false" fo:background-color="#f2f2f2" fo:padding-left="0.397cm" fo:padding-right="0.397cm" fo:padding-top="0.265cm" fo:padding-bottom="0.265cm" fo:border="0.002cm solid #dadada">
        <style:background-image/>
      </style:paragraph-properties>
      <style:text-properties fo:font-variant="normal" fo:text-transform="none" fo:color="#454c55" style:font-name="Inconsolata" fo:font-size="10.5pt" fo:letter-spacing="normal" fo:font-style="normal" fo:font-weight="normal"/>
    </style:style>
    <style:style style:name="P59" style:family="paragraph" style:parent-style-name="Preformatted_20_Text">
      <style:paragraph-properties fo:margin-left="0.265cm" fo:margin-right="0.265cm" fo:margin-top="0.265cm" fo:margin-bottom="0.132cm" fo:orphans="2" fo:widows="2" fo:text-indent="0cm" style:auto-text-indent="false" fo:background-color="#f2f2f2" fo:padding-left="0.397cm" fo:padding-right="0.397cm" fo:padding-top="0.265cm" fo:padding-bottom="0.265cm" fo:border="0.002cm solid #dadada">
        <style:background-image/>
      </style:paragraph-properties>
      <style:text-properties fo:font-variant="normal" fo:text-transform="none" fo:color="#454c55" fo:letter-spacing="normal"/>
    </style:style>
    <style:style style:name="P60" style:family="paragraph" style:parent-style-name="Preformatted_20_Text">
      <style:paragraph-properties fo:margin-top="0cm" fo:margin-bottom="0.499cm" fo:line-height="150%" fo:text-align="start" style:justify-single-word="false" fo:orphans="2" fo:widows="2" fo:background-color="#f5f2f0" fo:padding="0cm" fo:border="none">
        <style:background-image/>
      </style:paragraph-properties>
    </style:style>
    <style:style style:name="P61" style:family="paragraph" style:parent-style-name="Preformatted_20_Text">
      <style:paragraph-properties fo:line-height="150%" fo:text-align="start" style:justify-single-word="false" fo:orphans="2" fo:widows="2" fo:background-color="#f5f2f0" fo:padding="0cm" fo:border="none">
        <style:background-image/>
      </style:paragraph-properties>
    </style:style>
    <style:style style:name="P62" style:family="paragraph" style:parent-style-name="Preformatted_20_Text">
      <style:text-properties style:use-window-font-color="true" style:font-name="Arial" fo:font-size="14pt" fo:background-color="transparent" style:font-size-asian="14pt" style:font-size-complex="14pt"/>
    </style:style>
    <style:style style:name="P63" style:family="paragraph" style:parent-style-name="Standard">
      <style:paragraph-properties fo:margin-top="1.058cm" fo:margin-bottom="0.212cm" fo:padding="0cm" fo:border="none"/>
      <style:text-properties fo:color="#bbbbbb" style:font-name="Lato" fo:font-weight="bold" fo:background-color="#d2322d"/>
    </style:style>
    <style:style style:name="P64" style:family="paragraph" style:parent-style-name="Standard">
      <style:text-properties fo:font-variant="normal" fo:text-transform="none" fo:color="#232629" style:font-name="var theme-post-body-font-family" fo:font-size="9.75pt" fo:letter-spacing="normal" fo:font-style="normal" fo:font-weight="normal" fo:background-color="#47a447"/>
    </style:style>
    <style:style style:name="P65" style:family="paragraph" style:parent-style-name="Standard">
      <style:text-properties fo:font-variant="normal" fo:text-transform="none" fo:color="#000000" style:font-name="Open Sans" fo:font-size="14pt" fo:letter-spacing="normal" fo:font-style="normal" fo:font-weight="normal"/>
    </style:style>
    <style:style style:name="P66" style:family="paragraph" style:parent-style-name="Standard">
      <style:text-properties fo:font-variant="normal" fo:text-transform="none" fo:color="#7e8082" style:font-name="Open Sans" fo:font-size="10.5pt" fo:letter-spacing="normal" fo:font-style="normal" fo:font-weight="normal" fo:background-color="transparent" style:font-size-asian="14pt" style:font-size-complex="14pt"/>
    </style:style>
    <style:style style:name="P67" style:family="paragraph" style:parent-style-name="Standard">
      <style:text-properties fo:font-variant="normal" fo:text-transform="none" fo:color="#7e8082" style:font-name="Open Sans" fo:font-size="10.5pt" fo:letter-spacing="normal" fo:font-style="normal" fo:font-weight="bold" fo:background-color="transparent" style:font-size-asian="14pt" style:font-weight-asian="bold" style:font-size-complex="14pt" style:font-weight-complex="bold"/>
    </style:style>
    <style:style style:name="P68" style:family="paragraph" style:parent-style-name="Standard">
      <style:text-properties style:use-window-font-color="true" style:font-name="Arial" fo:font-size="14pt" fo:background-color="transparent" style:font-size-asian="14pt" style:font-size-complex="14pt"/>
    </style:style>
    <style:style style:name="P69" style:family="paragraph" style:parent-style-name="Standard">
      <style:text-properties style:use-window-font-color="true" style:font-name="Arial" fo:font-size="11pt" fo:font-weight="normal" fo:background-color="#ffffff" style:font-size-asian="11pt" style:font-size-complex="11pt"/>
    </style:style>
    <style:style style:name="P70" style:family="paragraph" style:parent-style-name="Standard">
      <style:text-properties fo:color="#008000" style:font-name="Consolas" fo:font-size="9pt" fo:font-weight="normal" fo:background-color="#ffffff" style:font-size-asian="14pt" style:font-size-complex="14pt"/>
    </style:style>
    <style:style style:name="P71" style:family="paragraph" style:parent-style-name="Standard">
      <style:paragraph-properties fo:margin-left="0cm" fo:margin-right="0.265cm" fo:margin-top="0cm" fo:margin-bottom="0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72" style:family="paragraph" style:parent-style-name="Standard">
      <style:paragraph-properties fo:margin-left="0cm" fo:margin-right="0.397cm" fo:margin-top="0cm" fo:margin-bottom="0cm" fo:orphans="2" fo:widows="2" fo:text-indent="0cm" style:auto-text-indent="false" fo:padding="0cm" fo:border="none"/>
      <style:text-properties fo:font-variant="normal" fo:text-transform="none" fo:color="#7e8082" style:font-name="Open Sans" fo:font-size="9pt" fo:letter-spacing="normal" fo:font-style="normal" fo:font-weight="bold"/>
    </style:style>
    <style:style style:name="P73" style:family="paragraph" style:parent-style-name="Standard">
      <style:paragraph-properties fo:margin-left="0cm" fo:margin-right="0.132cm" fo:margin-top="0cm" fo:margin-bottom="0cm" fo:orphans="2" fo:widows="2" fo:text-indent="0cm" style:auto-text-indent="false" fo:padding="0cm" fo:border="none"/>
      <style:text-properties fo:font-variant="normal" fo:text-transform="none" fo:color="#7e8082" style:font-name="Open Sans" fo:font-size="9pt" fo:letter-spacing="normal" fo:font-style="normal" fo:font-weight="bold"/>
    </style:style>
    <style:style style:name="P74" style:family="paragraph" style:parent-style-name="Heading_20_2">
      <style:text-properties fo:font-variant="normal" fo:text-transform="none" fo:color="#838891" style:font-name="Arial" fo:font-size="14pt" fo:letter-spacing="normal" fo:background-color="#ffffff" style:font-size-asian="14pt" style:font-size-complex="14pt"/>
    </style:style>
    <style:style style:name="P75" style:family="paragraph" style:parent-style-name="Heading_20_2">
      <style:paragraph-properties fo:margin-left="0.053cm" fo:margin-right="0cm" fo:margin-top="0cm" fo:margin-bottom="0.397cm" style:line-height-at-least="0.503cm" fo:orphans="2" fo:widows="2" fo:text-indent="0cm" style:auto-text-indent="false" fo:padding="0cm" fo:border="none"/>
      <style:text-properties fo:font-variant="normal" fo:text-transform="none" fo:color="#838891" fo:letter-spacing="normal" fo:background-color="#ffffff"/>
    </style:style>
    <style:style style:name="P76" style:family="paragraph" style:parent-style-name="Heading_20_2">
      <style:paragraph-properties fo:margin-top="0cm" fo:margin-bottom="0.397cm" style:line-height-at-least="0.503cm" fo:orphans="2" fo:widows="2" fo:padding-left="0cm" fo:padding-right="0cm" fo:padding-top="0.794cm" fo:padding-bottom="0cm" fo:border-left="none" fo:border-right="none" fo:border-top="0.002cm solid #dadada" fo:border-bottom="none"/>
      <style:text-properties fo:font-variant="normal" fo:text-transform="none" fo:color="#838891" style:font-name="Open Sans" fo:font-size="10.5pt" fo:letter-spacing="normal" fo:font-style="normal" fo:font-weight="bold" fo:background-color="#e7e9eb"/>
    </style:style>
    <style:style style:name="P77" style:family="paragraph" style:parent-style-name="Text_20_body">
      <style:text-properties fo:font-variant="normal" fo:text-transform="none" fo:color="#232629" style:font-name="var theme-post-body-font-family" fo:font-size="9.75pt" fo:letter-spacing="normal" fo:font-style="normal" fo:font-weight="normal"/>
    </style:style>
    <style:style style:name="P78" style:family="paragraph" style:parent-style-name="Text_20_body">
      <style:text-properties style:use-window-font-color="true" style:font-name="Arial" fo:font-size="14pt" fo:background-color="transparent" style:font-size-asian="14pt" style:font-size-complex="14pt"/>
    </style:style>
    <style:style style:name="P79" style:family="paragraph" style:parent-style-name="Text_20_body">
      <style:paragraph-properties fo:margin-top="0.559cm" fo:margin-bottom="0.21cm" fo:padding="0cm" fo:border="none"/>
      <style:text-properties style:use-window-font-color="true" style:font-name="Arial" fo:font-size="14pt" fo:font-weight="normal" fo:background-color="transparent" style:font-size-asian="14pt" style:font-weight-asian="normal" style:font-size-complex="14pt" style:font-weight-complex="normal"/>
    </style:style>
    <style:style style:name="P80" style:family="paragraph" style:parent-style-name="Text_20_body">
      <style:paragraph-properties fo:margin-left="0.212cm" fo:margin-right="0.661cm" fo:margin-top="0cm" fo:margin-bottom="0.265cm" style:line-height-at-least="0.503cm" fo:orphans="2" fo:widows="2" fo:text-indent="0cm" style:auto-text-indent="false" fo:padding="0cm" fo:border="none"/>
      <style:text-properties fo:font-variant="normal" fo:text-transform="none" fo:color="#1a99aa" style:font-name="Open Sans" fo:font-size="10.5pt" fo:letter-spacing="normal" fo:font-style="normal" fo:font-weight="bold" fo:background-color="#ffffff"/>
    </style:style>
    <style:style style:name="P81" style:family="paragraph" style:parent-style-name="Text_20_body">
      <style:paragraph-properties fo:margin-top="0.265cm" fo:margin-bottom="0.265cm" style:line-height-at-least="0.503cm" fo:orphans="2" fo:widows="2" fo:padding="0cm" fo:border="none"/>
      <style:text-properties fo:font-variant="normal" fo:text-transform="none" fo:color="#1a99aa" style:font-name="Open Sans" fo:font-size="10.5pt" fo:letter-spacing="normal" fo:font-style="normal" fo:font-weight="normal" fo:background-color="#ffffff"/>
    </style:style>
    <style:style style:name="P82" style:family="paragraph" style:parent-style-name="Heading_20_2">
      <style:text-properties fo:font-variant="normal" fo:text-transform="none" fo:color="#838891" style:font-name="Open Sans" fo:font-size="10.5pt" fo:letter-spacing="normal" fo:font-style="normal" fo:font-weight="bold"/>
    </style:style>
    <style:style style:name="P83" style:family="paragraph" style:parent-style-name="Heading_20_2">
      <style:paragraph-properties fo:margin-left="0cm" fo:margin-right="0cm" fo:margin-top="0cm" fo:margin-bottom="0.397cm" fo:orphans="2" fo:widows="2" fo:text-indent="0cm" style:auto-text-indent="false" fo:padding-left="0cm" fo:padding-right="0cm" fo:padding-top="0.794cm" fo:padding-bottom="0cm" fo:border-left="none" fo:border-right="none" fo:border-top="0.002cm solid #dadada" fo:border-bottom="none"/>
      <style:text-properties fo:font-variant="normal" fo:text-transform="none" fo:color="#838891" style:font-name="Open Sans" fo:font-size="10.5pt" fo:letter-spacing="normal" fo:font-style="normal" fo:font-weight="bold" fo:background-color="#e7e9eb"/>
    </style:style>
    <style:style style:name="P84" style:family="paragraph" style:parent-style-name="Heading_20_2">
      <style:paragraph-properties fo:margin-left="0.053cm" fo:margin-right="0cm" fo:margin-top="0cm" fo:margin-bottom="0.397cm" fo:orphans="2" fo:widows="2" fo:text-indent="0cm" style:auto-text-indent="false" fo:padding="0cm" fo:border="none"/>
      <style:text-properties fo:font-variant="normal" fo:text-transform="none" fo:color="#838891" fo:letter-spacing="normal"/>
    </style:style>
    <style:style style:name="P85" style:family="paragraph" style:parent-style-name="Standard" style:master-page-name="Standard">
      <style:paragraph-properties fo:margin-top="0cm" fo:margin-bottom="0cm" fo:text-align="start" style:justify-single-word="false" style:page-number="auto"/>
      <style:text-properties fo:color="#414042" style:font-name="apple-system" fo:font-size="10.5pt" fo:background-color="transparent"/>
    </style:style>
    <style:style style:name="P86" style:family="paragraph" style:parent-style-name="Standard">
      <style:paragraph-properties fo:margin-top="0cm" fo:margin-bottom="0cm" fo:orphans="2" fo:widows="2" fo:padding="0cm" fo:border="none"/>
      <style:text-properties fo:font-variant="normal" fo:text-transform="none" fo:color="#7e8082" fo:letter-spacing="normal" fo:background-color="#ffffff"/>
    </style:style>
    <style:style style:name="P87" style:family="paragraph" style:parent-style-name="Standard">
      <style:paragraph-properties fo:margin-top="0cm" fo:margin-bottom="0cm" fo:orphans="2" fo:widows="2" fo:padding="0cm" fo:border="none"/>
      <style:text-properties fo:font-variant="normal" fo:text-transform="none" fo:color="#7e8082" style:font-name="Open Sans" fo:font-size="12pt" fo:letter-spacing="normal" fo:font-style="normal" fo:font-weight="normal" fo:background-color="#ffffff"/>
    </style:style>
    <style:style style:name="P88" style:family="paragraph" style:parent-style-name="Standard">
      <style:paragraph-properties fo:margin-left="0cm" fo:margin-right="0.265cm" fo:margin-top="0cm" fo:margin-bottom="0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89" style:family="paragraph" style:parent-style-name="Standard">
      <style:text-properties style:use-window-font-color="true" style:font-name="Arial" fo:font-size="11pt" fo:font-weight="normal" fo:background-color="#ffffff" style:font-size-asian="11pt" style:font-size-complex="11pt"/>
    </style:style>
    <style:style style:name="P90" style:family="paragraph" style:parent-style-name="Standard">
      <style:text-properties fo:font-variant="normal" fo:text-transform="none" fo:color="#000000" style:font-name="Open Sans" fo:font-size="14pt" fo:letter-spacing="normal" fo:font-style="normal" fo:font-weight="normal"/>
    </style:style>
    <style:style style:name="P91" style:family="paragraph" style:parent-style-name="Standard">
      <style:text-properties fo:font-variant="normal" fo:text-transform="none" fo:color="#7e8082" style:font-name="Open Sans" fo:font-size="14pt" fo:letter-spacing="normal" fo:font-style="normal" fo:font-weight="bold"/>
    </style:style>
    <style:style style:name="P92" style:family="paragraph" style:parent-style-name="Standard">
      <style:text-properties fo:font-variant="normal" fo:text-transform="none" fo:color="#7e8082" style:font-name="Open Sans" fo:font-size="10.5pt" fo:letter-spacing="normal" fo:font-style="normal" fo:font-weight="normal"/>
    </style:style>
    <style:style style:name="P93" style:family="paragraph" style:parent-style-name="Standard">
      <style:paragraph-properties fo:margin-left="0cm" fo:margin-right="0cm" fo:margin-top="0cm" fo:margin-bottom="0cm" fo:orphans="2" fo:widows="2" fo:text-indent="0cm" style:auto-text-indent="false"/>
      <style:text-properties fo:font-variant="normal" fo:text-transform="none" fo:color="#7e8082" fo:letter-spacing="normal"/>
    </style:style>
    <style:style style:name="P94"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Open Sans" fo:font-size="14pt" fo:letter-spacing="normal" fo:font-style="normal" fo:font-weight="normal"/>
    </style:style>
    <style:style style:name="P95"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7e8082" style:font-name="Open Sans" fo:font-size="12pt" fo:letter-spacing="normal" fo:font-style="normal" fo:font-weight="normal" fo:background-color="#ffffff"/>
    </style:style>
    <style:style style:name="P96" style:family="paragraph" style:parent-style-name="Standard">
      <style:paragraph-properties fo:margin-left="0cm" fo:margin-right="0cm" fo:margin-top="0cm" fo:margin-bottom="0cm" fo:orphans="2" fo:widows="2" fo:text-indent="0cm" style:auto-text-indent="false" fo:padding="0cm" fo:border="none"/>
    </style:style>
    <style:style style:name="P97" style:family="paragraph" style:parent-style-name="Standard">
      <style:paragraph-properties fo:margin-left="0cm" fo:margin-right="0cm" fo:margin-top="0cm" fo:margin-bottom="0cm" fo:orphans="2" fo:widows="2" fo:text-indent="0cm" style:auto-text-indent="false" fo:padding="0.053cm" fo:border="0.002cm solid #f2bb13"/>
    </style:style>
    <style:style style:name="P98" style:family="paragraph" style:parent-style-name="Standard">
      <style:paragraph-properties fo:margin-left="0cm" fo:margin-right="0cm" fo:orphans="2" fo:widows="2" fo:text-indent="0cm" style:auto-text-indent="false"/>
      <style:text-properties fo:font-variant="normal" fo:text-transform="none" fo:color="#7e8082" style:font-name="Open Sans" fo:font-size="10.5pt" fo:letter-spacing="normal" fo:font-style="normal" fo:font-weight="normal"/>
    </style:style>
    <style:style style:name="P99" style:family="paragraph" style:parent-style-name="Standard">
      <style:paragraph-properties fo:margin-left="0cm" fo:margin-right="0.397cm" fo:margin-top="0cm" fo:margin-bottom="0cm" fo:orphans="2" fo:widows="2" fo:text-indent="0cm" style:auto-text-indent="false" fo:padding="0cm" fo:border="none"/>
      <style:text-properties fo:font-variant="normal" fo:text-transform="none" fo:color="#7e8082" style:font-name="Open Sans" fo:font-size="9pt" fo:letter-spacing="normal" fo:font-style="normal" fo:font-weight="bold"/>
    </style:style>
    <style:style style:name="P100" style:family="paragraph" style:parent-style-name="Standard">
      <style:paragraph-properties fo:margin-left="0.132cm" fo:margin-right="0.132cm" fo:margin-top="0cm" fo:margin-bottom="0cm" fo:orphans="2" fo:widows="2" fo:text-indent="0cm" style:auto-text-indent="false" fo:padding="0cm" fo:border="none"/>
    </style:style>
    <style:style style:name="P101" style:family="paragraph" style:parent-style-name="Standard">
      <style:paragraph-properties fo:margin-left="0.132cm" fo:margin-right="0.132cm" fo:margin-top="0.265cm" fo:margin-bottom="0cm" fo:orphans="2" fo:widows="2" fo:text-indent="0cm" style:auto-text-indent="false" fo:padding="0cm" fo:border="none"/>
    </style:style>
    <style:style style:name="P102" style:family="paragraph" style:parent-style-name="Standard">
      <style:paragraph-properties fo:margin-left="0.9cm" fo:margin-right="0.265cm" fo:margin-top="0cm" fo:margin-bottom="0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103" style:family="paragraph" style:parent-style-name="Standard">
      <style:paragraph-properties fo:margin-left="0.9cm" fo:margin-right="0.397cm" fo:margin-top="0cm" fo:margin-bottom="0cm" fo:orphans="2" fo:widows="2" fo:text-indent="0cm" style:auto-text-indent="false" fo:padding="0cm" fo:border="none"/>
      <style:text-properties fo:font-variant="normal" fo:text-transform="none" fo:color="#7e8082" style:font-name="Open Sans" fo:font-size="9pt" fo:letter-spacing="normal" fo:font-style="normal" fo:font-weight="bold"/>
    </style:style>
    <style:style style:name="P104" style:family="paragraph" style:parent-style-name="Standard">
      <style:paragraph-properties fo:margin-left="1.032cm" fo:margin-right="0.132cm" fo:margin-top="0.265cm" fo:margin-bottom="0cm" fo:orphans="2" fo:widows="2" fo:text-indent="0cm" style:auto-text-indent="false" fo:padding="0cm" fo:border="none"/>
    </style:style>
    <style:style style:name="P105" style:family="paragraph" style:parent-style-name="Preformatted_20_Text">
      <style:paragraph-properties fo:margin-top="0.529cm" fo:margin-bottom="0.529cm" fo:line-height="100%" fo:background-color="#ffffff">
        <style:background-image/>
      </style:paragraph-properties>
      <style:text-properties fo:font-variant="normal" fo:text-transform="none" fo:color="#454c55" style:font-name="Helvetica" fo:font-size="12pt" fo:letter-spacing="normal" fo:font-style="normal" fo:font-weight="normal" style:font-name-asian="Times New Roman1" style:font-size-asian="12pt" style:language-asian="fr" style:country-asian="FR" style:font-name-complex="Helvetica1" style:font-size-complex="12pt"/>
    </style:style>
    <style:style style:name="P106" style:family="paragraph" style:parent-style-name="Preformatted_20_Text" style:list-style-name="L3">
      <style:paragraph-properties fo:margin-left="0cm" fo:margin-right="0cm" fo:margin-top="1.058cm" fo:margin-bottom="0.212cm" fo:line-height="150%" fo:text-align="start" style:justify-single-word="false" fo:orphans="2" fo:widows="2" fo:text-indent="0cm" style:auto-text-indent="false" fo:background-color="#f5f2f0" fo:padding="0cm" fo:border="none">
        <style:background-image/>
      </style:paragraph-properties>
    </style:style>
    <style:style style:name="P107" style:family="paragraph" style:parent-style-name="Preformatted_20_Text" style:list-style-name="L4">
      <style:paragraph-properties fo:margin-left="0cm" fo:margin-right="0cm" fo:margin-top="1.058cm" fo:margin-bottom="0.212cm" fo:line-height="150%" fo:text-align="start" style:justify-single-word="false" fo:orphans="2" fo:widows="2" fo:text-indent="0cm" style:auto-text-indent="false" fo:background-color="#f5f2f0" fo:padding="0cm" fo:border="none">
        <style:background-image/>
      </style:paragraph-properties>
    </style:style>
    <style:style style:name="P108" style:family="paragraph" style:parent-style-name="Preformatted_20_Text" style:list-style-name="L28">
      <style:paragraph-properties fo:margin-left="0cm" fo:margin-right="0cm" fo:margin-top="1.058cm" fo:margin-bottom="0.212cm" fo:line-height="150%" fo:text-align="start" style:justify-single-word="false" fo:orphans="2" fo:widows="2" fo:text-indent="0cm" style:auto-text-indent="false" fo:background-color="#f5f2f0" fo:padding="0cm" fo:border="none">
        <style:background-image/>
      </style:paragraph-properties>
    </style:style>
    <style:style style:name="P109" style:family="paragraph" style:parent-style-name="Preformatted_20_Text" style:list-style-name="L12">
      <style:paragraph-properties fo:margin-left="0cm" fo:margin-right="0cm" fo:margin-top="1.058cm" fo:margin-bottom="0.212cm" fo:line-height="150%" fo:text-align="start" style:justify-single-word="false" fo:text-indent="0cm" style:auto-text-indent="false" fo:background-color="#f5f2f0" fo:padding="0cm" fo:border="none">
        <style:background-image/>
      </style:paragraph-properties>
    </style:style>
    <style:style style:name="P110"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f5f2f0" fo:padding="0cm" fo:border="none">
        <style:background-image/>
      </style:paragraph-properties>
    </style:style>
    <style:style style:name="P111" style:family="paragraph" style:parent-style-name="Preformatted_20_Text" style:list-style-name="L10">
      <style:paragraph-properties fo:margin-top="1.058cm" fo:margin-bottom="0.212cm" fo:padding="0cm" fo:border="none"/>
    </style:style>
    <style:style style:name="P112" style:family="paragraph" style:parent-style-name="Preformatted_20_Text" style:list-style-name="L12">
      <style:paragraph-properties fo:margin-top="1.058cm" fo:margin-bottom="0.212cm" fo:line-height="150%" fo:text-align="start" style:justify-single-word="false" fo:background-color="#f5f2f0" fo:padding="0cm" fo:border="none">
        <style:background-image/>
      </style:paragraph-properties>
    </style:style>
    <style:style style:name="P113" style:family="paragraph" style:parent-style-name="Preformatted_20_Text">
      <style:paragraph-properties fo:margin-top="0cm" fo:margin-bottom="0.499cm" fo:line-height="150%" fo:text-align="start" style:justify-single-word="false" fo:orphans="2" fo:widows="2" fo:background-color="#f5f2f0" fo:padding="0cm" fo:border="none">
        <style:background-image/>
      </style:paragraph-properties>
    </style:style>
    <style:style style:name="P114" style:family="paragraph" style:parent-style-name="Preformatted_20_Text">
      <style:paragraph-properties fo:line-height="150%" fo:text-align="start" style:justify-single-word="false" fo:orphans="2" fo:widows="2" fo:background-color="#f5f2f0" fo:padding="0cm" fo:border="none">
        <style:background-image/>
      </style:paragraph-properties>
    </style:style>
    <style:style style:name="P115" style:family="paragraph" style:parent-style-name="Text_20_body">
      <style:text-properties style:use-window-font-color="true" style:font-name="Arial" fo:font-size="14pt" fo:background-color="transparent" style:font-size-asian="14pt" style:font-size-complex="14pt"/>
    </style:style>
    <style:style style:name="P116" style:family="paragraph" style:parent-style-name="Text_20_body">
      <style:text-properties fo:font-variant="normal" fo:text-transform="none" fo:color="#7e8082" style:font-name="Open Sans" fo:font-size="10.5pt" fo:letter-spacing="normal" fo:font-style="normal" fo:font-weight="normal"/>
    </style:style>
    <style:style style:name="P117" style:family="paragraph" style:parent-style-name="Text_20_body">
      <style:text-properties fo:font-variant="normal" fo:text-transform="none" fo:color="#00cc00" style:font-name="Open Sans" fo:font-size="10.5pt" fo:letter-spacing="normal" fo:font-style="normal" fo:font-weight="normal"/>
    </style:style>
    <style:style style:name="P118" style:family="paragraph" style:parent-style-name="Text_20_body" style:list-style-name="L1">
      <style:paragraph-properties fo:margin-left="0cm" fo:margin-right="0cm" fo:margin-top="0cm" fo:margin-bottom="0cm" fo:orphans="2" fo:widows="2" fo:text-indent="0cm" style:auto-text-indent="false" fo:padding="0cm" fo:border="none"/>
    </style:style>
    <style:style style:name="P119" style:family="paragraph" style:parent-style-name="Text_20_body" style:list-style-name="L7">
      <style:paragraph-properties fo:margin-left="0cm" fo:margin-right="0cm" fo:margin-top="0cm" fo:margin-bottom="0cm" fo:orphans="2" fo:widows="2" fo:text-indent="0cm" style:auto-text-indent="false" fo:padding="0cm" fo:border="none"/>
    </style:style>
    <style:style style:name="P120" style:family="paragraph" style:parent-style-name="Text_20_body" style:list-style-name="L8">
      <style:paragraph-properties fo:margin-left="0cm" fo:margin-right="0cm" fo:margin-top="0cm" fo:margin-bottom="0cm" fo:orphans="2" fo:widows="2" fo:text-indent="0cm" style:auto-text-indent="false" fo:padding="0cm" fo:border="none"/>
    </style:style>
    <style:style style:name="P121" style:family="paragraph" style:parent-style-name="Text_20_body" style:list-style-name="L15">
      <style:paragraph-properties fo:margin-left="0cm" fo:margin-right="0cm" fo:margin-top="0cm" fo:margin-bottom="0cm" fo:orphans="2" fo:widows="2" fo:text-indent="0cm" style:auto-text-indent="false" fo:padding="0cm" fo:border="none"/>
    </style:style>
    <style:style style:name="P122" style:family="paragraph" style:parent-style-name="Text_20_body" style:list-style-name="L17">
      <style:paragraph-properties fo:margin-left="0cm" fo:margin-right="0cm" fo:margin-top="0cm" fo:margin-bottom="0cm" fo:orphans="2" fo:widows="2" fo:text-indent="0cm" style:auto-text-indent="false" fo:padding="0cm" fo:border="none"/>
    </style:style>
    <style:style style:name="P123" style:family="paragraph" style:parent-style-name="Text_20_body" style:list-style-name="L19">
      <style:paragraph-properties fo:margin-left="0cm" fo:margin-right="0cm" fo:margin-top="0cm" fo:margin-bottom="0cm" fo:orphans="2" fo:widows="2" fo:text-indent="0cm" style:auto-text-indent="false" fo:padding="0cm" fo:border="none"/>
    </style:style>
    <style:style style:name="P124" style:family="paragraph" style:parent-style-name="Text_20_body" style:list-style-name="L24">
      <style:paragraph-properties fo:margin-left="0cm" fo:margin-right="0cm" fo:margin-top="0cm" fo:margin-bottom="0cm" fo:orphans="2" fo:widows="2" fo:text-indent="0cm" style:auto-text-indent="false" fo:padding="0cm" fo:border="none"/>
    </style:style>
    <style:style style:name="P125" style:family="paragraph" style:parent-style-name="Text_20_body" style:list-style-name="L25">
      <style:paragraph-properties fo:margin-left="0cm" fo:margin-right="0cm" fo:margin-top="0cm" fo:margin-bottom="0cm" fo:orphans="2" fo:widows="2" fo:text-indent="0cm" style:auto-text-indent="false" fo:padding="0cm" fo:border="none"/>
    </style:style>
    <style:style style:name="P126" style:family="paragraph" style:parent-style-name="Text_20_body" style:list-style-name="L26">
      <style:paragraph-properties fo:margin-left="0cm" fo:margin-right="0cm" fo:margin-top="0cm" fo:margin-bottom="0cm" fo:orphans="2" fo:widows="2" fo:text-indent="0cm" style:auto-text-indent="false" fo:padding="0cm" fo:border="none"/>
    </style:style>
    <style:style style:name="P127" style:family="paragraph" style:parent-style-name="Text_20_body" style:list-style-name="L27">
      <style:paragraph-properties fo:margin-left="0cm" fo:margin-right="0cm" fo:margin-top="0cm" fo:margin-bottom="0cm" fo:orphans="2" fo:widows="2" fo:text-indent="0cm" style:auto-text-indent="false" fo:padding="0cm" fo:border="none"/>
    </style:style>
    <style:style style:name="P128" style:family="paragraph" style:parent-style-name="Text_20_body" style:list-style-name="L2">
      <style:paragraph-properties fo:margin-left="0cm" fo:margin-right="0cm" fo:margin-top="0cm" fo:margin-bottom="0cm" fo:text-indent="0cm" style:auto-text-indent="false" fo:padding="0cm" fo:border="none"/>
    </style:style>
    <style:style style:name="P129" style:family="paragraph" style:parent-style-name="Text_20_body" style:list-style-name="L20">
      <style:paragraph-properties fo:margin-left="0cm" fo:margin-right="0cm" fo:margin-top="0cm" fo:margin-bottom="0cm" fo:text-indent="0cm" style:auto-text-indent="false" fo:padding="0cm" fo:border="none"/>
    </style:style>
    <style:style style:name="P130" style:family="paragraph" style:parent-style-name="Text_20_body" style:list-style-name="L21">
      <style:paragraph-properties fo:margin-left="0cm" fo:margin-right="0cm" fo:margin-top="0cm" fo:margin-bottom="0cm" fo:text-indent="0cm" style:auto-text-indent="false" fo:padding="0cm" fo:border="none"/>
    </style:style>
    <style:style style:name="P131" style:family="paragraph" style:parent-style-name="Text_20_body" style:list-style-name="L30">
      <style:paragraph-properties fo:margin-left="0cm" fo:margin-right="0cm" fo:margin-top="0cm" fo:margin-bottom="0cm" fo:text-indent="0cm" style:auto-text-indent="false" fo:padding="0cm" fo:border="none"/>
    </style:style>
    <style:style style:name="P132" style:family="paragraph" style:parent-style-name="Text_20_body" style:list-style-name="L33">
      <style:paragraph-properties fo:margin-left="0cm" fo:margin-right="0cm" fo:margin-top="0cm" fo:margin-bottom="0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133" style:family="paragraph" style:parent-style-name="Text_20_body" style:list-style-name="L39">
      <style:paragraph-properties fo:margin-left="0cm" fo:margin-right="0cm" fo:margin-top="0cm" fo:margin-bottom="0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134" style:family="paragraph" style:parent-style-name="Text_20_body" style:list-style-name="L5">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35" style:family="paragraph" style:parent-style-name="Text_20_body" style:list-style-name="L6">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36" style:family="paragraph" style:parent-style-name="Text_20_body" style:list-style-name="L16">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37" style:family="paragraph" style:parent-style-name="Text_20_body" style:list-style-name="L17">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38" style:family="paragraph" style:parent-style-name="Text_20_body" style:list-style-name="L22">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39" style:family="paragraph" style:parent-style-name="Text_20_body" style:list-style-name="L23">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text-properties fo:font-variant="normal" fo:text-transform="none" style:font-name="Lato" fo:font-size="10.5pt" fo:letter-spacing="normal" fo:font-style="normal" fo:font-weight="normal"/>
    </style:style>
    <style:style style:name="P140" style:family="paragraph" style:parent-style-name="Text_20_body" style:list-style-name="L9">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1" style:family="paragraph" style:parent-style-name="Text_20_body" style:list-style-name="L11">
      <style:paragraph-properties fo:margin-left="0cm" fo:margin-right="0cm" fo:margin-top="0cm" fo:margin-bottom="0cm" fo:orphans="2" fo:widows="2" fo:text-indent="0cm" style:auto-text-indent="false" fo:padding-left="0cm" fo:padding-right="0cm" fo:padding-top="0.049cm" fo:padding-bottom="0cm" fo:border-left="none" fo:border-right="none" fo:border-top="0.002cm solid #000000" fo:border-bottom="none"/>
    </style:style>
    <style:style style:name="P142" style:family="paragraph" style:parent-style-name="Text_20_body" style:list-style-name="L13">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3" style:family="paragraph" style:parent-style-name="Text_20_body" style:list-style-name="L14">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4" style:family="paragraph" style:parent-style-name="Text_20_body" style:list-style-name="L18">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5" style:family="paragraph" style:parent-style-name="Text_20_body" style:list-style-name="L29">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6" style:family="paragraph" style:parent-style-name="Text_20_body" style:list-style-name="L30">
      <style:paragraph-properties fo:margin-left="0cm" fo:margin-right="0cm" fo:margin-top="0cm" fo:margin-bottom="0cm" fo:text-indent="0cm" style:auto-text-indent="false" fo:padding-left="0cm" fo:padding-right="0cm" fo:padding-top="0.049cm" fo:padding-bottom="0cm" fo:border-left="none" fo:border-right="none" fo:border-top="0.002cm solid #000000" fo:border-bottom="none"/>
    </style:style>
    <style:style style:name="P147" style:family="paragraph" style:parent-style-name="Text_20_body">
      <style:paragraph-properties fo:margin-left="0cm" fo:margin-right="0cm" fo:margin-top="0cm" fo:margin-bottom="0cm" fo:orphans="2" fo:widows="2" fo:text-indent="0cm" style:auto-text-indent="false"/>
      <style:text-properties fo:font-variant="normal" fo:text-transform="none" fo:color="#7e8082" fo:letter-spacing="normal"/>
    </style:style>
    <style:style style:name="P148" style:family="paragraph" style:parent-style-name="Text_20_body">
      <style:paragraph-properties fo:margin-left="0cm" fo:margin-right="0cm" fo:margin-top="0cm" fo:margin-bottom="0cm" fo:orphans="2" fo:widows="2" fo:text-indent="0cm" style:auto-text-indent="false" fo:padding="0.053cm" fo:border="0.002cm solid #f2bb13"/>
    </style:style>
    <style:style style:name="P149" style:family="paragraph" style:parent-style-name="Text_20_body">
      <style:paragraph-properties fo:margin-left="0cm" fo:margin-right="0cm" fo:margin-top="0cm" fo:margin-bottom="0cm" style:line-height-at-least="0.529cm" fo:orphans="2" fo:widows="2" fo:text-indent="0cm" style:auto-text-indent="false" fo:padding="0.053cm" fo:border="0.002cm solid #f2bb13"/>
    </style:style>
    <style:style style:name="P150" style:family="paragraph" style:parent-style-name="Text_20_body">
      <style:paragraph-properties fo:margin-left="0cm" fo:margin-right="0cm" fo:orphans="2" fo:widows="2" fo:text-indent="0cm" style:auto-text-indent="false"/>
      <style:text-properties fo:font-variant="normal" fo:text-transform="none" fo:color="#7e8082" style:font-name="Open Sans" fo:font-size="10.5pt" fo:letter-spacing="normal" fo:font-style="normal" fo:font-weight="normal"/>
    </style:style>
    <style:style style:name="P151" style:family="paragraph" style:parent-style-name="Text_20_body" style:list-style-name="L33">
      <style:paragraph-properties fo:margin-left="0cm" fo:margin-right="0cm" fo:margin-top="0cm" fo:margin-bottom="0.106cm" fo:orphans="2" fo:widows="2" fo:text-indent="0cm" style:auto-text-indent="false" fo:padding="0cm" fo:border="none"/>
      <style:text-properties fo:font-variant="normal" fo:text-transform="none" fo:color="#7e8082" style:font-name="Open Sans" fo:font-size="10.5pt" fo:letter-spacing="normal" fo:font-style="normal" fo:font-weight="normal"/>
    </style:style>
    <style:style style:name="P152" style:family="paragraph" style:parent-style-name="Text_20_body" style:list-style-name="L3">
      <style:paragraph-properties fo:margin-top="1.058cm" fo:margin-bottom="0.212cm" fo:orphans="2" fo:widows="2" fo:padding="0cm" fo:border="none"/>
      <style:text-properties fo:font-variant="normal" fo:text-transform="none" fo:color="#bbbbbb" style:font-name="Lato" fo:font-size="10.5pt" fo:letter-spacing="normal" fo:font-style="normal" fo:font-weight="normal"/>
    </style:style>
    <style:style style:name="P153" style:family="paragraph" style:parent-style-name="Text_20_body" style:list-style-name="L4">
      <style:paragraph-properties fo:margin-top="1.058cm" fo:margin-bottom="0.212cm" fo:orphans="2" fo:widows="2" fo:padding="0cm" fo:border="none"/>
      <style:text-properties fo:font-variant="normal" fo:text-transform="none" fo:color="#bbbbbb" style:font-name="Lato" fo:font-size="10.5pt" fo:letter-spacing="normal" fo:font-style="normal" fo:font-weight="normal"/>
    </style:style>
    <style:style style:name="P154" style:family="paragraph" style:parent-style-name="Text_20_body" style:list-style-name="L12">
      <style:paragraph-properties fo:margin-top="1.058cm" fo:margin-bottom="0.212cm" fo:padding="0cm" fo:border="none"/>
      <style:text-properties fo:color="#bbbbbb"/>
    </style:style>
    <style:style style:name="P155" style:family="paragraph" style:parent-style-name="Text_20_body">
      <style:paragraph-properties fo:margin-left="0cm" fo:margin-right="0.265cm" fo:margin-top="0cm" fo:margin-bottom="0cm" fo:orphans="2" fo:widows="2" fo:text-indent="0cm" style:auto-text-indent="false" fo:padding="0cm" fo:border="none"/>
      <style:text-properties fo:font-variant="normal" fo:text-transform="none" fo:color="#d03737" style:text-line-through-style="solid" style:font-name="Open Sans" fo:font-size="9pt" fo:letter-spacing="normal" fo:font-style="normal" fo:font-weight="bold"/>
    </style:style>
    <style:style style:name="P156" style:family="paragraph" style:parent-style-name="Text_20_body" style:list-style-name="L31">
      <style:paragraph-properties fo:margin-top="0.265cm" fo:margin-bottom="0.212cm" style:line-height-at-least="0.556cm" fo:orphans="2" fo:widows="2" fo:padding="0cm" fo:border="none"/>
      <style:text-properties fo:font-variant="normal" fo:text-transform="none" fo:color="#7e8082" style:font-name="Open Sans" fo:font-size="10.5pt" fo:letter-spacing="normal" fo:font-style="normal" fo:font-weight="normal" fo:background-color="#ffffff"/>
    </style:style>
    <style:style style:name="P157" style:family="paragraph" style:parent-style-name="Text_20_body" style:list-style-name="L35">
      <style:paragraph-properties fo:margin-top="0.265cm" fo:margin-bottom="0.212cm" fo:orphans="2" fo:widows="2" fo:padding="0cm" fo:border="none"/>
      <style:text-properties fo:font-variant="normal" fo:text-transform="none" fo:color="#20252a" style:font-name="Open Sans" fo:font-size="10.5pt" fo:letter-spacing="normal" fo:font-style="normal" fo:font-weight="normal"/>
    </style:style>
    <style:style style:name="P158" style:family="paragraph" style:parent-style-name="Text_20_body">
      <style:paragraph-properties fo:margin-top="0.265cm" fo:margin-bottom="0.212cm" fo:orphans="2" fo:widows="2" fo:padding="0cm" fo:border="none"/>
      <style:text-properties fo:font-variant="normal" fo:text-transform="none" fo:color="#1a99aa" style:font-name="Open Sans" fo:font-size="10.5pt" fo:letter-spacing="normal" fo:font-style="normal" fo:font-weight="normal"/>
    </style:style>
    <style:style style:name="P159" style:family="paragraph" style:parent-style-name="Text_20_body" style:list-style-name="L31">
      <style:paragraph-properties fo:margin-top="0.265cm" fo:margin-bottom="0.212cm" style:line-height-at-least="0.556cm" fo:orphans="2" fo:widows="2" fo:padding="0cm" fo:border="none"/>
    </style:style>
    <style:style style:name="P160" style:family="paragraph" style:parent-style-name="Text_20_body" style:list-style-name="L34">
      <style:paragraph-properties fo:margin-top="0.265cm" fo:margin-bottom="0.212cm" fo:orphans="2" fo:widows="2" fo:padding="0cm" fo:border="none"/>
    </style:style>
    <style:style style:name="P161" style:family="paragraph" style:parent-style-name="Text_20_body" style:list-style-name="L35">
      <style:paragraph-properties fo:margin-top="0.265cm" fo:margin-bottom="0.212cm" fo:orphans="2" fo:widows="2" fo:padding="0cm" fo:border="none"/>
    </style:style>
    <style:style style:name="P162" style:family="paragraph" style:parent-style-name="Text_20_body" style:list-style-name="L31">
      <style:paragraph-properties fo:margin-top="0.265cm" fo:margin-bottom="0.212cm" style:line-height-at-least="0.556cm" fo:orphans="2" fo:widows="2" fo:padding="0.053cm" fo:border="0.002cm solid #f2bb13"/>
    </style:style>
    <style:style style:name="P163" style:family="paragraph" style:parent-style-name="Text_20_body" style:list-style-name="L36">
      <style:paragraph-properties fo:margin-top="0.265cm" fo:margin-bottom="0.212cm" fo:orphans="2" fo:widows="2" fo:padding="0.053cm" fo:border="0.002cm solid #f2bb13"/>
    </style:style>
    <style:style style:name="P164" style:family="paragraph" style:parent-style-name="Text_20_body" style:list-style-name="L37">
      <style:paragraph-properties fo:margin-top="0.265cm" fo:margin-bottom="0.212cm" fo:orphans="2" fo:widows="2" fo:padding="0.053cm" fo:border="0.002cm solid #f2bb13"/>
    </style:style>
    <style:style style:name="P165" style:family="paragraph" style:parent-style-name="Text_20_body" style:list-style-name="L38">
      <style:paragraph-properties fo:margin-top="0.265cm" fo:margin-bottom="0.212cm" fo:orphans="2" fo:widows="2" fo:padding="0.053cm" fo:border="0.002cm solid #f2bb13"/>
    </style:style>
    <style:style style:name="P166" style:family="paragraph" style:parent-style-name="Text_20_body" style:list-style-name="L41">
      <style:paragraph-properties fo:margin-top="0.265cm" fo:margin-bottom="0.212cm" fo:orphans="2" fo:widows="2" fo:padding="0.053cm" fo:border="0.002cm solid #f2bb13"/>
    </style:style>
    <style:style style:name="P167" style:family="paragraph" style:parent-style-name="Text_20_body" style:list-style-name="L38">
      <style:paragraph-properties fo:margin-top="0.265cm" fo:margin-bottom="0.212cm" fo:orphans="2" fo:widows="2"/>
      <style:text-properties fo:font-variant="normal" fo:text-transform="none" fo:color="#7e8082" style:font-name="Open Sans" fo:font-size="10.5pt" fo:letter-spacing="normal" fo:font-style="normal" fo:font-weight="normal"/>
    </style:style>
    <style:style style:name="P168" style:family="paragraph" style:parent-style-name="Text_20_body" style:list-style-name="L37">
      <style:paragraph-properties fo:margin-top="0.265cm" fo:margin-bottom="0.212cm" fo:orphans="2" fo:widows="2"/>
    </style:style>
    <style:style style:name="P169" style:family="paragraph" style:parent-style-name="Text_20_body">
      <style:paragraph-properties fo:margin-top="0cm" fo:margin-bottom="0cm" fo:orphans="2" fo:widows="2" fo:padding="0cm" fo:border="none"/>
    </style:style>
    <style:style style:name="P170" style:family="paragraph" style:parent-style-name="Text_20_body">
      <style:paragraph-properties fo:margin-top="0cm" fo:margin-bottom="0cm" fo:orphans="2" fo:widows="2" fo:padding="0.053cm" fo:border="0.002cm solid #f2bb13"/>
    </style:style>
    <style:style style:name="P171" style:family="paragraph" style:parent-style-name="Text_20_body">
      <style:paragraph-properties fo:orphans="2" fo:widows="2" fo:padding="0cm" fo:border="none"/>
      <style:text-properties fo:font-variant="normal" fo:text-transform="none" fo:color="#20252a" style:font-name="Open Sans" fo:font-size="10.5pt" fo:letter-spacing="normal" fo:font-style="normal" fo:font-weight="normal"/>
    </style:style>
    <style:style style:name="P172" style:family="paragraph" style:parent-style-name="Text_20_body">
      <style:paragraph-properties fo:margin-left="0.212cm" fo:margin-right="0.661cm" fo:margin-top="0.265cm" fo:margin-bottom="0.212cm" fo:text-align="center" style:justify-single-word="false" fo:orphans="2" fo:widows="2" fo:text-indent="0cm" style:auto-text-indent="false" fo:padding="0cm" fo:border="none"/>
      <style:text-properties fo:font-variant="normal" fo:text-transform="none" fo:color="#1a99aa" fo:letter-spacing="normal"/>
    </style:style>
    <style:style style:name="P173" style:family="paragraph" style:parent-style-name="Text_20_body">
      <style:paragraph-properties fo:margin-left="0.212cm" fo:margin-right="0.661cm" fo:margin-top="0.265cm" fo:margin-bottom="0.265cm" fo:text-align="center" style:justify-single-word="false" fo:orphans="2" fo:widows="2" fo:text-indent="0cm" style:auto-text-indent="false" fo:padding="0cm" fo:border="none"/>
      <style:text-properties fo:font-variant="normal" fo:text-transform="none" fo:color="#f85338" fo:letter-spacing="normal"/>
    </style:style>
    <style:style style:name="P174" style:family="paragraph" style:parent-style-name="Text_20_body">
      <style:paragraph-properties fo:margin-top="0.265cm" fo:margin-bottom="0.265cm" fo:orphans="2" fo:widows="2" fo:padding="0cm" fo:border="none"/>
      <style:text-properties fo:font-variant="normal" fo:text-transform="none" fo:color="#1a99aa" style:font-name="Open Sans" fo:font-size="10.5pt" fo:letter-spacing="normal" fo:font-style="normal" fo:font-weight="bold"/>
    </style:style>
    <style:style style:name="P175" style:family="paragraph" style:parent-style-name="Text_20_body">
      <style:paragraph-properties fo:margin-top="0.265cm" fo:margin-bottom="0.265cm" fo:orphans="2" fo:widows="2" fo:padding="0cm" fo:border="none"/>
      <style:text-properties fo:font-variant="normal" fo:text-transform="none" fo:color="#f85338" style:font-name="Open Sans" fo:font-size="10.5pt" fo:letter-spacing="normal" fo:font-style="normal" fo:font-weight="normal"/>
    </style:style>
    <style:style style:name="P176" style:family="paragraph" style:parent-style-name="Text_20_body">
      <style:paragraph-properties fo:margin-top="0cm" fo:margin-bottom="0.265cm" fo:orphans="2" fo:widows="2" fo:padding="0cm" fo:border="none"/>
      <style:text-properties fo:font-variant="normal" fo:text-transform="none" fo:color="#f85338" style:font-name="Open Sans" fo:font-size="10.5pt" fo:letter-spacing="normal" fo:font-style="normal" fo:font-weight="bold"/>
    </style:style>
    <style:style style:name="T1" style:family="text">
      <style:text-properties style:font-name="apple-system" fo:font-size="10.5pt" fo:background-color="transparent"/>
    </style:style>
    <style:style style:name="T2" style:family="text">
      <style:text-properties fo:color="#665ed0" style:font-name="apple-system" fo:font-size="10.5pt" fo:font-weight="bold" fo:background-color="#ffffff"/>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Consolas1" fo:font-size="10.5pt" fo:letter-spacing="normal" fo:font-style="normal" fo:font-weight="normal"/>
    </style:style>
    <style:style style:name="T5" style:family="text">
      <style:text-properties fo:font-variant="normal" fo:text-transform="none" fo:color="#000000" style:font-name="Consolas1" fo:font-size="12pt" fo:letter-spacing="normal" fo:font-style="normal" fo:font-weight="normal"/>
    </style:style>
    <style:style style:name="T6" style:family="text">
      <style:text-properties fo:font-variant="normal" fo:text-transform="none" fo:color="#000000" style:font-name="Consolas1" fo:font-size="12pt" fo:letter-spacing="normal" fo:font-style="normal" fo:font-weight="normal" fo:background-color="#ffffff"/>
    </style:style>
    <style:style style:name="T7" style:family="text">
      <style:text-properties fo:font-variant="normal" fo:text-transform="none" fo:color="#000000" style:font-name="Consolas1" fo:font-size="11.25pt" fo:letter-spacing="normal" fo:font-style="normal" fo:font-weight="bold"/>
    </style:style>
    <style:style style:name="T8" style:family="text">
      <style:text-properties fo:font-variant="normal" fo:text-transform="none" fo:color="#000000" style:font-name="Open Sans" fo:font-size="10.5pt" fo:letter-spacing="normal" fo:font-style="normal" fo:font-weight="normal" fo:background-color="#e7e9eb"/>
    </style:style>
    <style:style style:name="T9" style:family="text">
      <style:text-properties fo:font-variant="normal" fo:text-transform="none" style:use-window-font-color="true" style:font-name="Open Sans" fo:font-size="10.5pt" fo:letter-spacing="normal" fo:font-style="normal"/>
    </style:style>
    <style:style style:name="T10" style:family="text">
      <style:text-properties fo:font-variant="normal" fo:text-transform="none" style:use-window-font-color="true" style:font-name="Open Sans" fo:font-size="10.5pt" fo:letter-spacing="normal" fo:font-style="normal" fo:font-weight="normal"/>
    </style:style>
    <style:style style:name="T11" style:family="text">
      <style:text-properties fo:font-variant="normal" fo:text-transform="none" style:use-window-font-color="true" style:font-name="Open Sans" fo:font-size="9pt" fo:letter-spacing="normal" fo:font-style="normal" fo:font-weight="normal" fo:background-color="#f2bb13"/>
    </style:style>
    <style:style style:name="T12" style:family="text">
      <style:text-properties fo:font-variant="normal" fo:text-transform="none" style:use-window-font-color="true" fo:letter-spacing="normal"/>
    </style:style>
    <style:style style:name="T13" style:family="text">
      <style:text-properties fo:font-variant="normal" fo:text-transform="none" fo:color="#ffffff" style:font-name="Open Sans" fo:font-size="10.5pt" fo:letter-spacing="normal" fo:font-style="normal" fo:font-weight="normal"/>
    </style:style>
    <style:style style:name="T14" style:family="text">
      <style:text-properties fo:font-variant="normal" fo:text-transform="none" fo:color="#ffffff" style:font-name="Lato" fo:font-size="10.5pt" fo:letter-spacing="normal" fo:font-style="normal" fo:font-weight="bold" fo:background-color="#d2322d"/>
    </style:style>
    <style:style style:name="T15" style:family="text">
      <style:text-properties fo:font-variant="normal" fo:text-transform="none" fo:color="#ffffff" style:font-name="Lato" fo:font-size="10.5pt" fo:letter-spacing="normal" fo:font-style="normal" fo:font-weight="bold" fo:background-color="#47a447"/>
    </style:style>
    <style:style style:name="T16" style:family="text">
      <style:text-properties fo:font-variant="normal" fo:text-transform="none" fo:letter-spacing="normal"/>
    </style:style>
    <style:style style:name="T17" style:family="text">
      <style:text-properties fo:font-variant="normal" fo:text-transform="none" fo:letter-spacing="normal" fo:background-color="transparent"/>
    </style:style>
    <style:style style:name="T18" style:family="text">
      <style:text-properties fo:font-variant="normal" fo:text-transform="none" style:font-name="Lato" fo:font-size="10.5pt" fo:letter-spacing="normal" fo:font-style="normal" fo:font-weight="normal"/>
    </style:style>
    <style:style style:name="T19" style:family="text">
      <style:text-properties fo:font-variant="normal" fo:text-transform="none" style:font-name="monospace" fo:font-size="10.5pt" fo:letter-spacing="normal" fo:font-style="normal" fo:font-weight="normal"/>
    </style:style>
    <style:style style:name="T20" style:family="text">
      <style:text-properties fo:font-variant="normal" fo:text-transform="none" fo:color="#ee9900" style:font-name="Consolas1" fo:font-size="10.5pt" fo:letter-spacing="normal" fo:font-style="normal" fo:font-weight="bold"/>
    </style:style>
    <style:style style:name="T21" style:family="text">
      <style:text-properties fo:font-variant="normal" fo:text-transform="none" fo:color="#ee9900" style:font-name="Consolas1" fo:font-size="10.5pt" fo:letter-spacing="normal" fo:font-style="normal" fo:font-weight="normal"/>
    </style:style>
    <style:style style:name="T22" style:family="text">
      <style:text-properties fo:font-variant="normal" fo:text-transform="none" fo:color="#0077aa" style:font-name="Consolas1" fo:font-size="10.5pt" fo:letter-spacing="normal" fo:font-style="normal" fo:font-weight="normal"/>
    </style:style>
    <style:style style:name="T23" style:family="text">
      <style:text-properties fo:font-variant="normal" fo:text-transform="none" fo:color="#0077aa" style:font-name="Consolas1" fo:font-size="11.25pt" fo:letter-spacing="normal" fo:font-style="normal" fo:font-weight="bold"/>
    </style:style>
    <style:style style:name="T24" style:family="text">
      <style:text-properties fo:font-variant="normal" fo:text-transform="none" fo:color="#0077aa" style:font-name="Consolas1" fo:font-size="12pt" fo:letter-spacing="normal" fo:font-style="normal" fo:font-weight="normal"/>
    </style:style>
    <style:style style:name="T25" style:family="text">
      <style:text-properties fo:font-variant="normal" fo:text-transform="none" fo:color="#999999" style:font-name="Consolas1" fo:font-size="10.5pt" fo:letter-spacing="normal" fo:font-style="normal" fo:font-weight="normal"/>
    </style:style>
    <style:style style:name="T26" style:family="text">
      <style:text-properties fo:font-variant="normal" fo:text-transform="none" fo:color="#999999" style:font-name="Consolas1" fo:font-size="12pt" fo:letter-spacing="normal" fo:font-style="normal" fo:font-weight="normal"/>
    </style:style>
    <style:style style:name="T27" style:family="text">
      <style:text-properties fo:font-variant="normal" fo:text-transform="none" fo:color="#999999" style:font-name="Consolas1" fo:font-size="12pt" fo:letter-spacing="normal" fo:font-style="normal" fo:font-weight="normal" fo:background-color="#ffffff"/>
    </style:style>
    <style:style style:name="T28" style:family="text">
      <style:text-properties fo:font-variant="normal" fo:text-transform="none" fo:color="#999999" style:font-name="Consolas1" fo:font-size="11.25pt" fo:letter-spacing="normal" fo:font-style="normal" fo:font-weight="bold"/>
    </style:style>
    <style:style style:name="T29" style:family="text">
      <style:text-properties fo:font-variant="normal" fo:text-transform="none" fo:color="#dd4a68" style:font-name="Consolas1" fo:font-size="10.5pt" fo:letter-spacing="normal" fo:font-style="normal" fo:font-weight="normal"/>
    </style:style>
    <style:style style:name="T30" style:family="text">
      <style:text-properties fo:font-variant="normal" fo:text-transform="none" fo:color="#dd4a68" style:font-name="Consolas1" fo:font-size="12pt" fo:letter-spacing="normal" fo:font-style="normal" fo:font-weight="normal"/>
    </style:style>
    <style:style style:name="T31" style:family="text">
      <style:text-properties fo:font-variant="normal" fo:text-transform="none" fo:color="#dd4a68" style:font-name="Consolas1" fo:font-size="12pt" fo:letter-spacing="normal" fo:font-style="normal" fo:font-weight="normal" fo:background-color="#ffffff"/>
    </style:style>
    <style:style style:name="T32" style:family="text">
      <style:text-properties fo:font-variant="normal" fo:text-transform="none" fo:color="#dd4a68" style:font-name="Consolas1" fo:font-size="11.25pt" fo:letter-spacing="normal" fo:font-style="normal" fo:font-weight="bold"/>
    </style:style>
    <style:style style:name="T33" style:family="text">
      <style:text-properties fo:font-variant="normal" fo:text-transform="none" fo:color="#9a6e3a" style:font-name="Consolas1" fo:font-size="10.5pt" fo:letter-spacing="normal" fo:font-style="normal" fo:font-weight="normal"/>
    </style:style>
    <style:style style:name="T34" style:family="text">
      <style:text-properties fo:font-variant="normal" fo:text-transform="none" fo:color="#9a6e3a" style:font-name="Consolas1" fo:font-size="12pt" fo:letter-spacing="normal" fo:font-style="normal" fo:font-weight="normal"/>
    </style:style>
    <style:style style:name="T35" style:family="text">
      <style:text-properties fo:font-variant="normal" fo:text-transform="none" fo:color="#990055" style:font-name="Consolas1" fo:font-size="10.5pt" fo:letter-spacing="normal" fo:font-style="normal" fo:font-weight="normal"/>
    </style:style>
    <style:style style:name="T36" style:family="text">
      <style:text-properties fo:font-variant="normal" fo:text-transform="none" fo:color="#990055" style:font-name="Consolas1" fo:font-size="12pt" fo:letter-spacing="normal" fo:font-style="normal" fo:font-weight="normal"/>
    </style:style>
    <style:style style:name="T37" style:family="text">
      <style:text-properties fo:font-variant="normal" fo:text-transform="none" fo:color="#990055" style:font-name="Consolas1" fo:font-size="12pt" fo:letter-spacing="normal" fo:font-style="normal" fo:font-weight="normal" fo:background-color="#ffffff"/>
    </style:style>
    <style:style style:name="T38" style:family="text">
      <style:text-properties fo:font-variant="normal" fo:text-transform="none" fo:color="#990055" style:font-name="Consolas1" fo:font-size="11.25pt" fo:letter-spacing="normal" fo:font-style="normal" fo:font-weight="bold"/>
    </style:style>
    <style:style style:name="T39" style:family="text">
      <style:text-properties fo:font-variant="normal" fo:text-transform="none" fo:color="#669900" style:font-name="Consolas1" fo:font-size="10.5pt" fo:letter-spacing="normal" fo:font-style="normal" fo:font-weight="normal"/>
    </style:style>
    <style:style style:name="T40" style:family="text">
      <style:text-properties fo:font-variant="normal" fo:text-transform="none" fo:color="#669900" style:font-name="Consolas1" fo:font-size="12pt" fo:letter-spacing="normal" fo:font-style="normal" fo:font-weight="normal"/>
    </style:style>
    <style:style style:name="T41" style:family="text">
      <style:text-properties fo:font-variant="normal" fo:text-transform="none" fo:color="#669900" style:font-name="Consolas1" fo:font-size="12pt" fo:letter-spacing="normal" fo:font-style="normal" fo:font-weight="normal" fo:background-color="#ffffff"/>
    </style:style>
    <style:style style:name="T42" style:family="text">
      <style:text-properties fo:font-variant="normal" fo:text-transform="none" fo:color="#669900" style:font-name="Consolas1" fo:font-size="11.25pt" fo:letter-spacing="normal" fo:font-style="normal" fo:font-weight="bold"/>
    </style:style>
    <style:style style:name="T43" style:family="text">
      <style:text-properties fo:font-variant="normal" fo:text-transform="none" fo:color="#708090" style:font-name="Consolas1" fo:font-size="10.5pt" fo:letter-spacing="normal" fo:font-style="normal" fo:font-weight="normal"/>
    </style:style>
    <style:style style:name="T44" style:family="text">
      <style:text-properties fo:font-variant="normal" fo:text-transform="none" fo:color="#20252a" style:font-name="Open Sans" fo:font-size="10.5pt" fo:letter-spacing="normal" fo:font-style="normal" fo:font-weight="normal"/>
    </style:style>
    <style:style style:name="T45" style:family="text">
      <style:text-properties fo:font-variant="normal" fo:text-transform="none" fo:color="#20252a" style:font-name="Open Sans" fo:font-size="10.5pt" fo:letter-spacing="normal" fo:font-style="normal" fo:font-weight="normal" fo:background-color="#ffffff"/>
    </style:style>
    <style:style style:name="T46" style:family="text">
      <style:text-properties fo:font-variant="normal" fo:text-transform="none" fo:color="#20252a" style:font-name="Open Sans" fo:font-size="9.75pt" fo:letter-spacing="normal" fo:font-style="normal" fo:font-weight="normal"/>
    </style:style>
    <style:style style:name="T47" style:family="text">
      <style:text-properties fo:font-variant="normal" fo:text-transform="none" fo:color="#20252a" style:font-name="Open Sans" fo:font-size="9.75pt" fo:letter-spacing="normal" fo:font-style="normal" fo:font-weight="normal" fo:background-color="#ffffff"/>
    </style:style>
    <style:style style:name="T48" style:family="text">
      <style:text-properties fo:font-variant="normal" fo:text-transform="none" fo:color="#20252a" style:font-name="Open Sans" fo:font-size="9pt" fo:letter-spacing="normal" fo:font-style="normal" fo:font-weight="normal" fo:background-color="#f2bb13"/>
    </style:style>
    <style:style style:name="T49" style:family="text">
      <style:text-properties fo:font-variant="normal" fo:text-transform="none" fo:color="#7e8082" style:font-name="Open Sans" fo:font-size="10.5pt" fo:letter-spacing="normal" fo:font-style="normal" fo:font-weight="normal"/>
    </style:style>
    <style:style style:name="T50" style:family="text">
      <style:text-properties fo:font-variant="normal" fo:text-transform="none" fo:color="#7e8082" style:font-name="Open Sans" fo:font-size="10.5pt" fo:letter-spacing="normal" fo:font-style="normal" fo:font-weight="normal" fo:background-color="#ffffff"/>
    </style:style>
    <style:style style:name="T51" style:family="text">
      <style:text-properties fo:font-variant="normal" fo:text-transform="none" fo:color="#7e8082" style:font-name="Open Sans" fo:font-size="9.75pt" fo:letter-spacing="normal" fo:font-style="normal" fo:font-weight="normal"/>
    </style:style>
    <style:style style:name="T52" style:family="text">
      <style:text-properties fo:font-variant="normal" fo:text-transform="none" fo:color="#7e8082" style:font-name="Open Sans" fo:font-size="9.75pt" fo:letter-spacing="normal" fo:font-style="normal" fo:font-weight="normal" fo:background-color="#ffffff"/>
    </style:style>
    <style:style style:name="T53" style:family="text">
      <style:text-properties fo:font-variant="normal" fo:text-transform="none" fo:color="#7e8082" style:font-name="Open Sans" fo:font-size="12pt" fo:letter-spacing="normal" fo:font-style="normal"/>
    </style:style>
    <style:style style:name="T54" style:family="text">
      <style:text-properties fo:font-variant="normal" fo:text-transform="none" fo:color="#7e8082" style:font-name="Open Sans" fo:font-size="12pt" fo:letter-spacing="normal" fo:font-style="normal" fo:font-weight="normal"/>
    </style:style>
    <style:style style:name="T55" style:family="text">
      <style:text-properties fo:font-variant="normal" fo:text-transform="none" fo:color="#7e8082" style:font-name="Open Sans" fo:font-size="12pt" fo:letter-spacing="normal" fo:font-style="normal" fo:font-weight="normal" fo:background-color="#ffffff"/>
    </style:style>
    <style:style style:name="T56" style:family="text">
      <style:text-properties fo:font-variant="normal" fo:text-transform="none" fo:color="#7e8082" style:font-name="Open Sans" fo:font-size="12pt" fo:letter-spacing="normal" fo:font-style="normal" fo:font-weight="bold"/>
    </style:style>
    <style:style style:name="T57" style:family="text">
      <style:text-properties fo:font-variant="normal" fo:text-transform="none" fo:color="#7e8082" style:font-name="Open Sans" fo:font-size="12pt" fo:letter-spacing="normal" fo:font-weight="normal"/>
    </style:style>
    <style:style style:name="T58" style:family="text">
      <style:text-properties fo:font-variant="normal" fo:text-transform="none" fo:color="#7e8082" style:font-name="Open Sans" fo:font-size="14pt" fo:letter-spacing="normal" fo:font-style="normal" fo:font-weight="bold"/>
    </style:style>
    <style:style style:name="T59" style:family="text">
      <style:text-properties fo:font-variant="normal" fo:text-transform="none" fo:color="#7e8082" style:font-name="Open Sans" fo:font-size="9pt" fo:letter-spacing="normal" fo:font-style="normal" fo:font-weight="normal"/>
    </style:style>
    <style:style style:name="T60" style:family="text">
      <style:text-properties fo:font-variant="normal" fo:text-transform="none" fo:color="#7e8082" style:font-name="monospace1" fo:font-size="10.5pt" fo:letter-spacing="normal" fo:font-style="normal" fo:font-weight="normal" fo:background-color="#ffffff"/>
    </style:style>
    <style:style style:name="T61" style:family="text">
      <style:text-properties fo:font-variant="normal" fo:text-transform="none" fo:color="#7e8082" style:font-name="monospace1" fo:font-size="9.75pt" fo:letter-spacing="normal" fo:font-style="normal" fo:font-weight="normal" fo:background-color="#ffffff"/>
    </style:style>
    <style:style style:name="T62" style:family="text">
      <style:text-properties fo:font-variant="normal" fo:text-transform="none" fo:color="#7e8082" fo:font-size="9.75pt" fo:letter-spacing="normal" fo:font-style="normal" fo:font-weight="normal"/>
    </style:style>
    <style:style style:name="T63" style:family="text">
      <style:text-properties fo:font-variant="normal" fo:text-transform="none" fo:color="#7e8082" fo:letter-spacing="normal"/>
    </style:style>
    <style:style style:name="T64" style:family="text">
      <style:text-properties fo:font-variant="normal" fo:text-transform="none" fo:color="#7e8082" style:font-name="apple-system1" fo:font-size="10.5pt" fo:letter-spacing="normal" fo:font-style="normal" fo:font-weight="normal"/>
    </style:style>
    <style:style style:name="T65" style:family="text">
      <style:text-properties fo:font-variant="normal" fo:text-transform="none" style:font-name="inherit" fo:font-size="9.75pt" fo:letter-spacing="normal" fo:font-style="normal" fo:font-weight="normal"/>
    </style:style>
    <style:style style:name="T66" style:family="text">
      <style:text-properties fo:font-variant="normal" fo:text-transform="none" style:font-name="inherit" fo:font-size="9.75pt" fo:letter-spacing="normal" fo:font-style="normal" fo:font-weight="normal" fo:background-color="transparent"/>
    </style:style>
    <style:style style:name="T67" style:family="text">
      <style:text-properties fo:font-variant="normal" fo:text-transform="none" style:font-name="inherit" fo:letter-spacing="normal" fo:font-style="normal" fo:font-weight="normal"/>
    </style:style>
    <style:style style:name="T68" style:family="text">
      <style:text-properties fo:font-variant="normal" fo:text-transform="none" style:font-name="inherit" fo:letter-spacing="normal" fo:font-style="normal" fo:font-weight="normal" fo:background-color="transparent"/>
    </style:style>
    <style:style style:name="T69" style:family="text">
      <style:text-properties fo:font-variant="normal" fo:text-transform="none" fo:color="#2fb994" style:font-name="monospace1" fo:font-size="11.25pt" fo:letter-spacing="normal" fo:font-style="normal" fo:font-weight="bold"/>
    </style:style>
    <style:style style:name="T70" style:family="text">
      <style:text-properties fo:font-variant="normal" fo:text-transform="none" fo:color="#2fb994" style:font-name="monospace1" fo:font-size="11.25pt" fo:letter-spacing="normal" fo:font-style="normal" fo:font-weight="bold" fo:background-color="transparent" style:font-size-asian="14pt" style:font-size-complex="14pt"/>
    </style:style>
    <style:style style:name="T71" style:family="text">
      <style:text-properties fo:font-variant="normal" fo:text-transform="none" fo:color="#2fb994" style:font-name="Open Sans" fo:font-size="11.25pt" fo:letter-spacing="normal" fo:font-style="normal" fo:font-weight="bold"/>
    </style:style>
    <style:style style:name="T72" style:family="text">
      <style:text-properties fo:font-variant="normal" fo:text-transform="none" fo:color="#2fb994" style:font-name="Open Sans" fo:font-size="14pt" fo:letter-spacing="normal" fo:font-style="normal" fo:font-weight="bold"/>
    </style:style>
    <style:style style:name="T73" style:family="text">
      <style:text-properties fo:font-variant="normal" fo:text-transform="none" fo:color="#2fb994" fo:font-size="11.25pt" fo:letter-spacing="normal" fo:font-style="normal" fo:font-weight="bold"/>
    </style:style>
    <style:style style:name="T74" style:family="text">
      <style:text-properties fo:font-variant="normal" fo:text-transform="none" fo:color="#800000" style:font-name="Open Sans" fo:font-size="12pt" fo:letter-spacing="normal" fo:font-style="normal" fo:font-weight="normal"/>
    </style:style>
    <style:style style:name="T75" style:family="text">
      <style:text-properties fo:font-variant="normal" fo:text-transform="none" fo:color="#ff6600" style:font-name="Open Sans" fo:font-size="12pt" fo:letter-spacing="normal" fo:font-style="normal" fo:font-weight="normal"/>
    </style:style>
    <style:style style:name="T76" style:family="text">
      <style:text-properties fo:font-variant="normal" fo:text-transform="none" style:font-name="Open Sans" fo:font-size="14pt" fo:letter-spacing="normal" fo:font-style="normal" fo:font-weight="bold"/>
    </style:style>
    <style:style style:name="T77" style:family="text">
      <style:text-properties fo:color="#ffffff" style:font-name="Lato" fo:font-weight="bold" fo:background-color="#d2322d"/>
    </style:style>
    <style:style style:name="T78" style:family="text">
      <style:text-properties style:use-window-font-color="true"/>
    </style:style>
    <style:style style:name="T79" style:family="text">
      <style:text-properties style:use-window-font-color="true" style:font-name="Open Sans" fo:font-size="10.5pt" fo:letter-spacing="normal" fo:font-style="italic" fo:font-weight="normal"/>
    </style:style>
    <style:style style:name="T80" style:family="text">
      <style:text-properties style:use-window-font-color="true" style:font-name="Arial" fo:font-size="14pt" fo:background-color="transparent" style:font-size-asian="14pt" style:font-size-complex="14pt"/>
    </style:style>
    <style:style style:name="T81" style:family="text">
      <style:text-properties style:font-name="Inconsolata" fo:font-size="10.5pt" fo:font-style="normal" fo:font-weight="normal"/>
    </style:style>
    <style:style style:name="T82" style:family="text">
      <style:text-properties fo:color="#c586c0"/>
    </style:style>
    <style:style style:name="T83" style:family="text">
      <style:text-properties fo:color="#569cd6"/>
    </style:style>
    <style:style style:name="T84" style:family="text">
      <style:text-properties style:font-name="Consolas" fo:font-size="9pt" fo:font-weight="normal"/>
    </style:style>
    <style:style style:name="T85" style:family="text">
      <style:text-properties fo:color="#dcdcaa" style:font-name="Consolas" fo:font-size="9pt" fo:font-weight="normal"/>
    </style:style>
    <style:style style:name="T86" style:family="text">
      <style:text-properties fo:color="#ce9178" style:font-name="Consolas" fo:font-size="9pt" fo:font-weight="normal"/>
    </style:style>
    <style:style style:name="T87" style:family="text">
      <style:text-properties fo:color="#9cdcfe" style:font-name="Consolas" fo:font-size="9pt" fo:font-weight="normal"/>
    </style:style>
    <style:style style:name="T88" style:family="text">
      <style:text-properties fo:color="#6a9955" style:font-name="Consolas" fo:font-size="9pt" fo:font-weight="normal"/>
    </style:style>
    <style:style style:name="T89" style:family="text">
      <style:text-properties style:font-name="Lato" fo:font-weight="bold"/>
    </style:style>
    <style:style style:name="T90" style:family="text">
      <style:text-properties style:font-name="monospace"/>
    </style:style>
    <style:style style:name="T91" style:family="text">
      <style:text-properties fo:color="#000000"/>
    </style:style>
    <style:style style:name="T92" style:family="text">
      <style:text-properties fo:color="#000000" style:font-name="Consolas1"/>
    </style:style>
    <style:style style:name="T93" style:family="text">
      <style:text-properties fo:color="#ee9900" style:font-name="Consolas1"/>
    </style:style>
    <style:style style:name="T94" style:family="text">
      <style:text-properties fo:color="#ee9900" style:font-name="Consolas1" fo:font-weight="bold"/>
    </style:style>
    <style:style style:name="T95" style:family="text">
      <style:text-properties fo:color="#0077aa" style:font-name="Consolas1"/>
    </style:style>
    <style:style style:name="T96" style:family="text">
      <style:text-properties fo:color="#999999" style:font-name="Consolas1"/>
    </style:style>
    <style:style style:name="T97" style:family="text">
      <style:text-properties fo:color="#dd4a68" style:font-name="Consolas1"/>
    </style:style>
    <style:style style:name="T98" style:family="text">
      <style:text-properties fo:color="#9a6e3a" style:font-name="Consolas1"/>
    </style:style>
    <style:style style:name="T99" style:family="text">
      <style:text-properties fo:color="#990055" style:font-name="Consolas1"/>
    </style:style>
    <style:style style:name="T100" style:family="text">
      <style:text-properties fo:color="#669900" style:font-name="Consolas1"/>
    </style:style>
    <style:style style:name="T101" style:family="text">
      <style:text-properties style:font-name="Open Sans" fo:font-size="10.5pt" fo:font-style="normal" fo:font-weight="bold"/>
    </style:style>
    <style:style style:name="T102" style:family="text">
      <style:text-properties fo:color="#d03737" style:text-line-through-style="solid"/>
    </style:style>
    <style:style style:name="T103" style:family="text">
      <style:text-properties fo:font-size="12pt"/>
    </style:style>
    <style:style style:name="T104" style:family="text">
      <style:text-properties fo:font-size="12pt" fo:font-weight="bold"/>
    </style:style>
    <style:style style:name="T105" style:family="text">
      <style:text-properties fo:font-size="12pt" fo:font-weight="normal"/>
    </style:style>
    <style:style style:name="T106" style:family="text">
      <style:text-properties fo:color="#7e8082" fo:font-size="12pt" fo:font-weight="bold"/>
    </style:style>
    <style:style style:name="T107" style:family="text">
      <style:text-properties fo:color="#7e8082" fo:font-size="12pt" fo:font-weight="bold" fo:background-color="transparent" style:font-size-asian="14pt" style:font-size-complex="14pt"/>
    </style:style>
    <style:style style:name="T108" style:family="text">
      <style:text-properties fo:color="#7e8082" fo:font-size="12pt" fo:font-weight="normal"/>
    </style:style>
    <style:style style:name="T109" style:family="text">
      <style:text-properties fo:color="#7e8082" fo:font-size="9pt"/>
    </style:style>
    <style:style style:name="T110" style:family="text">
      <style:text-properties fo:color="#7e8082" fo:font-size="9pt" fo:background-color="transparent" style:font-size-asian="14pt" style:font-size-complex="14pt"/>
    </style:style>
    <style:style style:name="T111" style:family="text">
      <style:text-properties fo:color="#2fb994" style:text-line-through-style="none" style:text-underline-style="none" style:text-blinking="false"/>
    </style:style>
    <style:style style:name="T112" style:family="text">
      <style:text-properties fo:color="#ff6600"/>
    </style:style>
    <style:style style:name="T113" style:family="text">
      <style:text-properties fo:font-size="14pt" fo:font-weight="bold"/>
    </style:style>
    <style:style style:name="T114" style:family="text">
      <style:text-properties fo:background-color="transparent" style:font-size-asian="14pt" style:font-size-complex="14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background-color="#ffffff" style:background-transparency="0%" fo:padding="0cm" fo:border="non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26cm" svg:y="0.026cm" svg:width="0.265cm" draw:z-index="1">
        <draw:text-box fo:min-height="0.265cm">
          <text:p text:style-name="Text_20_body"/>
        </draw:text-box>
      </draw:frame>
      <draw:frame draw:style-name="fr1" draw:name="Cadre2" text:anchor-type="page" text:anchor-page-number="1" svg:x="0.026cm" svg:y="0.026cm" svg:width="0.265cm" draw:z-index="2">
        <draw:text-box fo:min-height="0.265cm">
          <text:p text:style-name="Text_20_body"/>
        </draw:text-box>
      </draw:frame>
      <draw:frame draw:style-name="fr1" draw:name="Cadre3" text:anchor-type="page" text:anchor-page-number="1" svg:x="0.026cm" svg:y="0.026cm" svg:width="0.265cm" draw:z-index="3">
        <draw:text-box fo:min-height="0.265cm">
          <text:p text:style-name="Text_20_body"/>
        </draw:text-box>
      </draw:frame>
      <draw:frame draw:style-name="fr1" draw:name="Cadre4" text:anchor-type="page" text:anchor-page-number="1" svg:x="0.026cm" svg:y="0.026cm" svg:width="0.265cm" draw:z-index="4">
        <draw:text-box fo:min-height="0.265cm">
          <text:p text:style-name="Text_20_body"/>
        </draw:text-box>
      </draw:frame>
      <draw:frame draw:style-name="fr1" draw:name="Cadre5" text:anchor-type="page" text:anchor-page-number="1" svg:x="0.026cm" svg:y="0.026cm" svg:width="0.265cm" draw:z-index="5">
        <draw:text-box fo:min-height="0.265cm">
          <text:p text:style-name="Text_20_body"/>
        </draw:text-box>
      </draw:frame>
      <draw:frame draw:style-name="fr1" draw:name="Cadre6" text:anchor-type="page" text:anchor-page-number="1" svg:x="0.026cm" svg:y="0.026cm" svg:width="0.265cm" draw:z-index="6">
        <draw:text-box fo:min-height="0.265cm">
          <text:p text:style-name="Text_20_body"/>
        </draw:text-box>
      </draw:frame>
      <draw:frame draw:style-name="fr1" draw:name="Cadre7" text:anchor-type="page" text:anchor-page-number="1" svg:x="0.026cm" svg:y="0.026cm" svg:width="0.265cm" draw:z-index="7">
        <draw:text-box fo:min-height="0.265cm">
          <text:p text:style-name="Text_20_body"/>
        </draw:text-box>
      </draw:frame>
      <draw:frame draw:style-name="fr1" draw:name="Cadre8" text:anchor-type="page" text:anchor-page-number="1" svg:x="0.026cm" svg:y="0.026cm" svg:width="0.265cm" draw:z-index="8">
        <draw:text-box fo:min-height="0.265cm">
          <text:p text:style-name="Text_20_body"/>
        </draw:text-box>
      </draw:frame>
      <draw:frame draw:style-name="fr1" draw:name="Cadre9" text:anchor-type="page" text:anchor-page-number="1" svg:x="0.026cm" svg:y="0.026cm" svg:width="0.265cm" draw:z-index="9">
        <draw:text-box fo:min-height="0.265cm">
          <text:p text:style-name="Text_20_body"/>
        </draw:text-box>
      </draw:frame>
      <draw:frame draw:style-name="fr1" draw:name="Cadre10" text:anchor-type="page" text:anchor-page-number="1" svg:x="0.026cm" svg:y="0.026cm" svg:width="0.265cm" draw:z-index="10">
        <draw:text-box fo:min-height="0.265cm">
          <text:p text:style-name="Text_20_body"/>
        </draw:text-box>
      </draw:frame>
      <draw:frame draw:style-name="fr1" draw:name="Cadre11" text:anchor-type="page" text:anchor-page-number="1" svg:x="0.026cm" svg:y="0.026cm" svg:width="0.265cm" draw:z-index="11">
        <draw:text-box fo:min-height="0.265cm">
          <text:p text:style-name="Text_20_body"/>
        </draw:text-box>
      </draw:frame>
      <text:p text:style-name="P85"/>
      <text:p text:style-name="P1"><text:span text:style-name="T1">Quoi? Tu es développeur Symfony junior et tu n'as pas de mission sous la main? Pourtant tu es curieux, dynamique et tu as une forte envie d'apprendre sur des sujets complexes? Trouver sa mission sur Paris quand on débute, ce n'est pas toujours évident. Rien de mieux pour apprendre que de travailler dans une Agence Web sur des applications de toutes sortes. Si tu te reconnais en me lisant, il suffit de me contacter à </text:span><text:bookmark text:name="ember102"/><text:a xlink:type="simple" xlink:href="mailto:t.kowalski@easypartner.fr" office:target-frame-name="_blank" xlink:show="new" text:style-name="Internet_20_link" text:visited-style-name="Visited_20_Internet_20_Link"><text:span text:style-name="T2">t.kowalski@easypartner.fr</text:span></text:a></text:p>
      <text:p text:style-name="P42"/>
      <text:p text:style-name="P42">Codingame</text:p>
      <text:p text:style-name="P42"/>
      <text:p text:style-name="P35"><text:span text:style-name="T13">Les</text:span><text:span text:style-name="T10"> vaisseaux ennemis approchent en ligne droite vers votre canon.</text:span><text:span text:style-name="T78"><text:line-break/><text:line-break/></text:span><text:span text:style-name="Strong_20_Emphasis"><text:span text:style-name="T9">À chaque début d'un tour de jeu</text:span></text:span><text:span text:style-name="T12"> </text:span><text:span text:style-name="T10">(dans la boucle </text:span><text:span text:style-name="T79">game loop</text:span><text:span text:style-name="T10">), vous obtenez les informations des deux ennemis les plus proches :</text:span></text:p>
      <text:list xml:id="list4234228126443968837" text:style-name="L1">
        <text:list-item>
          <text:p text:style-name="P118"><text:span text:style-name="T10">variable </text:span><text:span text:style-name="Variable"><text:span text:style-name="T11">enemy1</text:span></text:span><text:span text:style-name="T10"> : le nom de l'ennemi 1.</text:span></text:p>
        </text:list-item>
        <text:list-item>
          <text:p text:style-name="P118"><text:span text:style-name="T10">variable </text:span><text:span text:style-name="Variable"><text:span text:style-name="T11">dist1</text:span></text:span><text:span text:style-name="T10"> : la distance à laquelle se trouve l'ennemi 1.</text:span></text:p>
        </text:list-item>
        <text:list-item>
          <text:p text:style-name="P118"><text:span text:style-name="T10">variable </text:span><text:span text:style-name="Variable"><text:span text:style-name="T11">enemy2</text:span></text:span><text:span text:style-name="T10"> : le nom de l'ennemi 2.</text:span></text:p>
        </text:list-item>
        <text:list-item>
          <text:p text:style-name="P118"><text:span text:style-name="T10">variable </text:span><text:span text:style-name="Variable"><text:span text:style-name="T11">dist2</text:span></text:span><text:span text:style-name="T10"> : la distance à laquelle se trouve l'ennemi 2.</text:span></text:p>
        </text:list-item>
      </text:list>
      <text:p text:style-name="P2"><text:span text:style-name="Strong_20_Emphasis"><text:span text:style-name="T9">Avant la fin du tour</text:span></text:span><text:span text:style-name="T12"> </text:span><text:span text:style-name="T10">(fin de la boucle), vous devez indiquer en sortie le nom de l'ennemi le plus proche. Pour afficher le nom de l'ennemi le plus proche, vous devez utiliser la variable </text:span><text:span text:style-name="Variable"><text:span text:style-name="T11">enemy1</text:span></text:span><text:span text:style-name="T12"> </text:span><text:span text:style-name="T10">ou </text:span><text:span text:style-name="Variable"><text:span text:style-name="T11">enemy2</text:span></text:span><text:span text:style-name="T10">.</text:span><text:span text:style-name="T78"> </text:span></text:p>
      <text:p text:style-name="P3"/>
      <text:p text:style-name="P3"/>
      <text:p text:style-name="P6">&lt;?php</text:p>
      <text:p text:style-name="P38">// game loop</text:p>
      <text:p text:style-name="P36"><text:span text:style-name="T82">while</text:span> (<text:span text:style-name="T83">TRUE</text:span>)</text:p>
      <text:p text:style-name="P36">{</text:p>
      <text:p text:style-name="P37">    <text:span text:style-name="T85">fscanf</text:span><text:span text:style-name="T84">(STDIN, </text:span><text:span text:style-name="T86">"%s"</text:span><text:span text:style-name="T84">,</text:span></text:p>
      <text:p text:style-name="P37">        <text:span text:style-name="T87">$enemy1</text:span><text:span text:style-name="T84"> </text:span><text:span text:style-name="T88">// name of enemy 1</text:span></text:p>
      <text:p text:style-name="P37">    <text:span text:style-name="T84">);</text:span></text:p>
      <text:p text:style-name="P37">    <text:span text:style-name="T85">fscanf</text:span><text:span text:style-name="T84">(STDIN, </text:span><text:span text:style-name="T86">"%d"</text:span><text:span text:style-name="T84">,</text:span></text:p>
      <text:p text:style-name="P37">        <text:span text:style-name="T87">$dist1</text:span><text:span text:style-name="T84"> </text:span><text:span text:style-name="T88">// distance to enemy 1</text:span></text:p>
      <text:p text:style-name="P37">    <text:span text:style-name="T84">);</text:span></text:p>
      <text:p text:style-name="P37">    <text:span text:style-name="T85">fscanf</text:span><text:span text:style-name="T84">(STDIN, </text:span><text:span text:style-name="T86">"%s"</text:span><text:span text:style-name="T84">,</text:span></text:p>
      <text:p text:style-name="P37">        <text:span text:style-name="T87">$enemy2</text:span><text:span text:style-name="T84"> </text:span><text:span text:style-name="T88">// name of enemy 2</text:span></text:p>
      <text:p text:style-name="P37">    <text:span text:style-name="T84">);</text:span></text:p>
      <text:p text:style-name="P37">    <text:span text:style-name="T85">fscanf</text:span><text:span text:style-name="T84">(STDIN, </text:span><text:span text:style-name="T86">"%d"</text:span><text:span text:style-name="T84">,</text:span></text:p>
      <text:p text:style-name="P37">        <text:span text:style-name="T87">$dist2</text:span><text:span text:style-name="T84"> </text:span><text:span text:style-name="T88">// distance to enemy 2</text:span></text:p>
      <text:p text:style-name="P37">    <text:span text:style-name="T84">);</text:span></text:p>
      <text:p text:style-name="P39"/>
      <text:p text:style-name="P37">    <text:span text:style-name="T88">// Write an action using echo(). DON'T FORGET THE TRAILING \n</text:span></text:p>
      <text:p text:style-name="P39"/>
      <text:p text:style-name="P37">    <text:span text:style-name="T88">// Enter the code here</text:span></text:p>
      <text:p text:style-name="P39"/>
      <text:p text:style-name="P36">}</text:p>
      <text:p text:style-name="P40">?&gt;</text:p>
      <text:p text:style-name="P3"/>
      <text:h text:style-name="P105" text:outline-level="2">if ($dist1 &lt; $dist2) {</text:h>
      <text:p text:style-name="P59"><text:soft-page-break/><text:s text:c="4"/><text:span text:style-name="T81">echo ($enemy1."\n");</text:span></text:p>
      <text:p text:style-name="P58">} else {</text:p>
      <text:p text:style-name="P59"><text:s text:c="4"/><text:span text:style-name="T81">echo ($enemy2."\n");</text:span></text:p>
      <text:p text:style-name="P58">}</text:p>
      <text:p text:style-name="Text_20_body"><text:line-break/><text:span text:style-name="T18">Given the context where </text:span><text:span text:style-name="Source_20_Text"><text:span text:style-name="T19">COLUMNS</text:span></text:span><text:span text:style-name="T16"> </text:span><text:span text:style-name="T18">is set as an environment variable with the value of </text:span><text:span text:style-name="Source_20_Text"><text:span text:style-name="T19">120</text:span></text:span><text:span text:style-name="T18">, what will be the value returned using the following code?</text:span> </text:p>
      <text:p text:style-name="P32"><text:span text:style-name="Source_20_Text"><text:span text:style-name="T20">&lt;?php</text:span></text:span></text:p>
      <text:p text:style-name="P61"/>
      <text:p text:style-name="P61"><text:span text:style-name="Source_20_Text"><text:span text:style-name="T22">use</text:span></text:span><text:span text:style-name="Source_20_Text"><text:span text:style-name="T4"> Symfony</text:span></text:span><text:span text:style-name="Source_20_Text"><text:span text:style-name="T25">\</text:span></text:span><text:span text:style-name="Source_20_Text"><text:span text:style-name="T4">Component</text:span></text:span><text:span text:style-name="Source_20_Text"><text:span text:style-name="T25">\</text:span></text:span><text:span text:style-name="Source_20_Text"><text:span text:style-name="T4">Console</text:span></text:span><text:span text:style-name="Source_20_Text"><text:span text:style-name="T25">\</text:span></text:span><text:span text:style-name="Source_20_Text"><text:span text:style-name="T4">Terminal</text:span></text:span><text:span text:style-name="Source_20_Text"><text:span text:style-name="T25">;</text:span></text:span></text:p>
      <text:p text:style-name="P61"/>
      <text:p text:style-name="P60"><text:span text:style-name="Source_20_Text"><text:span text:style-name="T22">echo</text:span></text:span><text:span text:style-name="Source_20_Text"><text:span text:style-name="T4"> </text:span></text:span><text:span text:style-name="Source_20_Text"><text:span text:style-name="T25">(</text:span></text:span><text:span text:style-name="Source_20_Text"><text:span text:style-name="T22">new</text:span></text:span><text:span text:style-name="Source_20_Text"><text:span text:style-name="T4"> </text:span></text:span><text:span text:style-name="Source_20_Text"><text:span text:style-name="T29">Terminal</text:span></text:span><text:span text:style-name="Source_20_Text"><text:span text:style-name="T25">())</text:span></text:span><text:span text:style-name="Source_20_Text"><text:span text:style-name="T33">-&gt;</text:span></text:span><text:span text:style-name="Source_20_Text"><text:span text:style-name="T29">getWidth</text:span></text:span><text:span text:style-name="Source_20_Text"><text:span text:style-name="T25">();</text:span></text:span></text:p>
      <text:p text:style-name="P64">1. Symfony &gt; Fullstack &gt; Standard Edition</text:p>
      <text:p text:style-name="P19">Multiple choices</text:p>
      <text:h text:style-name="P44" text:outline-level="2">Twig</text:h>
      <text:p text:style-name="P14">What are the functions for URL generation in a Twig template?</text:p>
      <text:h text:style-name="P27" text:outline-level="3">Correct</text:h>
      <text:list xml:id="list7296749982892681576" text:style-name="L2">
        <text:list-item>
          <text:p text:style-name="P128"><text:span text:style-name="Source_20_Text"><text:span text:style-name="T90">path()</text:span></text:span></text:p>
        </text:list-item>
        <text:list-item>
          <text:p text:style-name="P128"><text:span text:style-name="Source_20_Text"><text:span text:style-name="T90">url()</text:span></text:span></text:p>
        </text:list-item>
      </text:list>
      <text:p text:style-name="P1"><text:span text:style-name="Source_20_Text"><text:span text:style-name="T89"/></text:span></text:p>
      <text:p text:style-name="P5"><text:span text:style-name="Source_20_Text"><text:span text:style-name="T14">2. Twig</text:span></text:span></text:p>
      <text:p text:style-name="P18">Multiple choices</text:p>
      <text:h text:style-name="P43" text:outline-level="2">Block</text:h>
      <text:p text:style-name="P16">Which of the following are valid Twig blocks?</text:p>
      <text:h text:style-name="P24" text:outline-level="3">Wrong</text:h>
      <text:list xml:id="list7326420037523271869" text:style-name="L3">
        <text:list-item>
          <text:p text:style-name="P106"><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endblock</text:span></text:span><text:span text:style-name="Source_20_Text"><text:span text:style-name="T35"> content </text:span></text:span><text:span text:style-name="Source_20_Text"><text:span text:style-name="T25">%}</text:span></text:span></text:p>
          <text:p text:style-name="P152">Twig</text:p>
        </text:list-item>
        <text:list-item>
          <text:p text:style-name="P106"><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endblock</text:span></text:span><text:span text:style-name="Source_20_Text"><text:span text:style-name="T35"> </text:span></text:span><text:span text:style-name="Source_20_Text"><text:span text:style-name="T25">%}</text:span></text:span></text:p>
          <text:p text:style-name="P152"><text:soft-page-break/>Twig</text:p>
        </text:list-item>
      </text:list>
      <text:h text:style-name="P25" text:outline-level="3">The choices were</text:h>
      <text:list xml:id="list8255668821197827699" text:style-name="L4">
        <text:list-item>
          <text:p text:style-name="P107"><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39">content</text:span></text:span><text:span text:style-name="Source_20_Text"><text:span text:style-name="T25">'</text:span></text:span><text:span text:style-name="Source_20_Text"><text:span text:style-name="T35"> block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finishblock</text:span></text:span><text:span text:style-name="Source_20_Text"><text:span text:style-name="T35"> content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start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finishblock</text:span></text:span><text:span text:style-name="Source_20_Text"><text:span text:style-name="T35"> content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start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endblock</text:span></text:span><text:span text:style-name="Source_20_Text"><text:span text:style-name="T35"> content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endblock</text:span></text:span><text:span text:style-name="Source_20_Text"><text:span text:style-name="T35">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4"> content </text:span></text:span><text:span text:style-name="Source_20_Text"><text:span text:style-name="T25">{%</text:span></text:span><text:span text:style-name="Source_20_Text"><text:span text:style-name="T35"> </text:span></text:span><text:span text:style-name="Source_20_Text"><text:span text:style-name="T22">endblock</text:span></text:span><text:span text:style-name="Source_20_Text"><text:span text:style-name="T35"> content </text:span></text:span><text:span text:style-name="Source_20_Text"><text:span text:style-name="T25">%}</text:span></text:span></text:p>
          <text:p text:style-name="P153">Twig</text:p>
        </text:list-item>
        <text:list-item>
          <text:p text:style-name="P107"><text:span text:style-name="Source_20_Text"><text:span text:style-name="T25">{%</text:span></text:span><text:span text:style-name="Source_20_Text"><text:span text:style-name="T35"> </text:span></text:span><text:span text:style-name="Source_20_Text"><text:span text:style-name="T22">block</text:span></text:span><text:span text:style-name="Source_20_Text"><text:span text:style-name="T35"> content </text:span></text:span><text:span text:style-name="Source_20_Text"><text:span text:style-name="T25">'</text:span></text:span><text:span text:style-name="Source_20_Text"><text:span text:style-name="T39">content</text:span></text:span><text:span text:style-name="Source_20_Text"><text:span text:style-name="T25">'</text:span></text:span><text:span text:style-name="Source_20_Text"><text:span text:style-name="T35"> </text:span></text:span><text:span text:style-name="Source_20_Text"><text:span text:style-name="T25">%}</text:span></text:span></text:p>
        </text:list-item>
      </text:list>
      <text:p text:style-name="P1"><text:span text:style-name="Source_20_Text"><text:span text:style-name="T89"/></text:span></text:p>
      <text:p text:style-name="P77"><text:soft-page-break/></text:p>
      <text:p text:style-name="P7">3. Doctrine &gt; Object Relational Mapper</text:p>
      <text:p text:style-name="P18">Single choice</text:p>
      <text:h text:style-name="P43" text:outline-level="2">OrphanRemoval</text:h>
      <text:p text:style-name="P2"><text:span text:style-name="T18">Does the </text:span><text:span text:style-name="Source_20_Text"><text:span text:style-name="T19">orphanRemoval</text:span></text:span><text:span text:style-name="T18"> attribute work with a </text:span><text:span text:style-name="Source_20_Text"><text:span text:style-name="T19">Many-to-One</text:span></text:span><text:span text:style-name="T18"> association ?</text:span></text:p>
      <text:h text:style-name="P24" text:outline-level="3">Wrong</text:h>
      <text:list xml:id="list5289561733910757490" text:style-name="L5">
        <text:list-item>
          <text:p text:style-name="P134">Yes</text:p>
        </text:list-item>
      </text:list>
      <text:h text:style-name="P25" text:outline-level="3">The choices were</text:h>
      <text:list xml:id="list9121420052988703385" text:style-name="L6">
        <text:list-item>
          <text:p text:style-name="P135">No</text:p>
        </text:list-item>
        <text:list-item>
          <text:p text:style-name="P135">Yes</text:p>
        </text:list-item>
      </text:list>
      <text:p text:style-name="P4"/>
      <text:p text:style-name="P11">4. Symfony &gt; Components &gt; Filesystem</text:p>
      <text:p text:style-name="P18">Multiple choices</text:p>
      <text:h text:style-name="P43" text:outline-level="2">Usage</text:h>
      <text:p text:style-name="P16">Which of the following are Filesystem methods?</text:p>
      <text:h text:style-name="P24" text:outline-level="3">Wrong</text:h>
      <text:list xml:id="list476499711368850353" text:style-name="L7">
        <text:list-item>
          <text:p text:style-name="P119"><text:span text:style-name="Source_20_Text"><text:span text:style-name="T19">mirror</text:span></text:span></text:p>
        </text:list-item>
        <text:list-item>
          <text:p text:style-name="P119"><text:span text:style-name="Source_20_Text"><text:span text:style-name="T19">symlink</text:span></text:span></text:p>
        </text:list-item>
        <text:list-item>
          <text:p text:style-name="P119"><text:span text:style-name="Source_20_Text"><text:span text:style-name="T19">chown</text:span></text:span></text:p>
        </text:list-item>
        <text:list-item>
          <text:p text:style-name="P119"><text:span text:style-name="Source_20_Text"><text:span text:style-name="T19">copy</text:span></text:span></text:p>
        </text:list-item>
      </text:list>
      <text:h text:style-name="P25" text:outline-level="3">The choices were</text:h>
      <text:list xml:id="list7925774970610774254" text:style-name="L8">
        <text:list-item>
          <text:p text:style-name="P120"><text:span text:style-name="Source_20_Text"><text:span text:style-name="T19">chown</text:span></text:span></text:p>
        </text:list-item>
        <text:list-item>
          <text:p text:style-name="P120"><text:span text:style-name="Source_20_Text"><text:span text:style-name="T19">symlink</text:span></text:span></text:p>
        </text:list-item>
        <text:list-item>
          <text:p text:style-name="P120"><text:span text:style-name="Source_20_Text"><text:span text:style-name="T19">copy</text:span></text:span></text:p>
        </text:list-item>
        <text:list-item>
          <text:p text:style-name="P120"><text:span text:style-name="Source_20_Text"><text:span text:style-name="T19">makePathRelative</text:span></text:span></text:p>
        </text:list-item>
        <text:list-item>
          <text:p text:style-name="P120"><text:span text:style-name="Source_20_Text"><text:span text:style-name="T19">move</text:span></text:span></text:p>
        </text:list-item>
        <text:list-item>
          <text:p text:style-name="P120"><text:span text:style-name="Source_20_Text"><text:span text:style-name="T19">delete</text:span></text:span></text:p>
        </text:list-item>
        <text:list-item>
          <text:p text:style-name="P120"><text:span text:style-name="Source_20_Text"><text:span text:style-name="T19">mirror</text:span></text:span></text:p>
        </text:list-item>
      </text:list>
      <text:p text:style-name="Text_20_body"/>
      <text:p text:style-name="P13">5. PHP &gt; PHP Basics</text:p>
      <text:p text:style-name="P19">Single choice</text:p>
      <text:h text:style-name="P44" text:outline-level="2">PHP basic operations</text:h>
      <text:p text:style-name="P14">What is the output ?</text:p>
      <text:p text:style-name="P20"><text:span text:style-name="Source_20_Text"><text:span text:style-name="T93">&lt;?php</text:span></text:span></text:p>
      <text:p text:style-name="P54"><text:soft-page-break/><text:span text:style-name="Source_20_Text"><text:span text:style-name="T95">echo</text:span></text:span><text:span text:style-name="Source_20_Text"><text:span text:style-name="T92"> </text:span></text:span><text:span text:style-name="Source_20_Text"><text:span text:style-name="T100">"4"</text:span></text:span><text:span text:style-name="Source_20_Text"><text:span text:style-name="T92"> </text:span></text:span><text:span text:style-name="Source_20_Text"><text:span text:style-name="T98">+</text:span></text:span><text:span text:style-name="Source_20_Text"><text:span text:style-name="T92"> </text:span></text:span><text:span text:style-name="Source_20_Text"><text:span text:style-name="T99">05</text:span></text:span><text:span text:style-name="Source_20_Text"><text:span text:style-name="T92"> </text:span></text:span><text:span text:style-name="Source_20_Text"><text:span text:style-name="T98">+</text:span></text:span><text:span text:style-name="Source_20_Text"><text:span text:style-name="T92"> </text:span></text:span><text:span text:style-name="Source_20_Text"><text:span text:style-name="T99">011</text:span></text:span><text:span text:style-name="Source_20_Text"><text:span text:style-name="T92"> </text:span></text:span><text:span text:style-name="Source_20_Text"><text:span text:style-name="T98">+</text:span></text:span><text:span text:style-name="Source_20_Text"><text:span text:style-name="T92"> </text:span></text:span><text:span text:style-name="Source_20_Text"><text:span text:style-name="T97">ord</text:span></text:span><text:span text:style-name="Source_20_Text"><text:span text:style-name="T96">(</text:span></text:span><text:span text:style-name="Source_20_Text"><text:span text:style-name="T100">'a'</text:span></text:span><text:span text:style-name="Source_20_Text"><text:span text:style-name="T96">);</text:span></text:span></text:p>
      <text:p text:style-name="P54"><text:span text:style-name="Source_20_Text"><text:span text:style-name="T94">?&gt;</text:span></text:span></text:p>
      <text:p text:style-name="P45">PHP</text:p>
      <text:h text:style-name="P27" text:outline-level="3">Correct</text:h>
      <text:list xml:id="list6966325659536080611" text:style-name="L9">
        <text:list-item>
          <text:p text:style-name="P140">115</text:p>
        </text:list-item>
      </text:list>
      <text:p text:style-name="P17"/>
      <text:p text:style-name="P13">6. Symfony &gt; Components &gt; HttpFoundation</text:p>
      <text:p text:style-name="P19">Single choice</text:p>
      <text:h text:style-name="P44" text:outline-level="2">Accessing Request Data</text:h>
      <text:p text:style-name="P1">How to access <text:span text:style-name="Source_20_Text"><text:span text:style-name="T90">$_GET</text:span></text:span> data when using a <text:span text:style-name="Source_20_Text"><text:span text:style-name="T90">Symfony\Component\HttpFoundation\Request</text:span></text:span> <text:span text:style-name="Source_20_Text"><text:span text:style-name="T90">$request</text:span></text:span> object?</text:p>
      <text:h text:style-name="P27" text:outline-level="3">Correct</text:h>
      <text:list xml:id="list8056769640619657634" text:style-name="L10">
        <text:list-item>
          <text:p text:style-name="P111"><text:span text:style-name="Source_20_Text"><text:span text:style-name="T90">$request-&gt;query</text:span></text:span></text:p>
        </text:list-item>
      </text:list>
      <text:p text:style-name="P30">7. Symfony &gt; Fullstack &gt; Standard Edition</text:p>
      <text:p text:style-name="P18">Single choice</text:p>
      <text:h text:style-name="P43" text:outline-level="2">Routing</text:h>
      <text:p text:style-name="P16">Can you configure your routes in PHP?</text:p>
      <text:h text:style-name="P26" text:outline-level="3">Correct</text:h>
      <text:list xml:id="list7235005941120705533" text:style-name="L11">
        <text:list-item>
          <text:p text:style-name="P141"><text:span text:style-name="T18">Yes</text:span><text:span text:style-name="T15">8. Symfony &gt; Components &gt; Form</text:span></text:p>
        </text:list-item>
      </text:list>
      <text:p text:style-name="P19">Multiple choices</text:p>
      <text:h text:style-name="P44" text:outline-level="2">DataTransformer</text:h>
      <text:p text:style-name="P1">How to add a <text:span text:style-name="Source_20_Text"><text:span text:style-name="T90">DataTransformer</text:span></text:span> to the <text:span text:style-name="Source_20_Text"><text:span text:style-name="T90">tags</text:span></text:span> field?</text:p>
      <text:h text:style-name="P27" text:outline-level="3">Correct</text:h>
      <text:list xml:id="list8347301360003310643" text:style-name="L12">
        <text:list-item>
          <text:p text:style-name="P109"/>
          <text:p text:style-name="P112"><text:span text:style-name="Source_20_Text"><text:span text:style-name="T93">$builder</text:span></text:span><text:span text:style-name="Source_20_Text"><text:span text:style-name="T98">-&gt;</text:span></text:span><text:span text:style-name="Source_20_Text"><text:span text:style-name="T97">add</text:span></text:span><text:span text:style-name="Source_20_Text"><text:span text:style-name="T96">(</text:span></text:span></text:p>
          <text:p text:style-name="P112"><text:soft-page-break/><text:span text:style-name="Source_20_Text"><text:span text:style-name="T91"><text:s text:c="4"/></text:span></text:span><text:span text:style-name="Source_20_Text"><text:span text:style-name="T93">$builder</text:span></text:span></text:p>
          <text:p text:style-name="P112"><text:span text:style-name="Source_20_Text"><text:span text:style-name="T91"><text:s text:c="8"/></text:span></text:span><text:span text:style-name="Source_20_Text"><text:span text:style-name="T98">-&gt;</text:span></text:span><text:span text:style-name="Source_20_Text"><text:span text:style-name="T97">create</text:span></text:span><text:span text:style-name="Source_20_Text"><text:span text:style-name="T96">(</text:span></text:span><text:span text:style-name="Source_20_Text"><text:span text:style-name="T100">'tags'</text:span></text:span><text:span text:style-name="Source_20_Text"><text:span text:style-name="T96">,</text:span></text:span><text:span text:style-name="Source_20_Text"><text:span text:style-name="T92"> TextType</text:span></text:span><text:span text:style-name="Source_20_Text"><text:span text:style-name="T96">::</text:span></text:span><text:span text:style-name="Source_20_Text"><text:span text:style-name="T95">class</text:span></text:span><text:span text:style-name="Source_20_Text"><text:span text:style-name="T96">)</text:span></text:span></text:p>
          <text:p text:style-name="P112"><text:span text:style-name="Source_20_Text"><text:span text:style-name="T91"><text:s text:c="8"/></text:span></text:span><text:span text:style-name="Source_20_Text"><text:span text:style-name="T98">-&gt;</text:span></text:span><text:span text:style-name="Source_20_Text"><text:span text:style-name="T97">addModelTransformer</text:span></text:span><text:span text:style-name="Source_20_Text"><text:span text:style-name="T96">(</text:span></text:span><text:span text:style-name="Source_20_Text"><text:span text:style-name="T98">...</text:span></text:span><text:span text:style-name="Source_20_Text"><text:span text:style-name="T96">)</text:span></text:span></text:p>
          <text:p text:style-name="P112"><text:span text:style-name="Source_20_Text"><text:span text:style-name="T96">);</text:span></text:span></text:p>
          <text:p text:style-name="P154"/>
        </text:list-item>
        <text:list-item>
          <text:p text:style-name="P109"><text:span text:style-name="Source_20_Text"><text:span text:style-name="T93">$builder</text:span></text:span><text:span text:style-name="Source_20_Text"><text:span text:style-name="T98">-&gt;</text:span></text:span><text:span text:style-name="Source_20_Text"><text:span text:style-name="T97">add</text:span></text:span><text:span text:style-name="Source_20_Text"><text:span text:style-name="T96">(</text:span></text:span><text:span text:style-name="Source_20_Text"><text:span text:style-name="T100">'tags'</text:span></text:span><text:span text:style-name="Source_20_Text"><text:span text:style-name="T96">,</text:span></text:span><text:span text:style-name="Source_20_Text"><text:span text:style-name="T92"> TextType</text:span></text:span><text:span text:style-name="Source_20_Text"><text:span text:style-name="T96">::</text:span></text:span><text:span text:style-name="Source_20_Text"><text:span text:style-name="T95">class</text:span></text:span><text:span text:style-name="Source_20_Text"><text:span text:style-name="T96">);</text:span></text:span></text:p>
          <text:p text:style-name="P112"><text:span text:style-name="Source_20_Text"><text:span text:style-name="T93">$builder</text:span></text:span><text:span text:style-name="Source_20_Text"><text:span text:style-name="T98">-&gt;</text:span></text:span><text:span text:style-name="Source_20_Text"><text:span text:style-name="T97">get</text:span></text:span><text:span text:style-name="Source_20_Text"><text:span text:style-name="T96">(</text:span></text:span><text:span text:style-name="Source_20_Text"><text:span text:style-name="T100">'tags'</text:span></text:span><text:span text:style-name="Source_20_Text"><text:span text:style-name="T96">)</text:span></text:span></text:p>
          <text:p text:style-name="P112"><text:span text:style-name="Source_20_Text"><text:span text:style-name="T91"><text:s text:c="8"/></text:span></text:span><text:span text:style-name="Source_20_Text"><text:span text:style-name="T98">-&gt;</text:span></text:span><text:span text:style-name="Source_20_Text"><text:span text:style-name="T97">addModelTransformer</text:span></text:span><text:span text:style-name="Source_20_Text"><text:span text:style-name="T96">(</text:span></text:span><text:span text:style-name="Source_20_Text"><text:span text:style-name="T98">...</text:span></text:span><text:span text:style-name="Source_20_Text"><text:span text:style-name="T96">);</text:span></text:span></text:p>
        </text:list-item>
      </text:list>
      <text:p text:style-name="P63">9. Symfony &gt; Components &gt; Event Dispatcher</text:p>
      <text:p text:style-name="P19">Single choice</text:p>
      <text:h text:style-name="P44" text:outline-level="2">ImmutableEventDispatcher usage</text:h>
      <text:p text:style-name="P1">Could listeners be removed from an <text:span text:style-name="Source_20_Text"><text:span text:style-name="T90">ImmutableEventDispatcher</text:span></text:span>?</text:p>
      <text:h text:style-name="P29" text:outline-level="3">Wrong</text:h>
      <text:list xml:id="list1069241873368869563" text:style-name="L13">
        <text:list-item>
          <text:p text:style-name="P142">Yes</text:p>
        </text:list-item>
      </text:list>
      <text:h text:style-name="P28" text:outline-level="3">The choices were</text:h>
      <text:list xml:id="list3423017947154802986" text:style-name="L14">
        <text:list-item>
          <text:p text:style-name="P143">No</text:p>
        </text:list-item>
        <text:list-item>
          <text:p text:style-name="P143">Yes</text:p>
        </text:list-item>
      </text:list>
      <text:p text:style-name="P12">10. Symfony &gt; Components &gt; Finder</text:p>
      <text:p text:style-name="P18">Single choice</text:p>
      <text:h text:style-name="P43" text:outline-level="2">File</text:h>
      <text:p text:style-name="P2"><text:span text:style-name="T18">What is the kind of value of </text:span><text:span text:style-name="Source_20_Text"><text:span text:style-name="T19">$file</text:span></text:span><text:span text:style-name="T18"> in the following code?</text:span></text:p>
      <text:p text:style-name="P22"><text:span text:style-name="Source_20_Text"><text:span text:style-name="T20">&lt;?php</text:span></text:span></text:p>
      <text:p text:style-name="P55"><text:soft-page-break/></text:p>
      <text:p text:style-name="P55"><text:span text:style-name="Source_20_Text"><text:span text:style-name="T22">use</text:span></text:span><text:span text:style-name="Source_20_Text"><text:span text:style-name="T4"> Symfony</text:span></text:span><text:span text:style-name="Source_20_Text"><text:span text:style-name="T25">\</text:span></text:span><text:span text:style-name="Source_20_Text"><text:span text:style-name="T4">Component</text:span></text:span><text:span text:style-name="Source_20_Text"><text:span text:style-name="T25">\</text:span></text:span><text:span text:style-name="Source_20_Text"><text:span text:style-name="T4">Finder</text:span></text:span><text:span text:style-name="Source_20_Text"><text:span text:style-name="T25">\</text:span></text:span><text:span text:style-name="Source_20_Text"><text:span text:style-name="T4">Finder</text:span></text:span><text:span text:style-name="Source_20_Text"><text:span text:style-name="T25">;</text:span></text:span></text:p>
      <text:p text:style-name="P55"/>
      <text:p text:style-name="P55"><text:span text:style-name="Source_20_Text"><text:span text:style-name="T21">$finder</text:span></text:span><text:span text:style-name="Source_20_Text"><text:span text:style-name="T4"> </text:span></text:span><text:span text:style-name="Source_20_Text"><text:span text:style-name="T33">=</text:span></text:span><text:span text:style-name="Source_20_Text"><text:span text:style-name="T4"> </text:span></text:span><text:span text:style-name="Source_20_Text"><text:span text:style-name="T22">new</text:span></text:span><text:span text:style-name="Source_20_Text"><text:span text:style-name="T4"> </text:span></text:span><text:span text:style-name="Source_20_Text"><text:span text:style-name="T29">Finder</text:span></text:span><text:span text:style-name="Source_20_Text"><text:span text:style-name="T25">();</text:span></text:span></text:p>
      <text:p text:style-name="P55"><text:span text:style-name="Source_20_Text"><text:span text:style-name="T21">$finder</text:span></text:span><text:span text:style-name="Source_20_Text"><text:span text:style-name="T33">-&gt;</text:span></text:span><text:span text:style-name="Source_20_Text"><text:span text:style-name="T29">files</text:span></text:span><text:span text:style-name="Source_20_Text"><text:span text:style-name="T25">()</text:span></text:span><text:span text:style-name="Source_20_Text"><text:span text:style-name="T33">-&gt;</text:span></text:span><text:span text:style-name="Source_20_Text"><text:span text:style-name="T29">in</text:span></text:span><text:span text:style-name="Source_20_Text"><text:span text:style-name="T25">(</text:span></text:span><text:span text:style-name="Source_20_Text"><text:span text:style-name="T35">__DIR__</text:span></text:span><text:span text:style-name="Source_20_Text"><text:span text:style-name="T25">);</text:span></text:span></text:p>
      <text:p text:style-name="P55"/>
      <text:p text:style-name="P55"><text:span text:style-name="Source_20_Text"><text:span text:style-name="T22">foreach</text:span></text:span><text:span text:style-name="Source_20_Text"><text:span text:style-name="T4"> </text:span></text:span><text:span text:style-name="Source_20_Text"><text:span text:style-name="T25">(</text:span></text:span><text:span text:style-name="Source_20_Text"><text:span text:style-name="T21">$finder</text:span></text:span><text:span text:style-name="Source_20_Text"><text:span text:style-name="T4"> </text:span></text:span><text:span text:style-name="Source_20_Text"><text:span text:style-name="T22">as</text:span></text:span><text:span text:style-name="Source_20_Text"><text:span text:style-name="T4"> </text:span></text:span><text:span text:style-name="Source_20_Text"><text:span text:style-name="T21">$file</text:span></text:span><text:span text:style-name="Source_20_Text"><text:span text:style-name="T25">)</text:span></text:span><text:span text:style-name="Source_20_Text"><text:span text:style-name="T4"> </text:span></text:span><text:span text:style-name="Source_20_Text"><text:span text:style-name="T25">{</text:span></text:span></text:p>
      <text:p text:style-name="P55"><text:span text:style-name="Source_20_Text"><text:span text:style-name="T3"><text:s text:c="4"/></text:span></text:span><text:span text:style-name="Source_20_Text"><text:span text:style-name="T43">// ...</text:span></text:span></text:p>
      <text:p text:style-name="P55"><text:span text:style-name="Source_20_Text"><text:span text:style-name="T25">}</text:span></text:span></text:p>
      <text:p text:style-name="P46">PHP</text:p>
      <text:h text:style-name="P26" text:outline-level="3">Correct</text:h>
      <text:list xml:id="list1194204651997334546" text:style-name="L15">
        <text:list-item>
          <text:p text:style-name="P121"><text:span text:style-name="T18">An instance of </text:span><text:span text:style-name="Source_20_Text"><text:span text:style-name="T19">Symfony\Component\Finder\SplFileInfo</text:span></text:span><text:span text:style-name="T18">.</text:span></text:p>
        </text:list-item>
      </text:list>
      <text:p text:style-name="P10">11. Symfony &gt; Components &gt; Console</text:p>
      <text:p text:style-name="P18">Single choice</text:p>
      <text:h text:style-name="P43" text:outline-level="2">Terminal helpers</text:h>
      <text:p text:style-name="P2"><text:span text:style-name="T18">Given the context where </text:span><text:span text:style-name="Source_20_Text"><text:span text:style-name="T19">COLUMNS</text:span></text:span><text:span text:style-name="T18"> is set as an environment variable with the value of </text:span><text:span text:style-name="Source_20_Text"><text:span text:style-name="T19">120</text:span></text:span><text:span text:style-name="T18">, what will be the value returned using the following code?</text:span></text:p>
      <text:p text:style-name="P22"><text:span text:style-name="Source_20_Text"><text:span text:style-name="T20">&lt;?php</text:span></text:span></text:p>
      <text:p text:style-name="P55"/>
      <text:p text:style-name="P55"><text:span text:style-name="Source_20_Text"><text:span text:style-name="T22">use</text:span></text:span><text:span text:style-name="Source_20_Text"><text:span text:style-name="T4"> Symfony</text:span></text:span><text:span text:style-name="Source_20_Text"><text:span text:style-name="T25">\</text:span></text:span><text:span text:style-name="Source_20_Text"><text:span text:style-name="T4">Component</text:span></text:span><text:span text:style-name="Source_20_Text"><text:span text:style-name="T25">\</text:span></text:span><text:span text:style-name="Source_20_Text"><text:span text:style-name="T4">Console</text:span></text:span><text:span text:style-name="Source_20_Text"><text:span text:style-name="T25">\</text:span></text:span><text:span text:style-name="Source_20_Text"><text:span text:style-name="T4">Terminal</text:span></text:span><text:span text:style-name="Source_20_Text"><text:span text:style-name="T25">;</text:span></text:span></text:p>
      <text:p text:style-name="P55"/>
      <text:p text:style-name="P55"><text:span text:style-name="Source_20_Text"><text:span text:style-name="T22">echo</text:span></text:span><text:span text:style-name="Source_20_Text"><text:span text:style-name="T4"> </text:span></text:span><text:span text:style-name="Source_20_Text"><text:span text:style-name="T25">(</text:span></text:span><text:span text:style-name="Source_20_Text"><text:span text:style-name="T22">new</text:span></text:span><text:span text:style-name="Source_20_Text"><text:span text:style-name="T4"> </text:span></text:span><text:span text:style-name="Source_20_Text"><text:span text:style-name="T29">Terminal</text:span></text:span><text:span text:style-name="Source_20_Text"><text:span text:style-name="T25">())</text:span></text:span><text:span text:style-name="Source_20_Text"><text:span text:style-name="T33">-&gt;</text:span></text:span><text:span text:style-name="Source_20_Text"><text:span text:style-name="T29">getWidth</text:span></text:span><text:span text:style-name="Source_20_Text"><text:span text:style-name="T25">();</text:span></text:span></text:p>
      <text:p text:style-name="P46">PHP</text:p>
      <text:h text:style-name="P24" text:outline-level="3">Wrong</text:h>
      <text:list xml:id="list8393492213338958995" text:style-name="L16">
        <text:list-item>
          <text:p text:style-name="P136">The width of the actual terminal if used in the context of a terminal</text:p>
        </text:list-item>
      </text:list>
      <text:h text:style-name="P25" text:outline-level="3">The choices were</text:h>
      <text:list xml:id="list6765356334301698382" text:style-name="L17">
        <text:list-item>
          <text:p text:style-name="P137">Nothing</text:p>
        </text:list-item>
        <text:list-item>
          <text:p text:style-name="P122"><text:span text:style-name="Source_20_Text"><text:span text:style-name="T19">0</text:span></text:span></text:p>
        </text:list-item>
        <text:list-item>
          <text:p text:style-name="P122"><text:span text:style-name="Source_20_Text"><text:span text:style-name="T19">120</text:span></text:span></text:p>
        </text:list-item>
        <text:list-item>
          <text:p text:style-name="P122"><text:span text:style-name="Source_20_Text"><text:span text:style-name="T19">80</text:span></text:span></text:p>
        </text:list-item>
        <text:list-item>
          <text:p text:style-name="P122"><text:span text:style-name="Source_20_Text"><text:span text:style-name="T19">200</text:span></text:span></text:p>
        </text:list-item>
        <text:list-item>
          <text:p text:style-name="P137">An error</text:p>
        </text:list-item>
        <text:list-item>
          <text:p text:style-name="P137">The width of the actual terminal if used in the context of a terminal</text:p>
        </text:list-item>
      </text:list>
      <text:p text:style-name="P13">12. HTTP</text:p>
      <text:p text:style-name="P19">Single choice</text:p>
      <text:h text:style-name="P44" text:outline-level="2"><text:soft-page-break/>Expires usage</text:h>
      <text:p text:style-name="P14">Given the following header, will the resource be considered as fresh?</text:p>
      <text:p text:style-name="P21"><text:span text:style-name="Source_20_Text"><text:span text:style-name="T92">Expires: 0</text:span></text:span></text:p>
      <text:p text:style-name="P45">Text</text:p>
      <text:h text:style-name="P27" text:outline-level="3">Correct</text:h>
      <text:list xml:id="list5448842546505157893" text:style-name="L18">
        <text:list-item>
          <text:p text:style-name="P144">No</text:p>
        </text:list-item>
      </text:list>
      <text:p text:style-name="P30">13. Twig</text:p>
      <text:p text:style-name="P18">Single choice</text:p>
      <text:h text:style-name="P43" text:outline-level="2">Strict Variables Mode</text:h>
      <text:p text:style-name="P16">Consider the following Twig code snippet:</text:p>
      <text:p text:style-name="P22"><text:span text:style-name="Source_20_Text"><text:span text:style-name="T4">The </text:span></text:span><text:span text:style-name="Source_20_Text"><text:span text:style-name="T25">{{</text:span></text:span><text:span text:style-name="Source_20_Text"><text:span text:style-name="T35"> color </text:span></text:span><text:span text:style-name="Source_20_Text"><text:span text:style-name="T25">}}</text:span></text:span><text:span text:style-name="Source_20_Text"><text:span text:style-name="T4"> car!</text:span></text:span></text:p>
      <text:p text:style-name="P46">Twig</text:p>
      <text:p text:style-name="P2"><text:span text:style-name="T18">What will be the result of evaluating this template without passing it a </text:span><text:span text:style-name="Source_20_Text"><text:span text:style-name="T19">color</text:span></text:span><text:span text:style-name="T18"> variable when the </text:span><text:span text:style-name="Source_20_Text"><text:span text:style-name="T19">strict_variables</text:span></text:span><text:span text:style-name="T18"> global setting is on?</text:span></text:p>
      <text:h text:style-name="P26" text:outline-level="3">Correct</text:h>
      <text:list xml:id="list5821228758497791187" text:style-name="L19">
        <text:list-item>
          <text:p text:style-name="P123"><text:span text:style-name="T18">Twig will raise a </text:span><text:span text:style-name="Source_20_Text"><text:span text:style-name="T19">Twig_Error_Runtime</text:span></text:span><text:span text:style-name="T18"> exception preventing the template from being evaluated.</text:span></text:p>
        </text:list-item>
      </text:list>
      <text:p text:style-name="P31">14. Symfony &gt; Components &gt; Security</text:p>
      <text:p text:style-name="P19">Multiple choices</text:p>
      <text:h text:style-name="P44" text:outline-level="2">User providers</text:h>
      <text:p text:style-name="P1">Which are valid user provider type in <text:span text:style-name="Source_20_Text"><text:span text:style-name="T90">security.yaml</text:span></text:span> configuration?</text:p>
      <text:h text:style-name="P29" text:outline-level="3">Wrong</text:h>
      <text:list xml:id="list4424588404556242181" text:style-name="L20">
        <text:list-item>
          <text:p text:style-name="P129"><text:span text:style-name="Source_20_Text"><text:span text:style-name="T90">chain</text:span></text:span></text:p>
        </text:list-item>
        <text:list-item>
          <text:p text:style-name="P129"><text:span text:style-name="Source_20_Text"><text:span text:style-name="T90">memory</text:span></text:span></text:p>
        </text:list-item>
        <text:list-item>
          <text:p text:style-name="P129"><text:span text:style-name="Source_20_Text"><text:span text:style-name="T90">ldap</text:span></text:span></text:p>
        </text:list-item>
        <text:list-item>
          <text:p text:style-name="P129"><text:span text:style-name="Source_20_Text"><text:span text:style-name="T90">entity</text:span></text:span></text:p>
        </text:list-item>
      </text:list>
      <text:h text:style-name="P28" text:outline-level="3">The choices were</text:h>
      <text:list xml:id="list1478569354461324279" text:style-name="L21">
        <text:list-item>
          <text:p text:style-name="P130"><text:span text:style-name="Source_20_Text"><text:span text:style-name="T90">chain</text:span></text:span></text:p>
        </text:list-item>
        <text:list-item>
          <text:p text:style-name="P130"><text:span text:style-name="Source_20_Text"><text:span text:style-name="T90">entity</text:span></text:span></text:p>
        </text:list-item>
        <text:list-item>
          <text:p text:style-name="P130"><text:soft-page-break/><text:span text:style-name="Source_20_Text"><text:span text:style-name="T90">ldap</text:span></text:span></text:p>
        </text:list-item>
        <text:list-item>
          <text:p text:style-name="P130"><text:span text:style-name="Source_20_Text"><text:span text:style-name="T90">id</text:span></text:span></text:p>
        </text:list-item>
        <text:list-item>
          <text:p text:style-name="P130"><text:span text:style-name="Source_20_Text"><text:span text:style-name="T90">memory</text:span></text:span></text:p>
        </text:list-item>
      </text:list>
      <text:p text:style-name="P1"><text:span text:style-name="Source_20_Text"><text:span text:style-name="T89"/></text:span></text:p>
      <text:p text:style-name="P5"><text:span text:style-name="Source_20_Text"><text:span text:style-name="T14">15. HTTP</text:span></text:span></text:p>
      <text:p text:style-name="P18">Single choice</text:p>
      <text:h text:style-name="P43" text:outline-level="2">Immutable response</text:h>
      <text:p text:style-name="P2"><text:span text:style-name="T18">Should an </text:span><text:span text:style-name="Source_20_Text"><text:span text:style-name="T19">immutable</text:span></text:span><text:span text:style-name="T18"> cache-control header be used with non-secure protocol such as HTTP?</text:span></text:p>
      <text:h text:style-name="P24" text:outline-level="3">Wrong</text:h>
      <text:list xml:id="list4918923710635983949" text:style-name="L22">
        <text:list-item>
          <text:p text:style-name="P138">Yes</text:p>
        </text:list-item>
      </text:list>
      <text:h text:style-name="P25" text:outline-level="3">The choices were</text:h>
      <text:list xml:id="list6666068344944580965" text:style-name="L23">
        <text:list-item>
          <text:p text:style-name="P139">Yes</text:p>
        </text:list-item>
        <text:list-item>
          <text:p text:style-name="P139">No</text:p>
        </text:list-item>
      </text:list>
      <text:p text:style-name="P5"><text:span text:style-name="Source_20_Text"><text:span text:style-name="T14">16. Symfony &gt; Best Practices</text:span></text:span></text:p>
      <text:p text:style-name="P18">Single choice</text:p>
      <text:h text:style-name="P43" text:outline-level="2">Twig Extensions</text:h>
      <text:p text:style-name="P15"><text:span text:style-name="T18">According to the official Symfony </text:span><text:span text:style-name="Emphasis"><text:span text:style-name="T18">Best Practices Guide</text:span></text:span><text:span text:style-name="T18">, in which directory do you need to define your Twig extensions?</text:span></text:p>
      <text:h text:style-name="P24" text:outline-level="3">Wrong</text:h>
      <text:list xml:id="list6271005652634744861" text:style-name="L24">
        <text:list-item>
          <text:p text:style-name="P124"><text:span text:style-name="Source_20_Text"><text:span text:style-name="T19">AppBundle/Twig/Extension/</text:span></text:span></text:p>
        </text:list-item>
      </text:list>
      <text:h text:style-name="P25" text:outline-level="3">The choices were</text:h>
      <text:list xml:id="list5281125025934417558" text:style-name="L25">
        <text:list-item>
          <text:p text:style-name="P125"><text:span text:style-name="Source_20_Text"><text:span text:style-name="T19">AppBundle/Twig/Extension/</text:span></text:span></text:p>
        </text:list-item>
        <text:list-item>
          <text:p text:style-name="P125"><text:span text:style-name="Source_20_Text"><text:span text:style-name="T19">AppBundle/Extensions/Twig/</text:span></text:span></text:p>
        </text:list-item>
        <text:list-item>
          <text:p text:style-name="P125"><text:span text:style-name="Source_20_Text"><text:span text:style-name="T19">AppBundle/Twig/</text:span></text:span></text:p>
        </text:list-item>
        <text:list-item>
          <text:p text:style-name="P125"><text:span text:style-name="Source_20_Text"><text:span text:style-name="T19">AppBundle/Twig/Extensions/</text:span></text:span></text:p>
        </text:list-item>
        <text:list-item>
          <text:p text:style-name="P125"><text:span text:style-name="Source_20_Text"><text:span text:style-name="T19">AppBundle/Extension/Twig/</text:span></text:span></text:p>
        </text:list-item>
      </text:list>
      <text:p text:style-name="P1"><text:span text:style-name="Source_20_Text"><text:span text:style-name="T89"/></text:span></text:p>
      <text:p text:style-name="P5"><text:span text:style-name="Source_20_Text"><text:span text:style-name="T14">17. Symfony &gt; Components &gt; Dependency Injection</text:span></text:span></text:p>
      <text:p text:style-name="P18">Multiple choices</text:p>
      <text:h text:style-name="P43" text:outline-level="2">AbstractController</text:h>
      <text:p text:style-name="P2"><text:span text:style-name="T18">Which statements are true about the </text:span><text:span text:style-name="Source_20_Text"><text:span text:style-name="T19">Symfony\Bundle\FrameworkBundle\Controller\AbstractController</text:span></text:span><text:span text:style-name="T18"> class?</text:span></text:p>
      <text:h text:style-name="P24" text:outline-level="3">Wrong</text:h>
      <text:list xml:id="list228471874790499067" text:style-name="L26">
        <text:list-item>
          <text:p text:style-name="P126"><text:span text:style-name="T18">An </text:span><text:span text:style-name="Source_20_Text"><text:span text:style-name="T19">AbstractController</text:span></text:span><text:span text:style-name="T18"> replaces the former </text:span><text:span text:style-name="Source_20_Text"><text:span text:style-name="T19">Controller</text:span></text:span><text:span text:style-name="T18">.</text:span></text:p>
        </text:list-item>
        <text:list-item>
          <text:p text:style-name="P126"><text:soft-page-break/><text:span text:style-name="T18">An </text:span><text:span text:style-name="Source_20_Text"><text:span text:style-name="T19">AbstractController</text:span></text:span><text:span text:style-name="T18"> behaves like a </text:span><text:span text:style-name="Source_20_Text"><text:span text:style-name="T19">Controller</text:span></text:span><text:span text:style-name="T18">, but provide a restricted access to services.</text:span></text:p>
        </text:list-item>
      </text:list>
      <text:h text:style-name="P25" text:outline-level="3">The choices were</text:h>
      <text:list xml:id="list8435894994644257777" text:style-name="L27">
        <text:list-item>
          <text:p text:style-name="P127"><text:span text:style-name="T18">An </text:span><text:span text:style-name="Source_20_Text"><text:span text:style-name="T19">AbstractController</text:span></text:span><text:span text:style-name="T18"> behaves like a </text:span><text:span text:style-name="Source_20_Text"><text:span text:style-name="T19">Controller</text:span></text:span><text:span text:style-name="T18">, but provide a restricted access to services.</text:span></text:p>
        </text:list-item>
        <text:list-item>
          <text:p text:style-name="P127"><text:span text:style-name="T18">An </text:span><text:span text:style-name="Source_20_Text"><text:span text:style-name="T19">AbstractController</text:span></text:span><text:span text:style-name="T18"> uses </text:span><text:span text:style-name="Source_20_Text"><text:span text:style-name="T19">ControllerTrait</text:span></text:span><text:span text:style-name="T18">.</text:span></text:p>
        </text:list-item>
        <text:list-item>
          <text:p text:style-name="P127"><text:span text:style-name="T18">An </text:span><text:span text:style-name="Source_20_Text"><text:span text:style-name="T19">AbstractController</text:span></text:span><text:span text:style-name="T18"> is </text:span><text:span text:style-name="Source_20_Text"><text:span text:style-name="T19">ServiceSubscriberInterface</text:span></text:span><text:span text:style-name="T18">.</text:span></text:p>
        </text:list-item>
        <text:list-item>
          <text:p text:style-name="P127"><text:span text:style-name="T18">An </text:span><text:span text:style-name="Source_20_Text"><text:span text:style-name="T19">AbstractController</text:span></text:span><text:span text:style-name="T18"> replaces the former </text:span><text:span text:style-name="Source_20_Text"><text:span text:style-name="T19">Controller</text:span></text:span><text:span text:style-name="T18">.</text:span></text:p>
        </text:list-item>
      </text:list>
      <text:p text:style-name="P1"><text:span text:style-name="Source_20_Text"><text:span text:style-name="T89"/></text:span></text:p>
      <text:p text:style-name="P5"><text:span text:style-name="Source_20_Text"><text:span text:style-name="T15">18. PHP &gt; PHP Basics</text:span></text:span></text:p>
      <text:p text:style-name="P18">Single choice</text:p>
      <text:h text:style-name="P43" text:outline-level="2">Increment operator</text:h>
      <text:p text:style-name="P16">Consider the following code snippet:</text:p>
      <text:p text:style-name="P22"><text:span text:style-name="Source_20_Text"><text:span text:style-name="T21">$a</text:span></text:span><text:span text:style-name="Source_20_Text"><text:span text:style-name="T4"> </text:span></text:span><text:span text:style-name="Source_20_Text"><text:span text:style-name="T33">=</text:span></text:span><text:span text:style-name="Source_20_Text"><text:span text:style-name="T4"> </text:span></text:span><text:span text:style-name="Source_20_Text"><text:span text:style-name="T35">4</text:span></text:span><text:span text:style-name="Source_20_Text"><text:span text:style-name="T25">;</text:span></text:span></text:p>
      <text:p text:style-name="P55"><text:span text:style-name="Source_20_Text"><text:span text:style-name="T21">$b</text:span></text:span><text:span text:style-name="Source_20_Text"><text:span text:style-name="T4"> </text:span></text:span><text:span text:style-name="Source_20_Text"><text:span text:style-name="T33">=</text:span></text:span><text:span text:style-name="Source_20_Text"><text:span text:style-name="T4"> </text:span></text:span><text:span text:style-name="Source_20_Text"><text:span text:style-name="T21">$a</text:span></text:span><text:span text:style-name="Source_20_Text"><text:span text:style-name="T33">+++</text:span></text:span><text:span text:style-name="Source_20_Text"><text:span text:style-name="T21">$a</text:span></text:span><text:span text:style-name="Source_20_Text"><text:span text:style-name="T33">++</text:span></text:span><text:span text:style-name="Source_20_Text"><text:span text:style-name="T25">;</text:span></text:span></text:p>
      <text:p text:style-name="P46">PHP</text:p>
      <text:p text:style-name="P2"><text:span text:style-name="T18">Which of the following is the correct evaluated expression for the </text:span><text:span text:style-name="Source_20_Text"><text:span text:style-name="T19">$b</text:span></text:span><text:span text:style-name="T18"> variable value?</text:span></text:p>
      <text:h text:style-name="P26" text:outline-level="3">Correct</text:h>
      <text:list xml:id="list6449654483483745085" text:style-name="L28">
        <text:list-item>
          <text:p text:style-name="P108"><text:span text:style-name="Source_20_Text"><text:span text:style-name="T21">$b</text:span></text:span><text:span text:style-name="Source_20_Text"><text:span text:style-name="T4"> </text:span></text:span><text:span text:style-name="Source_20_Text"><text:span text:style-name="T33">=</text:span></text:span><text:span text:style-name="Source_20_Text"><text:span text:style-name="T4"> </text:span></text:span><text:span text:style-name="Source_20_Text"><text:span text:style-name="T35">4</text:span></text:span><text:span text:style-name="Source_20_Text"><text:span text:style-name="T4"> </text:span></text:span><text:span text:style-name="Source_20_Text"><text:span text:style-name="T33">+</text:span></text:span><text:span text:style-name="Source_20_Text"><text:span text:style-name="T4"> </text:span></text:span><text:span text:style-name="Source_20_Text"><text:span text:style-name="T35">5</text:span></text:span><text:span text:style-name="Source_20_Text"><text:span text:style-name="T25">;</text:span></text:span></text:p>
        </text:list-item>
      </text:list>
      <text:p text:style-name="P5"><text:span text:style-name="Source_20_Text"><text:span text:style-name="T77">19. PHP &gt; Arrays</text:span></text:span></text:p>
      <text:p text:style-name="P19">Single choice</text:p>
      <text:h text:style-name="P44" text:outline-level="2">Array functions</text:h>
      <text:p text:style-name="P14">Is the following PHP code valid or will it generate an error, warning or notice?</text:p>
      <text:p text:style-name="P20"><text:span text:style-name="Source_20_Text"><text:span text:style-name="T93">&lt;?php</text:span></text:span></text:p>
      <text:p text:style-name="P54"/>
      <text:p text:style-name="P54"><text:span text:style-name="Source_20_Text"><text:span text:style-name="T97">error_reporting</text:span></text:span><text:span text:style-name="Source_20_Text"><text:span text:style-name="T96">(</text:span></text:span><text:span text:style-name="Source_20_Text"><text:span text:style-name="T97">E_ALL</text:span></text:span><text:span text:style-name="Source_20_Text"><text:span text:style-name="T92"> </text:span></text:span><text:span text:style-name="Source_20_Text"><text:span text:style-name="T98">|</text:span></text:span><text:span text:style-name="Source_20_Text"><text:span text:style-name="T92"> </text:span></text:span><text:span text:style-name="Source_20_Text"><text:span text:style-name="T97">E_STRICT</text:span></text:span><text:span text:style-name="Source_20_Text"><text:span text:style-name="T96">);</text:span></text:span></text:p>
      <text:p text:style-name="P54"/>
      <text:p text:style-name="P54"><text:span text:style-name="Source_20_Text"><text:span text:style-name="T93">$newArray</text:span></text:span><text:span text:style-name="Source_20_Text"><text:span text:style-name="T96">[</text:span></text:span><text:span text:style-name="Source_20_Text"><text:span text:style-name="T99">E_STRICT</text:span></text:span><text:span text:style-name="Source_20_Text"><text:span text:style-name="T96">]</text:span></text:span><text:span text:style-name="Source_20_Text"><text:span text:style-name="T92"> </text:span></text:span><text:span text:style-name="Source_20_Text"><text:span text:style-name="T98">=</text:span></text:span><text:span text:style-name="Source_20_Text"><text:span text:style-name="T92"> </text:span></text:span><text:span text:style-name="Source_20_Text"><text:span text:style-name="T100">'foo'</text:span></text:span><text:span text:style-name="Source_20_Text"><text:span text:style-name="T96">;</text:span></text:span></text:p>
      <text:p text:style-name="P45">PHP</text:p>
      <text:h text:style-name="P29" text:outline-level="3">Wrong</text:h>
      <text:list xml:id="list3855741025895769217" text:style-name="L29">
        <text:list-item>
          <text:p text:style-name="P145">Invalid, you cannot use a constant as an array key</text:p>
        </text:list-item>
      </text:list>
      <text:h text:style-name="P28" text:outline-level="3"><text:soft-page-break/>The choices were</text:h>
      <text:list xml:id="list4400822555939822375" text:style-name="L30">
        <text:list-item>
          <text:p text:style-name="P146">Invalid, you cannot use a constant as an array key</text:p>
        </text:list-item>
        <text:list-item>
          <text:p text:style-name="P131">Invalid, <text:span text:style-name="Source_20_Text"><text:span text:style-name="T90">E_STRICT</text:span></text:span> is not defined</text:p>
        </text:list-item>
        <text:list-item>
          <text:p text:style-name="P146">Yes, it's completely valid</text:p>
        </text:list-item>
        <text:list-item>
          <text:p text:style-name="P131">Invalid, you must define <text:span text:style-name="Source_20_Text"><text:span text:style-name="T90">$newArray</text:span></text:span> by calling <text:span text:style-name="Source_20_Text"><text:span text:style-name="T90">array()</text:span></text:span> first</text:p>
        </text:list-item>
      </text:list>
      <text:h text:style-name="P33" text:outline-level="3">Je teste Codingame avec olpo, Severine ne marche pas</text:h>
      <text:p text:style-name="P34">info@olpo.eu</text:p>
      <text:p text:style-name="P79">262534Fo)</text:p>
      <text:p text:style-name="P78">Javascript </text:p>
      <text:p text:style-name="P65"><text:span text:style-name="T107">1/ JavaScript - Trouver le plus grand nombre</text:span><text:span text:style-name="T110">(0 / 200 pts)</text:span></text:p>
      <text:p text:style-name="P23"><text:span text:style-name="T50">Implémentez la fonction </text:span><text:span text:style-name="Source_20_Text"><text:span text:style-name="T52">findLargest(numbers)</text:span></text:span><text:span text:style-name="T50"> afin qu'elle retourne le plus grand nombre dans le tableau d'entiers </text:span><text:span text:style-name="Source_20_Text"><text:span text:style-name="T52">numbers</text:span></text:span><text:span text:style-name="T50">.<text:line-break/><text:line-break/>Note : le tableau contient toujours </text:span><text:span text:style-name="Strong_20_Emphasis"><text:span text:style-name="T50">au moins un élément</text:span></text:span><text:span text:style-name="T50">. </text:span></text:p>
      <text:p text:style-name="P71">Fonctionne dans des cas simples</text:p>
      <text:h text:style-name="P74" text:outline-level="2">2/ php</text:h>
      <text:h text:style-name="P74" text:outline-level="2"> <text:span text:style-name="T101">Objectif</text:span></text:h>
      <text:p text:style-name="P47">Sélectionner les colis du plus lourd au plus léger.</text:p>
      <text:h text:style-name="P75" text:outline-level="2">  <text:span text:style-name="T101">Règles</text:span></text:h>
      <text:p text:style-name="P47">Vous travaillez pour une usine autonome qui dispose d'un bras robotique pour déplacer des colis. Le bras peut se déplacer au dessus de chaque tapis roulant pour y attraper un colis et former un tas de colis.</text:p>
      <text:p text:style-name="P47">Les colis sont triés par ordre du plus lourd au plus léger sur chaque tapis roulant. Votre objectif est de prendre le colis le plus lourd parmi les 3 tapis pour le déposer sur un tas.</text:p>
      <text:h text:style-name="P75" text:outline-level="2">  <text:span text:style-name="T101">Implémentation</text:span></text:h>
      <text:p text:style-name="P57"><text:span text:style-name="T45">Implémentez la fonction </text:span><text:span text:style-name="Source_20_Text"><text:span text:style-name="T47">solve($weight0, $weight1, $weight2)</text:span></text:span><text:span text:style-name="T45"> qui prend en argument 3 entiers : $weight0, $weight1 et $weight2. Ces valeurs représentent le poids des colis présents respectivement sur les tapis d'indice 0, 1 et 2. Lorsqu'un tapis est vide, la valeur envoyée est 0.<text:line-break/>La fonction doit retourner l'indice du tapis qui contient le colis le plus lourd. Par exemple, si les valeurs pour $weight0, $weight1 et $weight2 sont 85, 100 et 90 alors la réponse attendue est 1. En cas d'égalité, plusieurs bonnes réponses sont possibles.<text:line-break/><text:line-break/>La fonction </text:span><text:span text:style-name="Source_20_Text"><text:span text:style-name="T47">solve($weight0, $weight1, $weight2)</text:span></text:span><text:span text:style-name="T45"> sera appelée en boucle tant qu'il reste au moins un colis sur l'un des tapis.</text:span></text:p>
      <text:p text:style-name="P80"><text:soft-page-break/>Conditions de Victoire</text:p>
      <text:p text:style-name="P81">Les colis sont tous triés.</text:p>
      <text:h text:style-name="P76" text:outline-level="2">Contraintes</text:h>
      <text:p text:style-name="P48"><text:span text:style-name="T8">10 ≤ </text:span><text:span text:style-name="Variable"><text:span text:style-name="T48">poids</text:span></text:span><text:span text:style-name="T8"> ≤ 200</text:span></text:p>
      <text:p text:style-name="P155"/>
      <text:p text:style-name="P78"/>
      <text:p text:style-name="P65"><text:span text:style-name="T107">3/ PHP - Temperatures (tutoriel)</text:span><text:span text:style-name="T110">(0 / 300 pts)</text:span></text:p>
      <text:p text:style-name="P8">Dans cet exercice, on vous demande d'écrire un programme capable d'analyser un relevé de températures pour trouver quelle température se rapproche le plus de zéro.</text:p>
      <text:p text:style-name="P50"> </text:p>
      <text:p text:style-name="P51">  <draw:frame draw:style-name="fr2" draw:name="images1" text:anchor-type="as-char" svg:width="1.997cm" svg:height="0.998cm" draw:z-index="0"><draw:image xlink:href="https://www.codingame.com/work/fileservlet?id=3548664076" xlink:type="simple" xlink:show="embed" xlink:actuate="onLoad"/></draw:frame></text:p>
      <text:p text:style-name="P52">Exemple de températures. Ici, -1 est le plus proche de 0.</text:p>
      <text:p text:style-name="P50"> </text:p>
      <text:p text:style-name="P50"> </text:p>
      <text:p text:style-name="P56"><text:span text:style-name="T50">Implémentez la fonction </text:span><text:span text:style-name="Source_20_Text"><text:span text:style-name="T52">computeClosestToZero(array $ts)</text:span></text:span><text:span text:style-name="T50"> qui prend un tableau de températures </text:span><text:span text:style-name="Source_20_Text"><text:span text:style-name="T52">$ts</text:span></text:span><text:span text:style-name="T50"> en paramètre et renvoie la température la plus proche de zéro.</text:span></text:p>
      <text:p text:style-name="P50"> </text:p>
      <text:p text:style-name="P50"> </text:p>
      <text:p text:style-name="P53"><text:span text:style-name="Strong_20_Emphasis"><text:span text:style-name="T50">Contraintes </text:span></text:span><text:span text:style-name="T50">:</text:span></text:p>
      <text:list xml:id="list5684277871996460509" text:style-name="L31">
        <text:list-item>
          <text:p text:style-name="P156">Si le tableau est vide, la fonction doit renvoyer 0</text:p>
        </text:list-item>
        <text:list-item>
          <text:p text:style-name="P162"><text:span text:style-name="T60">0 ≤ taille </text:span><text:span text:style-name="Source_20_Text"><text:span text:style-name="T61">$ts</text:span></text:span><text:span text:style-name="T60"> ≤ 10000</text:span></text:p>
        </text:list-item>
        <text:list-item>
          <text:p text:style-name="P159"><text:span text:style-name="Strong_20_Emphasis"><text:span text:style-name="T50">Si deux températures sont aussi proches de zéro, la fonction devra renvoyer la température positive </text:span></text:span><text:span text:style-name="T50">(par exemple si les températures sont -5 et 5, renvoyez 5)</text:span><text:span text:style-name="Strong_20_Emphasis"><text:span text:style-name="T50">.</text:span></text:span></text:p>
        </text:list-item>
      </text:list>
      <text:p text:style-name="P78"/>
      <text:p text:style-name="P66">3 boites différentes</text:p>
      <text:p text:style-name="P72">Résolution de problèmes<text:span text:style-name="T111">+35 pts</text:span></text:p>
      <text:p text:style-name="P71">Boites identiques</text:p>
      <text:p text:style-name="P72">Résolution de problèmes<text:span text:style-name="T102">+35 pts</text:span></text:p>
      <text:p text:style-name="P71">7 boites avec des égalités</text:p>
      <text:p text:style-name="P72">Résolution de problèmes<text:span text:style-name="T102">+30 pts</text:span></text:p>
      <text:p text:style-name="P78">!!!!!!!!!!!!!!!!!</text:p>
      <text:p text:style-name="P67">La solution fonctionne quand les données ne contiennent que des nombres négatifs : {-15 -7 -9 -14 -12} -&gt; -7</text:p>
      <text:p text:style-name="P73">Résolution de problèmes<text:span text:style-name="T102">+35 pts</text:span></text:p>
      <text:p text:style-name="P78"/>
      <text:p text:style-name="P68"><text:soft-page-break/>js</text:p>
      <text:p text:style-name="P41"/>
      <text:p text:style-name="P62"><text:span text:style-name="Source_20_Text"><text:span text:style-name="T65">function</text:span></text:span><text:span text:style-name="Source_20_Text"><text:span text:style-name="T67"> </text:span></text:span><text:span text:style-name="Source_20_Text"><text:span text:style-name="T65">maxOfArray</text:span></text:span><text:span text:style-name="Source_20_Text"><text:span text:style-name="T67">(</text:span></text:span><text:span text:style-name="Source_20_Text"><text:span text:style-name="T65">array</text:span></text:span><text:span text:style-name="Source_20_Text"><text:span text:style-name="T67">) {</text:span></text:span></text:p>
      <text:p text:style-name="P9"><text:span text:style-name="Source_20_Text"><text:span text:style-name="T17"><text:s text:c="2"/></text:span></text:span><text:span text:style-name="Source_20_Text"><text:span text:style-name="T66">return</text:span></text:span><text:span text:style-name="Source_20_Text"><text:span text:style-name="T68"> </text:span></text:span><text:span text:style-name="Source_20_Text"><text:span text:style-name="T66">Math</text:span></text:span><text:span text:style-name="Source_20_Text"><text:span text:style-name="T68">.</text:span></text:span><text:span text:style-name="Source_20_Text"><text:span text:style-name="T66">max</text:span></text:span><text:span text:style-name="Source_20_Text"><text:span text:style-name="T68">.</text:span></text:span><text:span text:style-name="Source_20_Text"><text:span text:style-name="T66">apply</text:span></text:span><text:span text:style-name="Source_20_Text"><text:span text:style-name="T68">(</text:span></text:span><text:span text:style-name="Source_20_Text"><text:span text:style-name="T66">Math</text:span></text:span><text:span text:style-name="Source_20_Text"><text:span text:style-name="T68">, array);</text:span></text:span></text:p>
      <text:p text:style-name="P49"><text:span text:style-name="Source_20_Text"><text:span text:style-name="T68">}</text:span></text:span></text:p>
      <text:p text:style-name="P78"/>
      <text:p text:style-name="P78">Je m'ameliore</text:p>
      <text:p text:style-name="P78">array_reduce</text:p>
      <text:p text:style-name="P78"/>
      <text:p text:style-name="P78">is-valid</text:p>
      <text:p text:style-name="P78">validate_ip</text:p>
      <text:p text:style-name="P70">// To debug (equivalent to var_dump): error_log(var_export($var, true));</text:p>
      <text:p text:style-name="P69"/>
      <text:p text:style-name="P78">Which of the following is a type of shape data list from which users can select an entry – <text:span text:style-name="T112">variable list</text:span></text:p>
      <text:p text:style-name="P78">Which is not the way yo disable autoconnect wity the quick Shapes menu ?<text:span text:style-name="T112"> Open the Document Stencil ans move all shapes out of the drop Quick Shapes Area</text:span></text:p>
      <text:p text:style-name="P78"/>
      <text:p text:style-name="P78"/>
      <text:p text:style-name="P65"><text:span text:style-name="T107"/></text:p>
      <text:p text:style-name="P65"><text:span text:style-name="T107"/></text:p>
      <text:p text:style-name="P65"><text:span text:style-name="T107"/></text:p>
      <text:p text:style-name="P65"><text:span text:style-name="T107"/></text:p>
      <text:p text:style-name="P65"><text:span text:style-name="T107"/></text:p>
      <text:p text:style-name="P65"><text:span text:style-name="T107"/></text:p>
      <text:p text:style-name="P65"><text:span text:style-name="T107"/></text:p>
      <text:p text:style-name="P65"><text:span text:style-name="T107"/></text:p>
      <text:p text:style-name="P65"><text:span text:style-name="T107"/></text:p>
      <text:p text:style-name="P65"><text:soft-page-break/><text:span text:style-name="T107">Symfony - Validation de contraintes</text:span><text:span text:style-name="T110">(0 / 40 pts)</text:span></text:p>
      <text:p text:style-name="P97"><text:span text:style-name="T55">Quelle</text:span><text:span text:style-name="Strong_20_Emphasis"><text:span text:style-name="T55"> annotation de validation de contrainte</text:span></text:span><text:span text:style-name="T55"> disponible dans Symfony 4.1+ peut-on utiliser pour </text:span><text:span text:style-name="Strong_20_Emphasis"><text:span text:style-name="T55">valider un email</text:span></text:span><text:span text:style-name="T55"> en utilisant la validation </text:span><text:span text:style-name="Source_20_Text"><text:span text:style-name="T52">html5</text:span></text:span><text:span text:style-name="T55"> ?</text:span></text:p>
      <text:p text:style-name="P78"><text:span text:style-name="T69">@Assert\Email(mode = "html5")</text:span> </text:p>
      <text:p text:style-name="P65"><text:span text:style-name="T107">Symfony - Obtenir les paramètres d'un POST</text:span><text:span text:style-name="T110">(0 / 20 pts)</text:span></text:p>
      <text:p text:style-name="P97"><text:span text:style-name="T55">Comment fait-on pour </text:span><text:span text:style-name="Strong_20_Emphasis"><text:span text:style-name="T55">récupérer un paramètre POST</text:span></text:span><text:span text:style-name="T55"> appelée </text:span><text:span text:style-name="Source_20_Text"><text:span text:style-name="T52">foo</text:span></text:span><text:span text:style-name="T55"> depuis l'objet </text:span><text:span text:style-name="Source_20_Text"><text:span text:style-name="T52">$request</text:span></text:span><text:span text:style-name="T55"> de type </text:span><text:span text:style-name="Strong_20_Emphasis"><text:span text:style-name="T55">Request</text:span></text:span><text:span text:style-name="T55"> ?</text:span></text:p>
      <text:p text:style-name="P78"><text:span text:style-name="T69">$request-&gt;request-&gt;get('foo')</text:span> </text:p>
      <text:p text:style-name="P78"/>
      <text:p text:style-name="P65"><text:span text:style-name="T107">Symfony - Injection de dépendances : chargement de services</text:span><text:span text:style-name="T110">(0 / 20 pts)</text:span></text:p>
      <text:p text:style-name="P96"><text:span text:style-name="T55">Parmi les exemples ci-contre, quel sont ceux qui permettent de </text:span><text:span text:style-name="Strong_20_Emphasis"><text:span text:style-name="T55">charger un service</text:span></text:span><text:span text:style-name="T55"> dans un controlleur ?</text:span></text:p>
      <text:p text:style-name="Text_20_body"><text:span text:style-name="T70">$this-&gt;get('service.to.load')</text:span><text:span text:style-name="T80"> </text:span></text:p>
      <text:p text:style-name="Text_20_body"><text:span text:style-name="T71">Passé en tant que paramètre d'une action, par exemple :</text:span><text:line-break/><text:span text:style-name="Source_20_Text"><text:span text:style-name="T73">public function GetBooksAction(BooksService $booksService) {}</text:span></text:span> </text:p>
      <text:p text:style-name="Text_20_body"/>
      <text:p text:style-name="P65"><text:span text:style-name="T106">PHP - Arguments nommés et équivalence</text:span><text:span text:style-name="T109">(10 / 20 pts)</text:span></text:p>
      <text:p text:style-name="P96"><text:span text:style-name="T55">Les </text:span><text:span text:style-name="Strong_20_Emphasis"><text:span text:style-name="T55">arguments nommés</text:span></text:span><text:span text:style-name="T55"> (</text:span><text:span text:style-name="Emphasis"><text:span text:style-name="T55">named arguments</text:span></text:span><text:span text:style-name="T55">) ont été introduits avec PHP 8. </text:span></text:p>
      <text:p text:style-name="P86"> </text:p>
      <text:p text:style-name="P87">En utilisant des arguments nommés, quelle proposition est équivalente au code ci-dessous ?</text:p>
      <text:p text:style-name="P22"><text:span text:style-name="Source_20_Text"><text:span text:style-name="T31">str_repeat</text:span></text:span><text:span text:style-name="Source_20_Text"><text:span text:style-name="T27">(</text:span></text:span><text:span text:style-name="Source_20_Text"><text:span text:style-name="T41">'apple'</text:span></text:span><text:span text:style-name="Source_20_Text"><text:span text:style-name="T27">,</text:span></text:span><text:span text:style-name="Source_20_Text"><text:span text:style-name="T6"> </text:span></text:span><text:span text:style-name="Source_20_Text"><text:span text:style-name="T37">50</text:span></text:span><text:span text:style-name="Source_20_Text"><text:span text:style-name="T27">);</text:span></text:span></text:p>
      <text:p text:style-name="Preformatted_20_Text"><text:span text:style-name="Source_20_Text"><text:span text:style-name="T32">str_repeat</text:span></text:span><text:span text:style-name="Source_20_Text"><text:span text:style-name="T28">(</text:span></text:span><text:span text:style-name="Source_20_Text"><text:span text:style-name="T23">string</text:span></text:span><text:span text:style-name="Source_20_Text"><text:span text:style-name="T28">:</text:span></text:span><text:span text:style-name="Source_20_Text"><text:span text:style-name="T7"> </text:span></text:span><text:span text:style-name="Source_20_Text"><text:span text:style-name="T42">'apple'</text:span></text:span><text:span text:style-name="Source_20_Text"><text:span text:style-name="T28">,</text:span></text:span><text:span text:style-name="Source_20_Text"><text:span text:style-name="T7"> times</text:span></text:span><text:span text:style-name="Source_20_Text"><text:span text:style-name="T28">:</text:span></text:span><text:span text:style-name="Source_20_Text"><text:span text:style-name="T7"> </text:span></text:span><text:span text:style-name="Source_20_Text"><text:span text:style-name="T38">50</text:span></text:span><text:span text:style-name="Source_20_Text"><text:span text:style-name="T28">)</text:span></text:span></text:p>
      <text:p text:style-name="Preformatted_20_Text"><text:span text:style-name="Source_20_Text"><text:span text:style-name="T32">str_repeat</text:span></text:span><text:span text:style-name="Source_20_Text"><text:span text:style-name="T28">(</text:span></text:span><text:span text:style-name="Source_20_Text"><text:span text:style-name="T7">times</text:span></text:span><text:span text:style-name="Source_20_Text"><text:span text:style-name="T28">:</text:span></text:span><text:span text:style-name="Source_20_Text"><text:span text:style-name="T7"> </text:span></text:span><text:span text:style-name="Source_20_Text"><text:span text:style-name="T38">50</text:span></text:span><text:span text:style-name="Source_20_Text"><text:span text:style-name="T28">,</text:span></text:span><text:span text:style-name="Source_20_Text"><text:span text:style-name="T7"> </text:span></text:span><text:span text:style-name="Source_20_Text"><text:span text:style-name="T23">string</text:span></text:span><text:span text:style-name="Source_20_Text"><text:span text:style-name="T28">:</text:span></text:span><text:span text:style-name="Source_20_Text"><text:span text:style-name="T7"> </text:span></text:span><text:span text:style-name="Source_20_Text"><text:span text:style-name="T42">'apple'</text:span></text:span><text:span text:style-name="Source_20_Text"><text:span text:style-name="T28">)</text:span></text:span></text:p>
      <text:p text:style-name="Preformatted_20_Text"><text:span text:style-name="Source_20_Text"><text:span text:style-name="T58">PHP - count()</text:span></text:span><text:span text:style-name="Source_20_Text"><text:span text:style-name="T59">(20 / 20 pts)</text:span></text:span><text:span text:style-name="Source_20_Text"><text:span text:style-name="T28"> </text:span></text:span></text:p>
      <text:p text:style-name="Preformatted_20_Text"><text:span text:style-name="Source_20_Text"><text:span text:style-name="T28"/></text:span></text:p>
      <text:p text:style-name="Text_20_body"><text:span text:style-name="T54">Saisissez le nom de la fonction qui donne la taille d'un tableau.</text:span> </text:p>
      <text:p text:style-name="P116">count()</text:p>
      <text:p text:style-name="P65"><text:span text:style-name="T106">PHP - Structure de contrôle switch-case</text:span><text:span text:style-name="T109">(20 / 20 pts)</text:span></text:p>
      <text:p text:style-name="P95">Vous avez des données sur des voitures et leurs couleurs, qui peuvent prendre quatre valeurs distinctes. Vous souhaitez implémenter une logique en fonction de la couleur de la voiture. </text:p>
      <text:p text:style-name="P86"><text:soft-page-break/> </text:p>
      <text:p text:style-name="Text_20_body"><text:span text:style-name="T56">PHP - Conversion de booléen</text:span> </text:p>
      <text:p text:style-name="Text_20_body"><text:span text:style-name="T54">Quelle valeur n'est PAS considérée comme égale à </text:span><text:span text:style-name="Source_20_Text"><text:span text:style-name="T62">false</text:span></text:span><text:span text:style-name="T63"> </text:span><text:span text:style-name="T54">en conversion de booléen ?</text:span><text:span text:style-name="T75"> -1 (</text:span><text:span text:style-name="T54">chaine de caractères vide, tableau vide ou 0 sont false)</text:span></text:p>
      <text:p text:style-name="Text_20_body"><text:span text:style-name="T58">PHP - Opérateur sur les bits : &gt;&gt;</text:span><text:span text:style-name="T59">(0 / 40 pts)</text:span><text:span text:style-name="T54"> </text:span></text:p>
      <text:p text:style-name="Text_20_body"><text:span text:style-name="T54">Quel est le résultat de l'opération </text:span><text:span text:style-name="Source_20_Text"><text:span text:style-name="T62">2 &gt;&gt; 1</text:span></text:span><text:span text:style-name="T54"> ? </text:span></text:p>
      <text:p text:style-name="Text_20_body"><text:span text:style-name="T54">Décalage à droite : bon résultat : 1</text:span></text:p>
      <text:p text:style-name="P65"><text:span text:style-name="T106">PHP - Convertir des caractères en HTML</text:span><text:span text:style-name="T109">(0 / 60 pts)</text:span></text:p>
      <text:p text:style-name="P95">Saisissez le nom de la fonction qui convertit tous les caractères éligibles en entités HTML (par exemple pour transformer © en &amp;copy;).</text:p>
      <text:p text:style-name="P91"><text:span text:style-name="T105">Réponses attendues</text:span></text:p>
      <text:list xml:id="list2903994549528105253" text:style-name="L33">
        <text:list-item>
          <text:p text:style-name="P151">htmlentities</text:p>
        </text:list-item>
        <text:list-item>
          <text:p text:style-name="P151">htmlentities()</text:p>
        </text:list-item>
        <text:list-item>
          <text:p text:style-name="P151">htmlentities ()</text:p>
        </text:list-item>
        <text:list-item>
          <text:p text:style-name="P132">htmlentities()</text:p>
        </text:list-item>
      </text:list>
      <text:p text:style-name="Text_20_body"><text:span text:style-name="T58">PHP - Classification de paquets robotisée</text:span><text:span text:style-name="T59">(0 / 150 pts)</text:span><text:span text:style-name="T54"> </text:span></text:p>
      <text:h text:style-name="P82" text:outline-level="2"><text:span text:style-name="T108">Objectif</text:span></text:h>
      <text:p text:style-name="P171">Utiliser le bras robotique de l'usine pour trier les colis.</text:p>
      <text:h text:style-name="P84" text:outline-level="2"><text:span text:style-name="T101">Règles</text:span></text:h>
      <text:p text:style-name="P171">Vous travaillez pour une usine autonome. Votre objectif est de trier les colis qui arrivent sur le bon tas en fonction de leur volume et poids.</text:p>
      <text:list xml:id="list1654990439251168871" text:style-name="L34">
        <text:list-item>
          <text:p text:style-name="P160"><text:span text:style-name="T44">Un colis est </text:span><text:span text:style-name="Strong_20_Emphasis"><text:span text:style-name="T44">encombrant</text:span></text:span><text:span text:style-name="T44"> si son volume (Largeur x Hauteur x Profondeur) est supérieur ou égal à 1 000 000 cm3 ou si l'une de ses dimensions est supérieure ou égale à 150 cm.</text:span></text:p>
        </text:list-item>
        <text:list-item>
          <text:p text:style-name="P160"><text:span text:style-name="T44">Un colis est </text:span><text:span text:style-name="Strong_20_Emphasis"><text:span text:style-name="T44">lourd</text:span></text:span><text:span text:style-name="T44"> si sa masse est supérieure ou égale à 20kg.</text:span></text:p>
        </text:list-item>
      </text:list>
      <text:p text:style-name="P171">Vous devez répartir les colis dans 3 tas :</text:p>
      <text:list xml:id="list4211192800621216796" text:style-name="L35">
        <text:list-item>
          <text:p text:style-name="P157">STANDARD : les colis normaux (ni encombrants, ni lourds) seront traités normalement.</text:p>
        </text:list-item>
        <text:list-item>
          <text:p text:style-name="P157">SPECIAL : les colis lourds ou encombrants ne pourront pas être traités automatiquement.</text:p>
        </text:list-item>
        <text:list-item>
          <text:p text:style-name="P161"><text:span text:style-name="T44">REJECTED : les colis </text:span><text:span text:style-name="Strong_20_Emphasis"><text:span text:style-name="T44">à la fois</text:span></text:span><text:span text:style-name="T44"> encombrants et lourds seront refusés.</text:span></text:p>
        </text:list-item>
      </text:list>
      <text:h text:style-name="P84" text:outline-level="2"><text:soft-page-break/>  <text:span text:style-name="T101">Implémentation</text:span></text:h>
      <text:p text:style-name="P170"><text:span text:style-name="T44">Implémentez la fonction </text:span><text:span text:style-name="Source_20_Text"><text:span text:style-name="T46">solve($width, $height, $length, $mass)</text:span></text:span><text:span text:style-name="T44"> (les unités sont le centimètre pour les dimensions et le kilogramme pour la masse). La fonction doit retourner une chaîne de caractères : le nom du tas où placer la boîte.</text:span></text:p>
      <text:p text:style-name="P172"> </text:p>
      <text:p text:style-name="P174">Conditions de Victoire</text:p>
      <text:p text:style-name="P158">Les colis sont répartis sur les bons tas.</text:p>
      <text:p text:style-name="P173"> </text:p>
      <text:p text:style-name="P176">Conditions de Défaite</text:p>
      <text:p text:style-name="P175">Votre programme indique une action invalide ou fausse.</text:p>
      <text:h text:style-name="P83" text:outline-level="2">Contraintes</text:h>
      <text:p text:style-name="P169"><text:span text:style-name="T8">20 ≤ </text:span><text:span text:style-name="Variable"><text:span text:style-name="T48">width, height, length</text:span></text:span><text:span text:style-name="T8"> ≤ 200</text:span></text:p>
      <text:p text:style-name="P169"><text:span text:style-name="T8">10 ≤ </text:span><text:span text:style-name="Variable"><text:span text:style-name="T48">mass</text:span></text:span><text:span text:style-name="T8"> ≤ 1000</text:span></text:p>
      <text:p text:style-name="Text_20_body"><text:span text:style-name="T54"/></text:p>
      <text:p text:style-name="Text_20_body"><text:span text:style-name="T58">PHP - Tendre vers zéro</text:span><text:span text:style-name="T59">(231 / 300 pts)</text:span><text:span text:style-name="T54"> </text:span></text:p>
      <text:p text:style-name="Standard"><text:span text:style-name="T49">Implémentez la fonction </text:span><text:span text:style-name="Source_20_Text"><text:span text:style-name="T62">closestToZero</text:span></text:span><text:span text:style-name="T54"> </text:span><text:span text:style-name="T49">pour renvoyer l'entier du tableau </text:span><text:span text:style-name="Source_20_Text"><text:span text:style-name="T62">$ints</text:span></text:span><text:span text:style-name="T54"> </text:span><text:span text:style-name="T49">le plus proche de zéro.</text:span></text:p>
      <text:list xml:id="list1059091560450008739" text:style-name="L36">
        <text:list-item>
          <text:p text:style-name="P163"><text:span text:style-name="T49">S'il y a deux entiers tout aussi proches de zéro, considérez l'entier positif comme étant le plus proche de zéro (par exemple si </text:span><text:span text:style-name="Source_20_Text"><text:span text:style-name="T51">$ints</text:span></text:span><text:span text:style-name="T49"> contient -5 et 5, retournez 5).</text:span></text:p>
        </text:list-item>
        <text:list-item>
          <text:p text:style-name="P163"><text:span text:style-name="T49">Si </text:span><text:span text:style-name="Source_20_Text"><text:span text:style-name="T51">$ints</text:span></text:span><text:span text:style-name="T49"> est vide, retournez 0 (zéro).</text:span></text:p>
        </text:list-item>
      </text:list>
      <text:p text:style-name="P147"> </text:p>
      <text:p text:style-name="P148"><text:span text:style-name="T49">Données : les entiers dans </text:span><text:span text:style-name="Source_20_Text"><text:span text:style-name="T51">$ints</text:span></text:span><text:span text:style-name="T49"> ont des valeurs allant de -2147483647 à 2147483647.</text:span></text:p>
      <text:p text:style-name="P92"><text:span text:style-name="T103">Les résultats sont corrects avec un jeu de données simple [7, 5, 9, 1, 4]</text:span></text:p>
      <text:p text:style-name="P72">Résolution de problèmes<text:span text:style-name="T111">+139 pts</text:span></text:p>
      <text:section text:style-name="Sect1" text:name="toggle_600644_validate">
        <text:p text:style-name="P100"/>
      </text:section>
      <text:p text:style-name="P102">La solution fonctionne avec -2147483647 ou 2147483647</text:p>
      <text:p text:style-name="P103">Fiabilité<text:span text:style-name="T102">+23 pts</text:span></text:p>
      <text:section text:style-name="Sect1" text:name="toggle_600644_maxMin">
        <text:p text:style-name="P104"/>
      </text:section>
      <text:p text:style-name="P102">La solution fonctionne quand le tableau ne contient que des entiers négatifs</text:p>
      <text:p text:style-name="P103">Fiabilité<text:span text:style-name="T102">+23 pts</text:span></text:p>
      <text:section text:style-name="Sect1" text:name="toggle_600644_onlyNegs">
        <text:p text:style-name="P104"/>
      </text:section>
      <text:p text:style-name="P102">Quand 2 entiers sont aussi proches de 0, alors le positif l'emporte</text:p>
      <text:p text:style-name="P103"><text:soft-page-break/>Fiabilité<text:span text:style-name="T111">+23 pts</text:span></text:p>
      <text:section text:style-name="Sect1" text:name="toggle_600644_positiveIsBetter">
        <text:p text:style-name="P104"/>
      </text:section>
      <text:p text:style-name="P102">La solution fonctionne quand le tableau ne contient que deux entiers négatifs égaux</text:p>
      <text:p text:style-name="P103">Fiabilité<text:span text:style-name="T102">+23 pts</text:span></text:p>
      <text:section text:style-name="Sect1" text:name="toggle_600644_twoEqualsNegs">
        <text:p text:style-name="P104"/>
      </text:section>
      <text:p text:style-name="P102">La solution utilise la fonction abs()</text:p>
      <text:p text:style-name="P103">Connaissance du langage<text:span text:style-name="T111">+46 pts</text:span></text:p>
      <text:section text:style-name="Sect1" text:name="toggle_600644_useAbs">
        <text:p text:style-name="P104"/>
      </text:section>
      <text:p text:style-name="P102">La solution fonctionne avec un tableau vide</text:p>
      <text:p text:style-name="P103">Fiabilité<text:span text:style-name="T111">+23 pts</text:span></text:p>
      <text:p text:style-name="Text_20_body"><text:span text:style-name="T58">PHP - Soldes d'été</text:span><text:span text:style-name="T59">(0 / 300 pts)</text:span><text:span text:style-name="T54"> </text:span></text:p>
      <text:p text:style-name="P92"><text:span text:style-name="T103">C'est bientôt les soldes d'été !</text:span></text:p>
      <text:p text:style-name="P93"> </text:p>
      <text:p text:style-name="P97"><text:span text:style-name="T49">Vous travaillez pour un magasin qui souhaite offrir une réduction de </text:span><text:span text:style-name="Source_20_Text"><text:span text:style-name="T51">discount%</text:span></text:span><text:span text:style-name="T49"> </text:span><text:span text:style-name="Strong_20_Emphasis"><text:span text:style-name="T49">sur le produit le plus cher</text:span></text:span><text:span text:style-name="T49"> acheté par un client donné pendant la période des soldes.Un seul produit peut bénéficier de la réduction. </text:span></text:p>
      <text:p text:style-name="P93"> </text:p>
      <text:p text:style-name="P97"><text:span text:style-name="T49">Le responsable du magasin vous demande de développer la fonction </text:span><text:span text:style-name="Source_20_Text"><text:span text:style-name="T51">calculateTotalPrice</text:span></text:span><text:span text:style-name="T49">.</text:span></text:p>
      <text:p text:style-name="P93"> </text:p>
      <text:p text:style-name="P98">Cette fonction :</text:p>
      <text:list xml:id="list6005719583696368087" text:style-name="L37">
        <text:list-item>
          <text:p text:style-name="P164"><text:span text:style-name="T49">prend en paramètres la liste de prix des produits achetés par le client et le pourcentage de réduction </text:span><text:span text:style-name="Source_20_Text"><text:span text:style-name="T51">$discount</text:span></text:span><text:span text:style-name="T49">.</text:span></text:p>
        </text:list-item>
        <text:list-item>
          <text:p text:style-name="P168"><text:span text:style-name="T49">retourne le prix de vente total (</text:span><text:span text:style-name="Strong_20_Emphasis"><text:span text:style-name="T49">arrondi à l'entier inférieur</text:span></text:span><text:span text:style-name="T49"> si le total ne tombe pas rond).</text:span></text:p>
        </text:list-item>
      </text:list>
      <text:p text:style-name="P147"> </text:p>
      <text:p text:style-name="P150">Contraintes:</text:p>
      <text:list xml:id="list749481727115943907" text:style-name="L38">
        <text:list-item>
          <text:p text:style-name="P165"><text:span text:style-name="T49">0 ≤ </text:span><text:span text:style-name="Source_20_Text"><text:span text:style-name="T51">$discount</text:span></text:span><text:span text:style-name="T49"> ≤ 100</text:span></text:p>
        </text:list-item>
        <text:list-item>
          <text:p text:style-name="P167">0 &lt; prix d'un produit &lt; 100000</text:p>
        </text:list-item>
        <text:list-item>
          <text:p text:style-name="P167">0 &lt; nombre de produits &lt; 100</text:p>
        </text:list-item>
      </text:list>
      <text:p text:style-name="P92"><text:span text:style-name="T103">Simple somme</text:span></text:p>
      <text:p text:style-name="P72">Résolution de problèmes<text:span text:style-name="T102">+35 pts</text:span></text:p>
      <text:section text:style-name="Sect1" text:name="toggle_600827_Validator_1">
        <text:p text:style-name="P100"/>
      </text:section>
      <text:p text:style-name="P71">Bonne vente</text:p>
      <text:p text:style-name="P72">Résolution de problèmes<text:span text:style-name="T102">+35 pts</text:span></text:p>
      <text:section text:style-name="Sect1" text:name="toggle_600827_Validator_2">
        <text:p text:style-name="P101"/>
      </text:section>
      <text:p text:style-name="P71">Gros discount</text:p>
      <text:p text:style-name="P72"><text:soft-page-break/>Résolution de problèmes<text:span text:style-name="T102">+35 pts</text:span></text:p>
      <text:section text:style-name="Sect1" text:name="toggle_600827_Validator_3">
        <text:p text:style-name="P101"/>
      </text:section>
      <text:p text:style-name="P71">Arrondi correct</text:p>
      <text:p text:style-name="P72">Fiabilité<text:span text:style-name="T102">+35 pts</text:span></text:p>
      <text:section text:style-name="Sect1" text:name="toggle_600827_Validator_4">
        <text:p text:style-name="P101"/>
      </text:section>
      <text:p text:style-name="P71">Un produit gratuit</text:p>
      <text:p text:style-name="P72">Résolution de problèmes<text:span text:style-name="T102">+35 pts</text:span></text:p>
      <text:section text:style-name="Sect1" text:name="toggle_600827_Validator_5">
        <text:p text:style-name="P101"/>
      </text:section>
      <text:p text:style-name="P71">Fin de solde</text:p>
      <text:p text:style-name="P72">Résolution de problèmes<text:span text:style-name="T102">+35 pts</text:span></text:p>
      <text:section text:style-name="Sect1" text:name="toggle_600827_Validator_6">
        <text:p text:style-name="P101"/>
      </text:section>
      <text:p text:style-name="P71">Grosse vente</text:p>
      <text:p text:style-name="P72">Résolution de problèmes<text:span text:style-name="T102">+30 pts</text:span></text:p>
      <text:section text:style-name="Sect1" text:name="toggle_600827_Validator_7">
        <text:p text:style-name="P101"/>
      </text:section>
      <text:p text:style-name="P71">Même prix</text:p>
      <text:p text:style-name="P72">Fiabilité<text:span text:style-name="T102">+30 pts</text:span></text:p>
      <text:section text:style-name="Sect1" text:name="toggle_600827_Validator_8">
        <text:p text:style-name="P101"/>
      </text:section>
      <text:p text:style-name="P71">Un seul produit</text:p>
      <text:p text:style-name="P72">Fiabilité<text:span text:style-name="T102">+30 pts</text:span></text:p>
      <text:p text:style-name="Text_20_body"><text:span text:style-name="T56">JavaScript - Function méthodes et propriétés</text:span><text:span text:style-name="T54"> </text:span></text:p>
      <text:p text:style-name="Text_20_body"><text:span text:style-name="T54">Quelle option </text:span><text:span text:style-name="Strong_20_Emphasis"><text:span text:style-name="T53">n'est pas</text:span></text:span><text:span text:style-name="T54"> une méthode ou une propriété d'instance de </text:span><text:span text:style-name="Source_20_Text"><text:span text:style-name="T62">Function</text:span></text:span><text:span text:style-name="T54"> ? </text:span></text:p>
      <text:p text:style-name="Text_20_body"><text:span text:style-name="T71">.entries()</text:span><text:span text:style-name="T54"> </text:span></text:p>
      <text:p text:style-name="Text_20_body"><text:span text:style-name="T58">JavaScript - Méthodes de chaînes de caractères</text:span></text:p>
      <text:p text:style-name="Text_20_body"><text:span text:style-name="T54">Laquelle des options suivantes </text:span><text:span text:style-name="Strong_20_Emphasis"><text:span text:style-name="T53">n'est pas </text:span></text:span><text:span text:style-name="T54">une méthode de </text:span><text:span text:style-name="Source_20_Text"><text:span text:style-name="T62">String</text:span></text:span><text:span text:style-name="T58"> </text:span><text:span text:style-name="T54">valide ?</text:span><text:span text:style-name="T58"> </text:span></text:p>
      <text:p text:style-name="Text_20_body"><text:span text:style-name="T71">splice</text:span><text:span text:style-name="T58"> </text:span></text:p>
      <text:p text:style-name="P65"><text:span text:style-name="T106">JavaScript - [JS] Etapes de boucle</text:span><text:span text:style-name="T109">(40 / 40 pts)</text:span></text:p>
      <text:p text:style-name="P94">Signaler un problème</text:p>
      <text:p text:style-name="P95">En JavaScript, quel mot clé permet de passer directement au tour suivant d'une boucle ?</text:p>
      <text:p text:style-name="P117"><text:span text:style-name="T113">continue;</text:span></text:p>
      <text:list xml:id="list3978239366450886539" text:style-name="L39">
        <text:list-item>
          <text:p text:style-name="P133">continue</text:p>
        </text:list-item>
      </text:list>
      <text:p text:style-name="Text_20_body"><text:span text:style-name="T58">JavaScript - [JS] Evénements</text:span><text:span text:style-name="T59">(0 / 40 pts)</text:span><text:span text:style-name="T58"> </text:span></text:p>
      <text:p text:style-name="Text_20_body"><text:span text:style-name="T54">En JavaScript, quel est l'évènement qui est déclenché lorsqu'un élément </text:span><text:span text:style-name="Source_20_Text"><text:span text:style-name="T62">&lt;button&gt; </text:span></text:span><text:span text:style-name="T54">ou </text:span><text:span text:style-name="Source_20_Text"><text:span text:style-name="T62">&lt;textarea&gt;</text:span></text:span><text:span text:style-name="T58"> </text:span><text:span text:style-name="T54">perd le focus ?</text:span><text:span text:style-name="T58"> </text:span></text:p>
      <text:p text:style-name="Text_20_body"><text:soft-page-break/><text:span text:style-name="T71">onblur</text:span><text:span text:style-name="T58"> </text:span></text:p>
      <text:p text:style-name="Text_20_body"><text:span text:style-name="T58">JavaScript - [JS] Paramètres<text:line-break/></text:span><text:span text:style-name="T58">arguments</text:span></text:p>
      <text:p text:style-name="Text_20_body"><text:span text:style-name="T58">JavaScript - [JS] Prototypes<text:line-break/></text:span><text:span text:style-name="T54">Soit un objet </text:span><text:span text:style-name="Source_20_Text"><text:span text:style-name="T62">obj</text:span></text:span><text:span text:style-name="T58"> </text:span><text:span text:style-name="T54">défini par le code suivant :</text:span><text:span text:style-name="T58"> </text:span></text:p>
      <text:p text:style-name="Preformatted_20_Text"><text:span text:style-name="Source_20_Text"><text:span text:style-name="T30">MyClass</text:span></text:span><text:span text:style-name="Source_20_Text"><text:span text:style-name="T5"> </text:span></text:span><text:span text:style-name="Source_20_Text"><text:span text:style-name="T34">=</text:span></text:span><text:span text:style-name="Source_20_Text"><text:span text:style-name="T5"> </text:span></text:span><text:span text:style-name="Source_20_Text"><text:span text:style-name="T24">function</text:span></text:span><text:span text:style-name="Source_20_Text"><text:span text:style-name="T26">()</text:span></text:span><text:span text:style-name="Source_20_Text"><text:span text:style-name="T5"> </text:span></text:span><text:span text:style-name="Source_20_Text"><text:span text:style-name="T26">{</text:span></text:span></text:p>
      <text:p text:style-name="P61"><text:span text:style-name="Source_20_Text"><text:span text:style-name="T3"><text:s text:c="4"/></text:span></text:span><text:span text:style-name="Source_20_Text"><text:span text:style-name="T24">this</text:span></text:span><text:span text:style-name="Source_20_Text"><text:span text:style-name="T26">.</text:span></text:span><text:span text:style-name="Source_20_Text"><text:span text:style-name="T5">a </text:span></text:span><text:span text:style-name="Source_20_Text"><text:span text:style-name="T34">=</text:span></text:span><text:span text:style-name="Source_20_Text"><text:span text:style-name="T5"> </text:span></text:span><text:span text:style-name="Source_20_Text"><text:span text:style-name="T40">'hello'</text:span></text:span><text:span text:style-name="Source_20_Text"><text:span text:style-name="T26">;</text:span></text:span></text:p>
      <text:p text:style-name="P61"><text:span text:style-name="Source_20_Text"><text:span text:style-name="T3"><text:s text:c="4"/></text:span></text:span><text:span text:style-name="Source_20_Text"><text:span text:style-name="T24">this</text:span></text:span><text:span text:style-name="Source_20_Text"><text:span text:style-name="T26">.</text:span></text:span><text:span text:style-name="Source_20_Text"><text:span text:style-name="T5">b </text:span></text:span><text:span text:style-name="Source_20_Text"><text:span text:style-name="T34">=</text:span></text:span><text:span text:style-name="Source_20_Text"><text:span text:style-name="T5"> </text:span></text:span><text:span text:style-name="Source_20_Text"><text:span text:style-name="T40">'world'</text:span></text:span><text:span text:style-name="Source_20_Text"><text:span text:style-name="T26">;</text:span></text:span></text:p>
      <text:p text:style-name="P61"><text:span text:style-name="Source_20_Text"><text:span text:style-name="T26">};</text:span></text:span></text:p>
      <text:p text:style-name="P61"><text:span text:style-name="Source_20_Text"><text:span text:style-name="T3"><text:s text:c="4"/></text:span></text:span></text:p>
      <text:p text:style-name="P61"><text:span text:style-name="Source_20_Text"><text:span text:style-name="T30">MyClass</text:span></text:span><text:span text:style-name="Source_20_Text"><text:span text:style-name="T26">.</text:span></text:span><text:span text:style-name="Source_20_Text"><text:span text:style-name="T5">prototype</text:span></text:span><text:span text:style-name="Source_20_Text"><text:span text:style-name="T26">.</text:span></text:span><text:span text:style-name="Source_20_Text"><text:span text:style-name="T5">a </text:span></text:span><text:span text:style-name="Source_20_Text"><text:span text:style-name="T34">=</text:span></text:span><text:span text:style-name="Source_20_Text"><text:span text:style-name="T5"> </text:span></text:span><text:span text:style-name="Source_20_Text"><text:span text:style-name="T40">'john'</text:span></text:span><text:span text:style-name="Source_20_Text"><text:span text:style-name="T26">;</text:span></text:span></text:p>
      <text:p text:style-name="P61"><text:span text:style-name="Source_20_Text"><text:span text:style-name="T30">MyClass</text:span></text:span><text:span text:style-name="Source_20_Text"><text:span text:style-name="T26">.</text:span></text:span><text:span text:style-name="Source_20_Text"><text:span text:style-name="T5">prototype</text:span></text:span><text:span text:style-name="Source_20_Text"><text:span text:style-name="T26">.</text:span></text:span><text:span text:style-name="Source_20_Text"><text:span text:style-name="T5">c </text:span></text:span><text:span text:style-name="Source_20_Text"><text:span text:style-name="T34">=</text:span></text:span><text:span text:style-name="Source_20_Text"><text:span text:style-name="T5"> </text:span></text:span><text:span text:style-name="Source_20_Text"><text:span text:style-name="T36">12</text:span></text:span><text:span text:style-name="Source_20_Text"><text:span text:style-name="T26">;</text:span></text:span></text:p>
      <text:p text:style-name="P61"/>
      <text:p text:style-name="P60"><text:span text:style-name="Source_20_Text"><text:span text:style-name="T5">obj </text:span></text:span><text:span text:style-name="Source_20_Text"><text:span text:style-name="T34">=</text:span></text:span><text:span text:style-name="Source_20_Text"><text:span text:style-name="T5"> </text:span></text:span><text:span text:style-name="Source_20_Text"><text:span text:style-name="T24">new</text:span></text:span><text:span text:style-name="Source_20_Text"><text:span text:style-name="T5"> </text:span></text:span><text:span text:style-name="Source_20_Text"><text:span text:style-name="T30">MyClass</text:span></text:span><text:span text:style-name="Source_20_Text"><text:span text:style-name="T26">();</text:span></text:span></text:p>
      <text:p text:style-name="Text_20_body"><text:span text:style-name="Source_20_Text"><text:span text:style-name="T73">obj.a</text:span></text:span><text:span text:style-name="T72"> </text:span><text:span text:style-name="T71">s'évalue à </text:span><text:span text:style-name="Source_20_Text"><text:span text:style-name="T73">'hello'</text:span></text:span><text:span text:style-name="T58"> </text:span></text:p>
      <text:p text:style-name="Text_20_body"><text:span text:style-name="Source_20_Text"><text:span text:style-name="T73">obj.b</text:span></text:span><text:span text:style-name="T72"> </text:span><text:span text:style-name="T71">s'évalue à </text:span><text:span text:style-name="Source_20_Text"><text:span text:style-name="T73">'world'</text:span></text:span><text:span text:style-name="T58"> </text:span></text:p>
      <text:p text:style-name="Text_20_body"><text:span text:style-name="Source_20_Text"><text:span text:style-name="T73">obj.c</text:span></text:span><text:span text:style-name="T72"> </text:span><text:span text:style-name="T71">s'évalue à </text:span><text:span text:style-name="Source_20_Text"><text:span text:style-name="T73">12</text:span></text:span><text:span text:style-name="T58"> </text:span></text:p>
      <text:p text:style-name="Text_20_body"><text:span text:style-name="T56">JavaScript - Portée de bloc</text:span><text:span text:style-name="T58"> </text:span></text:p>
      <text:p text:style-name="Text_20_body"><text:span text:style-name="T54">Quels mots-clés fournissent une </text:span><text:span text:style-name="Strong_20_Emphasis"><text:span text:style-name="T53">portée de bloc</text:span></text:span><text:span text:style-name="T58"> </text:span><text:span text:style-name="T54">(</text:span><text:span text:style-name="Emphasis"><text:span text:style-name="T57">block scope</text:span></text:span><text:span text:style-name="T54">) ?</text:span><text:span text:style-name="T58"> </text:span></text:p>
      <text:p text:style-name="Text_20_body"><text:span text:style-name="T71">const</text:span><text:span text:style-name="T58"> </text:span></text:p>
      <text:p text:style-name="Text_20_body"><text:span text:style-name="T71">let</text:span><text:span text:style-name="T58"> </text:span></text:p>
      <text:p text:style-name="Text_20_body"><text:span text:style-name="T56">JavaScript - [JS] Correction</text:span><text:span text:style-name="T58"> </text:span></text:p>
      <text:p text:style-name="Text_20_body"><text:span text:style-name="T49">La fonction </text:span><text:span text:style-name="Source_20_Text"><text:span text:style-name="T62">factorial</text:span></text:span><text:span text:style-name="T58"> </text:span><text:span text:style-name="T49">suivante, écrite par votre collègue Frédéric est cassée. Réparez la afin qu'elle renvoie la factorielle du nombre donné en paramètre.</text:span><text:span text:style-name="T58"><text:line-break/><text:line-break/></text:span><text:span text:style-name="T49">Rappel : </text:span><text:span text:style-name="Source_20_Text"><text:span text:style-name="T62">factorial(n) = 1 * 2 * 3 * ... * n </text:span></text:span><text:span text:style-name="T58"> </text:span></text:p>
      <text:p text:style-name="Text_20_body"><text:span text:style-name="T58">JavaScript - [JS] Tendre vers zéro</text:span></text:p>
      <text:p text:style-name="Standard"><text:span text:style-name="T49">Implémentez la fonction </text:span><text:span text:style-name="Source_20_Text"><text:span text:style-name="T51">closestToZero()</text:span></text:span><text:span text:style-name="T49"> pour renvoyer l'entier le plus proche de zéro parmi un tableau </text:span><text:span text:style-name="Source_20_Text"><text:span text:style-name="T51">numbers</text:span></text:span><text:span text:style-name="T49"> d'entiers donnés.</text:span></text:p>
      <text:list xml:id="list87472975780085804" text:style-name="L41">
        <text:list-item>
          <text:p text:style-name="P166"><text:soft-page-break/><text:span text:style-name="T49">S'il y a deux entiers tout aussi proches de zéro, considérez l'entier positif comme étant le plus proche de zéro (par exemple si </text:span><text:span text:style-name="Source_20_Text"><text:span text:style-name="T51">numbers</text:span></text:span><text:span text:style-name="T49"> contient -5 et 5, retournez 5).</text:span></text:p>
        </text:list-item>
        <text:list-item>
          <text:p text:style-name="P166"><text:span text:style-name="T49">Si </text:span><text:span text:style-name="Source_20_Text"><text:span text:style-name="T51">numbers</text:span></text:span><text:span text:style-name="T49"> est </text:span><text:span text:style-name="Source_20_Text"><text:span text:style-name="T51">null</text:span></text:span><text:span text:style-name="T49"> ou vide, retournez 0 (zero).</text:span></text:p>
        </text:list-item>
      </text:list>
      <text:p text:style-name="P149"><text:span text:style-name="T49">Données : les entiers dans </text:span><text:span text:style-name="Source_20_Text"><text:span text:style-name="T51">numbers</text:span></text:span><text:span text:style-name="T49"> ont des valeurs entières allant de -2147483647 à 2147483647.</text:span></text:p>
      <text:p text:style-name="Text_20_body"><text:span text:style-name="T58"><text:line-break/></text:span></text:p>
      <text:p text:style-name="Text_20_body"><text:span text:style-name="T54"/></text:p>
      <text:p text:style-name="Text_20_body"><text:span text:style-name="T54"/></text:p>
      <text:p text:style-name="Text_20_body"><text:span text:style-name="T54"/></text:p>
      <text:p text:style-name="Text_20_body"><text:span text:style-name="T54"/></text:p>
      <text:p text:style-name="Text_20_body"><text:span text:style-name="T54"/></text:p>
      <text:p text:style-name="Text_20_body"><text:span text:style-name="T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Consolas1" svg:font-family="Consolas, Monaco, 'Andale Mono', 'Ubuntu Mono', monospace"/>
    <style:font-face style:name="Inconsolata" svg:font-family="Inconsolata, consolas, monospace"/>
    <style:font-face style:name="Lato" svg:font-family="Lato, 'Helvetica Neue', Arial, Helvetica, sans-serif"/>
    <style:font-face style:name="Open Sans" svg:font-family="'Open Sans', Lato, sans-serif"/>
    <style:font-face style:name="OpenSymbol" svg:font-family="Open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inherit" svg:font-family="inherit"/>
    <style:font-face style:name="monospace1" svg:font-family="monospace"/>
    <style:font-face style:name="monospace" svg:font-family="monospace, monospace"/>
    <style:font-face style:name="var theme-post-body-font-family" svg:font-family="'var theme-post-body-font-family'"/>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ole-emploi</meta:initial-creator>
    <dc:creator>olga po</dc:creator>
    <meta:editing-cycles>279</meta:editing-cycles>
    <meta:creation-date>2018-06-11T10:37:00</meta:creation-date>
    <dc:date>2022-08-10T22:43:34.07</dc:date>
    <meta:editing-duration>P2DT35M7S</meta:editing-duration>
    <meta:generator>OpenOffice/4.1.5$Win32 OpenOffice.org_project/415m1$Build-9789</meta:generator>
    <meta:printed-by>olga po</meta:printed-by>
    <meta:print-date>2019-09-23T17:07:59.32</meta:print-date>
    <meta:document-statistic meta:table-count="0" meta:image-count="1" meta:object-count="0" meta:page-count="20" meta:paragraph-count="460" meta:word-count="2808" meta:character-count="16883"/>
    <meta:user-defined meta:name="AppVersion">14.0000</meta:user-defined>
    <meta:user-defined meta:name="Company">POLE EMPLO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